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ENG" table:style-name="ta1" table:print="false">
        <table:table-column table:style-name="co1" table:number-columns-repeated="20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02" table:default-cell-style-name="Default"/>
        <table:table-row table:style-name="ro1">
          <table:table-cell table:style-name="ce1" office:value-type="string">
            <text:p>Notes:</text:p>
          </table:table-cell>
          <table:table-cell table:style-name="ce1" table:number-columns-repeated="7"/>
          <table:table-cell table:style-name="Default"/>
          <table:table-cell table:style-name="ce1" table:number-columns-repeated="12"/>
          <table:table-cell/>
          <table:table-cell table:style-name="ce1" table:number-columns-repeated="1002"/>
        </table:table-row>
        <table:table-row table:style-name="ro2">
          <table:table-cell table:style-name="ce1" office:value-type="string">
            <text:p>Word_ENG</text:p>
          </table:table-cell>
          <table:table-cell table:style-name="ce1" office:value-type="string">
            <text:p>Word/Pseudo</text:p>
          </table:table-cell>
          <table:table-cell table:style-name="ce1" office:value-type="string">
            <text:p>Right/Full</text:p>
          </table:table-cell>
          <table:table-cell table:style-name="ce1" office:value-type="string">
            <text:p>AverageRT_ENG</text:p>
          </table:table-cell>
          <table:table-cell table:style-name="ce1" office:value-type="string">
            <text:p>RT_par1_EN</text:p>
          </table:table-cell>
          <table:table-cell table:style-name="ce1" office:value-type="string">
            <text:p>RT_par2_EN</text:p>
          </table:table-cell>
          <table:table-cell table:style-name="ce1" office:value-type="string">
            <text:p>RT_par3_EN</text:p>
          </table:table-cell>
          <table:table-cell table:style-name="ce1" office:value-type="string">
            <text:p>RT_par4_EN</text:p>
          </table:table-cell>
          <table:table-cell table:style-name="Default" office:value-type="string">
            <text:p>RT_par5_EN</text:p>
          </table:table-cell>
          <table:table-cell table:style-name="ce1" office:value-type="string">
            <text:p>RT_par6_EN</text:p>
          </table:table-cell>
          <table:table-cell table:style-name="ce1" office:value-type="string">
            <text:p>RT_par7_EN</text:p>
          </table:table-cell>
          <table:table-cell table:style-name="ce1" office:value-type="string">
            <text:p>RT_par8_EN</text:p>
          </table:table-cell>
          <table:table-cell table:style-name="ce1" office:value-type="string">
            <text:p>RT_par9_EN</text:p>
          </table:table-cell>
          <table:table-cell table:style-name="ce1" office:value-type="string">
            <text:p>RT_par10_EN</text:p>
          </table:table-cell>
          <table:table-cell table:style-name="ce1" office:value-type="string">
            <text:p>RT_par11_EN</text:p>
          </table:table-cell>
          <table:table-cell table:style-name="ce1" office:value-type="string">
            <text:p>RT_par12_EN</text:p>
          </table:table-cell>
          <table:table-cell table:style-name="ce1" office:value-type="string">
            <text:p>RT_par13_EN</text:p>
          </table:table-cell>
          <table:table-cell table:style-name="ce1" office:value-type="string">
            <text:p>RT_par14_EN</text:p>
          </table:table-cell>
          <table:table-cell table:style-name="ce1" office:value-type="string">
            <text:p>RT_par15_EN</text:p>
          </table:table-cell>
          <table:table-cell table:style-name="ce1" office:value-type="string">
            <text:p>AverageRT_ENG</text:p>
          </table:table-cell>
          <table:table-cell table:style-name="ce1"/>
          <table:table-cell office:value-type="string">
            <text:p>Average right:</text:p>
          </table:table-cell>
          <table:table-cell table:style-name="ce1" table:formula="of:=AVERAGE([.D11:.D22])" office:value-type="float" office:value="1.235651680035">
            <text:p>1.23565168</text:p>
          </table:table-cell>
          <table:table-cell table:style-name="ce1" table:number-columns-repeated="3"/>
          <table:table-cell table:style-name="ce1" office:value-type="string">
            <text:p>AverageRT_ENG</text:p>
          </table:table-cell>
          <table:table-cell table:style-name="ce1" table:number-columns-repeated="997"/>
        </table:table-row>
        <table:table-row table:style-name="ro1">
          <table:table-cell office:value-type="string">
            <text:p>airport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0.99200020468">
            <text:p>0.9920002047</text:p>
          </table:table-cell>
          <table:table-cell office:value-type="float" office:value="1.083739218">
            <text:p>1.083739218</text:p>
          </table:table-cell>
          <table:table-cell office:value-type="float" office:value="0.6174103391">
            <text:p>0.6174103391</text:p>
          </table:table-cell>
          <table:table-cell office:value-type="float" office:value="0.7836185996">
            <text:p>0.7836185996</text:p>
          </table:table-cell>
          <table:table-cell office:value-type="float" office:value="0.68389473">
            <text:p>0.68389473</text:p>
          </table:table-cell>
          <table:table-cell office:value-type="float" office:value="1.025787756">
            <text:p>1.025787756</text:p>
          </table:table-cell>
          <table:table-cell office:value-type="float" office:value="1.374601632">
            <text:p>1.374601632</text:p>
          </table:table-cell>
          <table:table-cell office:value-type="float" office:value="0.9044749178">
            <text:p>0.9044749178</text:p>
          </table:table-cell>
          <table:table-cell office:value-type="float" office:value="0.8547663534">
            <text:p>0.8547663534</text:p>
          </table:table-cell>
          <table:table-cell office:value-type="float" office:value="0.7669704278">
            <text:p>0.7669704278</text:p>
          </table:table-cell>
          <table:table-cell office:value-type="float" office:value="1.400945996">
            <text:p>1.400945996</text:p>
          </table:table-cell>
          <table:table-cell office:value-type="float" office:value="0.8819177098">
            <text:p>0.8819177098</text:p>
          </table:table-cell>
          <table:table-cell office:value-type="float" office:value="0.9342626271">
            <text:p>0.9342626271</text:p>
          </table:table-cell>
          <table:table-cell office:value-type="float" office:value="0.7509850856">
            <text:p>0.7509850856</text:p>
          </table:table-cell>
          <table:table-cell office:value-type="float" office:value="1.153306308">
            <text:p>1.153306308</text:p>
          </table:table-cell>
          <table:table-cell office:value-type="float" office:value="1.66332137">
            <text:p>1.66332137</text:p>
          </table:table-cell>
          <table:table-cell table:formula="of:=AVERAGE([.E3:.S3])" office:value-type="float" office:value="0.99200020468">
            <text:p>0.9920002047</text:p>
          </table:table-cell>
          <table:table-cell/>
          <table:table-cell office:value-type="string">
            <text:p>Average full:</text:p>
          </table:table-cell>
          <table:table-cell table:formula="of:=AVERAGE([.D3:.D10])" office:value-type="float" office:value="1.29643191329333">
            <text:p>1.2964319133</text:p>
          </table:table-cell>
          <table:table-cell table:number-columns-repeated="3"/>
          <table:table-cell table:formula="of:=AVERAGE([.E3:.AA3])" office:value-type="float" office:value="0">
            <text:p>Err:522</text:p>
          </table:table-cell>
          <table:table-cell table:number-columns-repeated="997"/>
        </table:table-row>
        <table:table-row table:style-name="ro1">
          <table:table-cell office:value-type="string">
            <text:p>babysitter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09285104844667">
            <text:p>1.0928510484</text:p>
          </table:table-cell>
          <table:table-cell office:value-type="float" office:value="0.8825884535">
            <text:p>0.8825884535</text:p>
          </table:table-cell>
          <table:table-cell office:value-type="float" office:value="1.000863285">
            <text:p>1.000863285</text:p>
          </table:table-cell>
          <table:table-cell office:value-type="float" office:value="2.634155647">
            <text:p>2.634155647</text:p>
          </table:table-cell>
          <table:table-cell office:value-type="float" office:value="0.8854409151">
            <text:p>0.8854409151</text:p>
          </table:table-cell>
          <table:table-cell office:value-type="float" office:value="1.522906586">
            <text:p>1.522906586</text:p>
          </table:table-cell>
          <table:table-cell office:value-type="float" office:value="0.7150071388">
            <text:p>0.7150071388</text:p>
          </table:table-cell>
          <table:table-cell office:value-type="float" office:value="0.7896701088">
            <text:p>0.7896701088</text:p>
          </table:table-cell>
          <table:table-cell office:value-type="float" office:value="1.619958888">
            <text:p>1.619958888</text:p>
          </table:table-cell>
          <table:table-cell office:value-type="float" office:value="0.9224156406">
            <text:p>0.9224156406</text:p>
          </table:table-cell>
          <table:table-cell office:value-type="float" office:value="0.7492717882">
            <text:p>0.7492717882</text:p>
          </table:table-cell>
          <table:table-cell office:value-type="float" office:value="0.9032850274">
            <text:p>0.9032850274</text:p>
          </table:table-cell>
          <table:table-cell office:value-type="float" office:value="1.317528095">
            <text:p>1.317528095</text:p>
          </table:table-cell>
          <table:table-cell office:value-type="float" office:value="0.6502512897">
            <text:p>0.6502512897</text:p>
          </table:table-cell>
          <table:table-cell office:value-type="float" office:value="0.7978979206">
            <text:p>0.7978979206</text:p>
          </table:table-cell>
          <table:table-cell office:value-type="float" office:value="1.001524943">
            <text:p>1.001524943</text:p>
          </table:table-cell>
          <table:table-cell table:formula="of:=AVERAGE([.E4:.S4])" office:value-type="float" office:value="1.09285104844667">
            <text:p>1.0928510484</text:p>
          </table:table-cell>
          <table:table-cell table:number-columns-repeated="6"/>
          <table:table-cell table:formula="of:=AVERAGE([.E4:.H4])" office:value-type="float" office:value="1.35076207515">
            <text:p>1.3507620752</text:p>
          </table:table-cell>
          <table:table-cell table:number-columns-repeated="997"/>
        </table:table-row>
        <table:table-row table:style-name="ro1">
          <table:table-cell office:value-type="string">
            <text:p>paperback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50529266072">
            <text:p>1.5052926607</text:p>
          </table:table-cell>
          <table:table-cell office:value-type="float" office:value="1.133819389">
            <text:p>1.133819389</text:p>
          </table:table-cell>
          <table:table-cell office:value-type="float" office:value="1.334340499">
            <text:p>1.334340499</text:p>
          </table:table-cell>
          <table:table-cell office:value-type="float" office:value="1.416924243">
            <text:p>1.416924243</text:p>
          </table:table-cell>
          <table:table-cell office:value-type="float" office:value="0.6710668025">
            <text:p>0.6710668025</text:p>
          </table:table-cell>
          <table:table-cell office:value-type="float" office:value="2.140065622">
            <text:p>2.140065622</text:p>
          </table:table-cell>
          <table:table-cell office:value-type="float" office:value="1.4918147">
            <text:p>1.4918147</text:p>
          </table:table-cell>
          <table:table-cell office:value-type="float" office:value="0.7475427947">
            <text:p>0.7475427947</text:p>
          </table:table-cell>
          <table:table-cell office:value-type="float" office:value="0.8886906074">
            <text:p>0.8886906074</text:p>
          </table:table-cell>
          <table:table-cell office:value-type="float" office:value="0.7827402495">
            <text:p>0.7827402495</text:p>
          </table:table-cell>
          <table:table-cell office:value-type="float" office:value="1.314242162">
            <text:p>1.314242162</text:p>
          </table:table-cell>
          <table:table-cell office:value-type="float" office:value="1.884208747">
            <text:p>1.884208747</text:p>
          </table:table-cell>
          <table:table-cell office:value-type="float" office:value="3.833994887">
            <text:p>3.833994887</text:p>
          </table:table-cell>
          <table:table-cell office:value-type="float" office:value="3.700868421">
            <text:p>3.700868421</text:p>
          </table:table-cell>
          <table:table-cell office:value-type="float" office:value="0.5655010248">
            <text:p>0.5655010248</text:p>
          </table:table-cell>
          <table:table-cell office:value-type="float" office:value="0.6735697619">
            <text:p>0.6735697619</text:p>
          </table:table-cell>
          <table:table-cell table:formula="of:=AVERAGE([.E5:.S5])" office:value-type="float" office:value="1.50529266072">
            <text:p>1.5052926607</text:p>
          </table:table-cell>
          <table:table-cell table:number-columns-repeated="6"/>
          <table:table-cell table:formula="of:=AVERAGE([.E5:.H5])" office:value-type="float" office:value="1.139037733375">
            <text:p>1.1390377334</text:p>
          </table:table-cell>
          <table:table-cell table:number-columns-repeated="997"/>
        </table:table-row>
        <table:table-row table:style-name="ro1">
          <table:table-cell office:value-type="string">
            <text:p>photograph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15857021550667">
            <text:p>1.1585702155</text:p>
          </table:table-cell>
          <table:table-cell office:value-type="float" office:value="1.953292676">
            <text:p>1.953292676</text:p>
          </table:table-cell>
          <table:table-cell office:value-type="float" office:value="1.467919617">
            <text:p>1.467919617</text:p>
          </table:table-cell>
          <table:table-cell office:value-type="float" office:value="0.9339870954">
            <text:p>0.9339870954</text:p>
          </table:table-cell>
          <table:table-cell office:value-type="float" office:value="1.036002593">
            <text:p>1.036002593</text:p>
          </table:table-cell>
          <table:table-cell office:value-type="float" office:value="2.383433196">
            <text:p>2.383433196</text:p>
          </table:table-cell>
          <table:table-cell office:value-type="float" office:value="1.308212467">
            <text:p>1.308212467</text:p>
          </table:table-cell>
          <table:table-cell office:value-type="float" office:value="1.103362905">
            <text:p>1.103362905</text:p>
          </table:table-cell>
          <table:table-cell office:value-type="float" office:value="0.9968843102">
            <text:p>0.9968843102</text:p>
          </table:table-cell>
          <table:table-cell office:value-type="float" office:value="0.6258932479">
            <text:p>0.6258932479</text:p>
          </table:table-cell>
          <table:table-cell office:value-type="float" office:value="0.8418061463">
            <text:p>0.8418061463</text:p>
          </table:table-cell>
          <table:table-cell office:value-type="float" office:value="0.8530687522">
            <text:p>0.8530687522</text:p>
          </table:table-cell>
          <table:table-cell office:value-type="float" office:value="1.01720904">
            <text:p>1.01720904</text:p>
          </table:table-cell>
          <table:table-cell office:value-type="float" office:value="0.6852259796">
            <text:p>0.6852259796</text:p>
          </table:table-cell>
          <table:table-cell office:value-type="float" office:value="1.054494085">
            <text:p>1.054494085</text:p>
          </table:table-cell>
          <table:table-cell office:value-type="float" office:value="1.117761122">
            <text:p>1.117761122</text:p>
          </table:table-cell>
          <table:table-cell table:formula="of:=AVERAGE([.E6:.S6])" office:value-type="float" office:value="1.15857021550667">
            <text:p>1.1585702155</text:p>
          </table:table-cell>
          <table:table-cell table:number-columns-repeated="6"/>
          <table:table-cell table:formula="of:=AVERAGE([.E6:.H6])" office:value-type="float" office:value="1.34780049535">
            <text:p>1.3478004954</text:p>
          </table:table-cell>
          <table:table-cell table:number-columns-repeated="997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50136000763333">
            <text:p>1.5013600076</text:p>
          </table:table-cell>
          <table:table-cell office:value-type="float" office:value="1.933357441">
            <text:p>1.933357441</text:p>
          </table:table-cell>
          <table:table-cell office:value-type="float" office:value="0.9509811261">
            <text:p>0.9509811261</text:p>
          </table:table-cell>
          <table:table-cell office:value-type="float" office:value="3.70060442">
            <text:p>3.70060442</text:p>
          </table:table-cell>
          <table:table-cell office:value-type="float" office:value="1.60065175">
            <text:p>1.60065175</text:p>
          </table:table-cell>
          <table:table-cell office:value-type="float" office:value="1.524277594">
            <text:p>1.524277594</text:p>
          </table:table-cell>
          <table:table-cell office:value-type="float" office:value="0.6797195198">
            <text:p>0.6797195198</text:p>
          </table:table-cell>
          <table:table-cell office:value-type="float" office:value="1.233317537">
            <text:p>1.233317537</text:p>
          </table:table-cell>
          <table:table-cell office:value-type="float" office:value="1.005972997">
            <text:p>1.005972997</text:p>
          </table:table-cell>
          <table:table-cell office:value-type="float" office:value="0.9491667446">
            <text:p>0.9491667446</text:p>
          </table:table-cell>
          <table:table-cell office:value-type="float" office:value="1.029771409">
            <text:p>1.029771409</text:p>
          </table:table-cell>
          <table:table-cell office:value-type="float" office:value="1.247931879">
            <text:p>1.247931879</text:p>
          </table:table-cell>
          <table:table-cell office:value-type="float" office:value="1.851251619">
            <text:p>1.851251619</text:p>
          </table:table-cell>
          <table:table-cell office:value-type="float" office:value="1.967724448">
            <text:p>1.967724448</text:p>
          </table:table-cell>
          <table:table-cell office:value-type="float" office:value="1.585693544">
            <text:p>1.585693544</text:p>
          </table:table-cell>
          <table:table-cell office:value-type="float" office:value="1.259978086">
            <text:p>1.259978086</text:p>
          </table:table-cell>
          <table:table-cell table:formula="of:=AVERAGE([.E7:.S7])" office:value-type="float" office:value="1.50136000763333">
            <text:p>1.5013600076</text:p>
          </table:table-cell>
          <table:table-cell table:number-columns-repeated="6"/>
          <table:table-cell table:formula="of:=AVERAGE([.E7:.H7])" office:value-type="float" office:value="2.046398684275">
            <text:p>2.0463986843</text:p>
          </table:table-cell>
          <table:table-cell table:number-columns-repeated="997"/>
        </table:table-row>
        <table:table-row table:style-name="ro1">
          <table:table-cell office:value-type="string">
            <text:p>seaside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36521933992">
            <text:p>1.3652193399</text:p>
          </table:table-cell>
          <table:table-cell office:value-type="float" office:value="1.000719001">
            <text:p>1.000719001</text:p>
          </table:table-cell>
          <table:table-cell office:value-type="float" office:value="2.483985767">
            <text:p>2.483985767</text:p>
          </table:table-cell>
          <table:table-cell office:value-type="float" office:value="1.151173826">
            <text:p>1.151173826</text:p>
          </table:table-cell>
          <table:table-cell office:value-type="float" office:value="0.9339158593">
            <text:p>0.9339158593</text:p>
          </table:table-cell>
          <table:table-cell office:value-type="float" office:value="1.341384109">
            <text:p>1.341384109</text:p>
          </table:table-cell>
          <table:table-cell office:value-type="float" office:value="0.9741452327">
            <text:p>0.9741452327</text:p>
          </table:table-cell>
          <table:table-cell office:value-type="float" office:value="1.42531913">
            <text:p>1.42531913</text:p>
          </table:table-cell>
          <table:table-cell office:value-type="float" office:value="1.399545415">
            <text:p>1.399545415</text:p>
          </table:table-cell>
          <table:table-cell office:value-type="float" office:value="0.6413352611">
            <text:p>0.6413352611</text:p>
          </table:table-cell>
          <table:table-cell office:value-type="float" office:value="1.670848891">
            <text:p>1.670848891</text:p>
          </table:table-cell>
          <table:table-cell office:value-type="float" office:value="0.9408326818">
            <text:p>0.9408326818</text:p>
          </table:table-cell>
          <table:table-cell office:value-type="float" office:value="1.666423778">
            <text:p>1.666423778</text:p>
          </table:table-cell>
          <table:table-cell office:value-type="float" office:value="0.8838706756">
            <text:p>0.8838706756</text:p>
          </table:table-cell>
          <table:table-cell office:value-type="float" office:value="3.05885098">
            <text:p>3.05885098</text:p>
          </table:table-cell>
          <table:table-cell office:value-type="float" office:value="0.9059394913">
            <text:p>0.9059394913</text:p>
          </table:table-cell>
          <table:table-cell table:formula="of:=AVERAGE([.E8:.S8])" office:value-type="float" office:value="1.36521933992">
            <text:p>1.3652193399</text:p>
          </table:table-cell>
          <table:table-cell table:number-columns-repeated="6"/>
          <table:table-cell table:formula="of:=AVERAGE([.E8:.H8])" office:value-type="float" office:value="1.392448613325">
            <text:p>1.3924486133</text:p>
          </table:table-cell>
          <table:table-cell table:number-columns-repeated="997"/>
        </table:table-row>
        <table:table-row table:style-name="ro1">
          <table:table-cell office:value-type="string">
            <text:p>waterproof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12173150712">
            <text:p>1.1217315071</text:p>
          </table:table-cell>
          <table:table-cell office:value-type="float" office:value="1.266941509">
            <text:p>1.266941509</text:p>
          </table:table-cell>
          <table:table-cell office:value-type="float" office:value="0.99975007">
            <text:p>0.99975007</text:p>
          </table:table-cell>
          <table:table-cell office:value-type="float" office:value="0.8344316568">
            <text:p>0.8344316568</text:p>
          </table:table-cell>
          <table:table-cell office:value-type="float" office:value="1.133243463">
            <text:p>1.133243463</text:p>
          </table:table-cell>
          <table:table-cell office:value-type="float" office:value="1.539464335">
            <text:p>1.539464335</text:p>
          </table:table-cell>
          <table:table-cell office:value-type="float" office:value="0.9167814205">
            <text:p>0.9167814205</text:p>
          </table:table-cell>
          <table:table-cell office:value-type="float" office:value="1.106147164">
            <text:p>1.106147164</text:p>
          </table:table-cell>
          <table:table-cell office:value-type="float" office:value="0.6798910927">
            <text:p>0.6798910927</text:p>
          </table:table-cell>
          <table:table-cell office:value-type="float" office:value="0.8236402438">
            <text:p>0.8236402438</text:p>
          </table:table-cell>
          <table:table-cell office:value-type="float" office:value="0.8896311702">
            <text:p>0.8896311702</text:p>
          </table:table-cell>
          <table:table-cell office:value-type="float" office:value="0.996237145">
            <text:p>0.996237145</text:p>
          </table:table-cell>
          <table:table-cell office:value-type="float" office:value="1.70066256">
            <text:p>1.70066256</text:p>
          </table:table-cell>
          <table:table-cell office:value-type="float" office:value="0.7337458609">
            <text:p>0.7337458609</text:p>
          </table:table-cell>
          <table:table-cell office:value-type="float" office:value="2.312547579">
            <text:p>2.312547579</text:p>
          </table:table-cell>
          <table:table-cell office:value-type="float" office:value="0.8928573369">
            <text:p>0.8928573369</text:p>
          </table:table-cell>
          <table:table-cell table:formula="of:=AVERAGE([.E9:.S9])" office:value-type="float" office:value="1.12173150712">
            <text:p>1.1217315071</text:p>
          </table:table-cell>
          <table:table-cell table:number-columns-repeated="6"/>
          <table:table-cell table:formula="of:=AVERAGE([.E9:.H9])" office:value-type="float" office:value="1.0585916747">
            <text:p>1.0585916747</text:p>
          </table:table-cell>
          <table:table-cell table:number-columns-repeated="997"/>
        </table:table-row>
        <table:table-row table:style-name="ro1">
          <table:table-cell office:value-type="string">
            <text:p>woodwork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63443032232">
            <text:p>1.6344303223</text:p>
          </table:table-cell>
          <table:table-cell office:value-type="float" office:value="0.900685436">
            <text:p>0.900685436</text:p>
          </table:table-cell>
          <table:table-cell office:value-type="float" office:value="0.9674499416">
            <text:p>0.9674499416</text:p>
          </table:table-cell>
          <table:table-cell office:value-type="float" office:value="2.551172256">
            <text:p>2.551172256</text:p>
          </table:table-cell>
          <table:table-cell office:value-type="float" office:value="1.584261415">
            <text:p>1.584261415</text:p>
          </table:table-cell>
          <table:table-cell office:value-type="float" office:value="1.5885701">
            <text:p>1.5885701</text:p>
          </table:table-cell>
          <table:table-cell office:value-type="float" office:value="1.134192804">
            <text:p>1.134192804</text:p>
          </table:table-cell>
          <table:table-cell office:value-type="float" office:value="1.596024039">
            <text:p>1.596024039</text:p>
          </table:table-cell>
          <table:table-cell office:value-type="float" office:value="1.805914438">
            <text:p>1.805914438</text:p>
          </table:table-cell>
          <table:table-cell office:value-type="float" office:value="0.6579870869">
            <text:p>0.6579870869</text:p>
          </table:table-cell>
          <table:table-cell office:value-type="float" office:value="3.896546541">
            <text:p>3.896546541</text:p>
          </table:table-cell>
          <table:table-cell office:value-type="float" office:value="1.36992493">
            <text:p>1.36992493</text:p>
          </table:table-cell>
          <table:table-cell office:value-type="float" office:value="0.9005526863">
            <text:p>0.9005526863</text:p>
          </table:table-cell>
          <table:table-cell office:value-type="float" office:value="1.650695008">
            <text:p>1.650695008</text:p>
          </table:table-cell>
          <table:table-cell office:value-type="float" office:value="2.654026822">
            <text:p>2.654026822</text:p>
          </table:table-cell>
          <table:table-cell office:value-type="float" office:value="1.258451331">
            <text:p>1.258451331</text:p>
          </table:table-cell>
          <table:table-cell table:formula="of:=AVERAGE([.E10:.S10])" office:value-type="float" office:value="1.63443032232">
            <text:p>1.6344303223</text:p>
          </table:table-cell>
          <table:table-cell table:number-columns-repeated="6"/>
          <table:table-cell table:formula="of:=AVERAGE([.E10:.H10])" office:value-type="float" office:value="1.50089226215">
            <text:p>1.5008922622</text:p>
          </table:table-cell>
          <table:table-cell table:number-columns-repeated="997"/>
        </table:table-row>
        <table:table-row table:style-name="ro1">
          <table:table-cell office:value-type="string">
            <text:p>countryside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12158299948">
            <text:p>1.1215829995</text:p>
          </table:table-cell>
          <table:table-cell office:value-type="float" office:value="1.300643419">
            <text:p>1.300643419</text:p>
          </table:table-cell>
          <table:table-cell office:value-type="float" office:value="0.9830953163">
            <text:p>0.9830953163</text:p>
          </table:table-cell>
          <table:table-cell office:value-type="float" office:value="0.8344226014">
            <text:p>0.8344226014</text:p>
          </table:table-cell>
          <table:table-cell office:value-type="float" office:value="1.91670148">
            <text:p>1.91670148</text:p>
          </table:table-cell>
          <table:table-cell office:value-type="float" office:value="0.9997005636">
            <text:p>0.9997005636</text:p>
          </table:table-cell>
          <table:table-cell office:value-type="float" office:value="0.7826906417">
            <text:p>0.7826906417</text:p>
          </table:table-cell>
          <table:table-cell office:value-type="float" office:value="1.157064333">
            <text:p>1.157064333</text:p>
          </table:table-cell>
          <table:table-cell office:value-type="float" office:value="0.7062159853">
            <text:p>0.7062159853</text:p>
          </table:table-cell>
          <table:table-cell office:value-type="float" office:value="0.699434636">
            <text:p>0.699434636</text:p>
          </table:table-cell>
          <table:table-cell office:value-type="float" office:value="0.8201991603">
            <text:p>0.8201991603</text:p>
          </table:table-cell>
          <table:table-cell office:value-type="float" office:value="2.517541376">
            <text:p>2.517541376</text:p>
          </table:table-cell>
          <table:table-cell office:value-type="float" office:value="1.183904181">
            <text:p>1.183904181</text:p>
          </table:table-cell>
          <table:table-cell office:value-type="float" office:value="1.26732329">
            <text:p>1.26732329</text:p>
          </table:table-cell>
          <table:table-cell office:value-type="float" office:value="0.7472530192">
            <text:p>0.7472530192</text:p>
          </table:table-cell>
          <table:table-cell office:value-type="float" office:value="0.9075549894">
            <text:p>0.9075549894</text:p>
          </table:table-cell>
          <table:table-cell table:formula="of:=AVERAGE([.E11:.S11])" office:value-type="float" office:value="1.12158299948">
            <text:p>1.1215829995</text:p>
          </table:table-cell>
          <table:table-cell table:number-columns-repeated="6"/>
          <table:table-cell table:formula="of:=AVERAGE([.E11:.H11])" office:value-type="float" office:value="1.258715704175">
            <text:p>1.2587157042</text:p>
          </table:table-cell>
          <table:table-cell table:number-columns-repeated="997"/>
        </table:table-row>
        <table:table-row table:style-name="ro1">
          <table:table-cell office:value-type="string">
            <text:p>daredevil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49603313617333">
            <text:p>1.4960331362</text:p>
          </table:table-cell>
          <table:table-cell office:value-type="float" office:value="0.8343356692">
            <text:p>0.8343356692</text:p>
          </table:table-cell>
          <table:table-cell office:value-type="float" office:value="1.400108907">
            <text:p>1.400108907</text:p>
          </table:table-cell>
          <table:table-cell office:value-type="float" office:value="2.38359904">
            <text:p>2.38359904</text:p>
          </table:table-cell>
          <table:table-cell office:value-type="float" office:value="1.884224469">
            <text:p>1.884224469</text:p>
          </table:table-cell>
          <table:table-cell office:value-type="float" office:value="1.697619903">
            <text:p>1.697619903</text:p>
          </table:table-cell>
          <table:table-cell office:value-type="float" office:value="0.9071469321">
            <text:p>0.9071469321</text:p>
          </table:table-cell>
          <table:table-cell office:value-type="float" office:value="0.977917903">
            <text:p>0.977917903</text:p>
          </table:table-cell>
          <table:table-cell office:value-type="float" office:value="1.284143548">
            <text:p>1.284143548</text:p>
          </table:table-cell>
          <table:table-cell office:value-type="float" office:value="0.7689777265">
            <text:p>0.7689777265</text:p>
          </table:table-cell>
          <table:table-cell office:value-type="float" office:value="0.8087638964">
            <text:p>0.8087638964</text:p>
          </table:table-cell>
          <table:table-cell office:value-type="float" office:value="1.463625634">
            <text:p>1.463625634</text:p>
          </table:table-cell>
          <table:table-cell office:value-type="float" office:value="3.06745067">
            <text:p>3.06745067</text:p>
          </table:table-cell>
          <table:table-cell office:value-type="float" office:value="0.9837586895">
            <text:p>0.9837586895</text:p>
          </table:table-cell>
          <table:table-cell office:value-type="float" office:value="3.008463858">
            <text:p>3.008463858</text:p>
          </table:table-cell>
          <table:table-cell office:value-type="float" office:value="0.9703601969">
            <text:p>0.9703601969</text:p>
          </table:table-cell>
          <table:table-cell table:formula="of:=AVERAGE([.E12:.S12])" office:value-type="float" office:value="1.49603313617333">
            <text:p>1.4960331362</text:p>
          </table:table-cell>
          <table:table-cell table:number-columns-repeated="6"/>
          <table:table-cell table:formula="of:=AVERAGE([.E12:.H12])" office:value-type="float" office:value="1.6255670213">
            <text:p>1.6255670213</text:p>
          </table:table-cell>
          <table:table-cell table:number-columns-repeated="997"/>
        </table:table-row>
        <table:table-row table:style-name="ro1">
          <table:table-cell office:value-type="string">
            <text:p>database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16919560108">
            <text:p>1.1691956011</text:p>
          </table:table-cell>
          <table:table-cell office:value-type="float" office:value="1.566418588">
            <text:p>1.566418588</text:p>
          </table:table-cell>
          <table:table-cell office:value-type="float" office:value="1.701411561">
            <text:p>1.701411561</text:p>
          </table:table-cell>
          <table:table-cell office:value-type="float" office:value="1.184378894">
            <text:p>1.184378894</text:p>
          </table:table-cell>
          <table:table-cell office:value-type="float" office:value="1.116079794">
            <text:p>1.116079794</text:p>
          </table:table-cell>
          <table:table-cell office:value-type="float" office:value="1.758466475">
            <text:p>1.758466475</text:p>
          </table:table-cell>
          <table:table-cell office:value-type="float" office:value="0.7021150717">
            <text:p>0.7021150717</text:p>
          </table:table-cell>
          <table:table-cell office:value-type="float" office:value="0.7996866803">
            <text:p>0.7996866803</text:p>
          </table:table-cell>
          <table:table-cell office:value-type="float" office:value="0.7878209791">
            <text:p>0.7878209791</text:p>
          </table:table-cell>
          <table:table-cell office:value-type="float" office:value="0.6797552605">
            <text:p>0.6797552605</text:p>
          </table:table-cell>
          <table:table-cell office:value-type="float" office:value="0.5550932564">
            <text:p>0.5550932564</text:p>
          </table:table-cell>
          <table:table-cell office:value-type="float" office:value="1.792915594">
            <text:p>1.792915594</text:p>
          </table:table-cell>
          <table:table-cell office:value-type="float" office:value="2.000665276">
            <text:p>2.000665276</text:p>
          </table:table-cell>
          <table:table-cell office:value-type="float" office:value="1.167155763">
            <text:p>1.167155763</text:p>
          </table:table-cell>
          <table:table-cell office:value-type="float" office:value="0.774574015">
            <text:p>0.774574015</text:p>
          </table:table-cell>
          <table:table-cell office:value-type="float" office:value="0.9513968082">
            <text:p>0.9513968082</text:p>
          </table:table-cell>
          <table:table-cell table:formula="of:=AVERAGE([.E13:.S13])" office:value-type="float" office:value="1.16919560108">
            <text:p>1.1691956011</text:p>
          </table:table-cell>
          <table:table-cell table:number-columns-repeated="6"/>
          <table:table-cell table:formula="of:=AVERAGE([.E13:.H13])" office:value-type="float" office:value="1.39207220925">
            <text:p>1.3920722093</text:p>
          </table:table-cell>
          <table:table-cell table:number-columns-repeated="997"/>
        </table:table-row>
        <table:table-row table:style-name="ro1">
          <table:table-cell office:value-type="string">
            <text:p>laptop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07495945330667">
            <text:p>1.0749594533</text:p>
          </table:table-cell>
          <table:table-cell office:value-type="float" office:value="0.9840545886">
            <text:p>0.9840545886</text:p>
          </table:table-cell>
          <table:table-cell office:value-type="float" office:value="1.217815177">
            <text:p>1.217815177</text:p>
          </table:table-cell>
          <table:table-cell office:value-type="float" office:value="1.050541998">
            <text:p>1.050541998</text:p>
          </table:table-cell>
          <table:table-cell office:value-type="float" office:value="0.784064127">
            <text:p>0.784064127</text:p>
          </table:table-cell>
          <table:table-cell office:value-type="float" office:value="0.7163026844">
            <text:p>0.7163026844</text:p>
          </table:table-cell>
          <table:table-cell office:value-type="float" office:value="0.8582880808">
            <text:p>0.8582880808</text:p>
          </table:table-cell>
          <table:table-cell office:value-type="float" office:value="0.9194055981">
            <text:p>0.9194055981</text:p>
          </table:table-cell>
          <table:table-cell office:value-type="float" office:value="0.8798832446">
            <text:p>0.8798832446</text:p>
          </table:table-cell>
          <table:table-cell office:value-type="float" office:value="0.6511900414">
            <text:p>0.6511900414</text:p>
          </table:table-cell>
          <table:table-cell office:value-type="float" office:value="0.8247619163">
            <text:p>0.8247619163</text:p>
          </table:table-cell>
          <table:table-cell office:value-type="float" office:value="1.051222037">
            <text:p>1.051222037</text:p>
          </table:table-cell>
          <table:table-cell office:value-type="float" office:value="1.634670426">
            <text:p>1.634670426</text:p>
          </table:table-cell>
          <table:table-cell office:value-type="float" office:value="1.017628611">
            <text:p>1.017628611</text:p>
          </table:table-cell>
          <table:table-cell office:value-type="float" office:value="2.752919337">
            <text:p>2.752919337</text:p>
          </table:table-cell>
          <table:table-cell office:value-type="float" office:value="0.7816439324">
            <text:p>0.7816439324</text:p>
          </table:table-cell>
          <table:table-cell table:formula="of:=AVERAGE([.E14:.S14])" office:value-type="float" office:value="1.07495945330667">
            <text:p>1.0749594533</text:p>
          </table:table-cell>
          <table:table-cell table:number-columns-repeated="6"/>
          <table:table-cell table:formula="of:=AVERAGE([.E14:.H14])" office:value-type="float" office:value="1.00911897265">
            <text:p>1.0091189727</text:p>
          </table:table-cell>
          <table:table-cell table:number-columns-repeated="997"/>
        </table:table-row>
        <table:table-row table:style-name="ro1">
          <table:table-cell office:value-type="string">
            <text:p>nightmare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22393532796667">
            <text:p>1.223935328</text:p>
          </table:table-cell>
          <table:table-cell office:value-type="float" office:value="0.8842093761">
            <text:p>0.8842093761</text:p>
          </table:table-cell>
          <table:table-cell office:value-type="float" office:value="1.818645017">
            <text:p>1.818645017</text:p>
          </table:table-cell>
          <table:table-cell office:value-type="float" office:value="1.667426518">
            <text:p>1.667426518</text:p>
          </table:table-cell>
          <table:table-cell office:value-type="float" office:value="1.018311294">
            <text:p>1.018311294</text:p>
          </table:table-cell>
          <table:table-cell office:value-type="float" office:value="1.265280767">
            <text:p>1.265280767</text:p>
          </table:table-cell>
          <table:table-cell office:value-type="float" office:value="1.075213484">
            <text:p>1.075213484</text:p>
          </table:table-cell>
          <table:table-cell office:value-type="float" office:value="1.917869184">
            <text:p>1.917869184</text:p>
          </table:table-cell>
          <table:table-cell office:value-type="float" office:value="0.9405495471">
            <text:p>0.9405495471</text:p>
          </table:table-cell>
          <table:table-cell office:value-type="float" office:value="0.7638758674">
            <text:p>0.7638758674</text:p>
          </table:table-cell>
          <table:table-cell office:value-type="float" office:value="0.7197026179">
            <text:p>0.7197026179</text:p>
          </table:table-cell>
          <table:table-cell office:value-type="float" office:value="0.8841296624">
            <text:p>0.8841296624</text:p>
          </table:table-cell>
          <table:table-cell office:value-type="float" office:value="1.334050125">
            <text:p>1.334050125</text:p>
          </table:table-cell>
          <table:table-cell office:value-type="float" office:value="0.8171052036">
            <text:p>0.8171052036</text:p>
          </table:table-cell>
          <table:table-cell office:value-type="float" office:value="1.089439194">
            <text:p>1.089439194</text:p>
          </table:table-cell>
          <table:table-cell office:value-type="float" office:value="2.163222062">
            <text:p>2.163222062</text:p>
          </table:table-cell>
          <table:table-cell table:formula="of:=AVERAGE([.E15:.S15])" office:value-type="float" office:value="1.22393532796667">
            <text:p>1.223935328</text:p>
          </table:table-cell>
          <table:table-cell table:number-columns-repeated="6"/>
          <table:table-cell table:formula="of:=AVERAGE([.E15:.H15])" office:value-type="float" office:value="1.347148051275">
            <text:p>1.3471480513</text:p>
          </table:table-cell>
          <table:table-cell table:number-columns-repeated="997"/>
        </table:table-row>
        <table:table-row table:style-name="ro1">
          <table:table-cell office:value-type="string">
            <text:p>rainbow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2715831432">
            <text:p>1.2715831432</text:p>
          </table:table-cell>
          <table:table-cell office:value-type="float" office:value="1.350655976">
            <text:p>1.350655976</text:p>
          </table:table-cell>
          <table:table-cell office:value-type="float" office:value="1.700704633">
            <text:p>1.700704633</text:p>
          </table:table-cell>
          <table:table-cell office:value-type="float" office:value="1.667204962">
            <text:p>1.667204962</text:p>
          </table:table-cell>
          <table:table-cell office:value-type="float" office:value="0.7511234775">
            <text:p>0.7511234775</text:p>
          </table:table-cell>
          <table:table-cell office:value-type="float" office:value="1.523375059">
            <text:p>1.523375059</text:p>
          </table:table-cell>
          <table:table-cell office:value-type="float" office:value="0.9825771456">
            <text:p>0.9825771456</text:p>
          </table:table-cell>
          <table:table-cell office:value-type="float" office:value="0.9301055567">
            <text:p>0.9301055567</text:p>
          </table:table-cell>
          <table:table-cell office:value-type="float" office:value="0.7067140369">
            <text:p>0.7067140369</text:p>
          </table:table-cell>
          <table:table-cell office:value-type="float" office:value="0.7152817312">
            <text:p>0.7152817312</text:p>
          </table:table-cell>
          <table:table-cell office:value-type="float" office:value="1.634378839">
            <text:p>1.634378839</text:p>
          </table:table-cell>
          <table:table-cell office:value-type="float" office:value="0.8769975641">
            <text:p>0.8769975641</text:p>
          </table:table-cell>
          <table:table-cell office:value-type="float" office:value="1.117395885">
            <text:p>1.117395885</text:p>
          </table:table-cell>
          <table:table-cell office:value-type="float" office:value="1.650693801">
            <text:p>1.650693801</text:p>
          </table:table-cell>
          <table:table-cell office:value-type="float" office:value="1.326726654">
            <text:p>1.326726654</text:p>
          </table:table-cell>
          <table:table-cell office:value-type="float" office:value="2.139811827">
            <text:p>2.139811827</text:p>
          </table:table-cell>
          <table:table-cell table:formula="of:=AVERAGE([.E16:.S16])" office:value-type="float" office:value="1.2715831432">
            <text:p>1.2715831432</text:p>
          </table:table-cell>
          <table:table-cell table:number-columns-repeated="6"/>
          <table:table-cell table:formula="of:=AVERAGE([.E16:.H16])" office:value-type="float" office:value="1.367422262125">
            <text:p>1.3674222621</text:p>
          </table:table-cell>
          <table:table-cell table:number-columns-repeated="997"/>
        </table:table-row>
        <table:table-row table:style-name="ro1">
          <table:table-cell office:value-type="string">
            <text:p>riverbank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40839009927333">
            <text:p>1.4083900993</text:p>
          </table:table-cell>
          <table:table-cell office:value-type="float" office:value="1.050427296">
            <text:p>1.050427296</text:p>
          </table:table-cell>
          <table:table-cell office:value-type="float" office:value="1.483950753">
            <text:p>1.483950753</text:p>
          </table:table-cell>
          <table:table-cell office:value-type="float" office:value="0.9671462827">
            <text:p>0.9671462827</text:p>
          </table:table-cell>
          <table:table-cell office:value-type="float" office:value="0.7674323136">
            <text:p>0.7674323136</text:p>
          </table:table-cell>
          <table:table-cell office:value-type="float" office:value="1.501377951">
            <text:p>1.501377951</text:p>
          </table:table-cell>
          <table:table-cell office:value-type="float" office:value="0.7735699042">
            <text:p>0.7735699042</text:p>
          </table:table-cell>
          <table:table-cell office:value-type="float" office:value="0.9844487173">
            <text:p>0.9844487173</text:p>
          </table:table-cell>
          <table:table-cell office:value-type="float" office:value="1.871458627">
            <text:p>1.871458627</text:p>
          </table:table-cell>
          <table:table-cell office:value-type="float" office:value="0.8127809086">
            <text:p>0.8127809086</text:p>
          </table:table-cell>
          <table:table-cell office:value-type="float" office:value="0.8887539957">
            <text:p>0.8887539957</text:p>
          </table:table-cell>
          <table:table-cell office:value-type="float" office:value="4.179367988">
            <text:p>4.179367988</text:p>
          </table:table-cell>
          <table:table-cell office:value-type="float" office:value="1.450797033">
            <text:p>1.450797033</text:p>
          </table:table-cell>
          <table:table-cell office:value-type="float" office:value="1.900983727">
            <text:p>1.900983727</text:p>
          </table:table-cell>
          <table:table-cell office:value-type="float" office:value="1.196842051">
            <text:p>1.196842051</text:p>
          </table:table-cell>
          <table:table-cell office:value-type="float" office:value="1.296513941">
            <text:p>1.296513941</text:p>
          </table:table-cell>
          <table:table-cell table:formula="of:=AVERAGE([.E17:.S17])" office:value-type="float" office:value="1.40839009927333">
            <text:p>1.4083900993</text:p>
          </table:table-cell>
          <table:table-cell table:number-columns-repeated="6"/>
          <table:table-cell table:formula="of:=AVERAGE([.E17:.H17])" office:value-type="float" office:value="1.067239161325">
            <text:p>1.0672391613</text:p>
          </table:table-cell>
          <table:table-cell table:number-columns-repeated="997"/>
        </table:table-row>
        <table:table-row table:style-name="ro1">
          <table:table-cell office:value-type="string">
            <text:p>snapshot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68255932508667">
            <text:p>1.6825593251</text:p>
          </table:table-cell>
          <table:table-cell office:value-type="float" office:value="1.117826285">
            <text:p>1.117826285</text:p>
          </table:table-cell>
          <table:table-cell office:value-type="float" office:value="1.184390968">
            <text:p>1.184390968</text:p>
          </table:table-cell>
          <table:table-cell office:value-type="float" office:value="1.53515742">
            <text:p>1.53515742</text:p>
          </table:table-cell>
          <table:table-cell office:value-type="float" office:value="1.516674072">
            <text:p>1.516674072</text:p>
          </table:table-cell>
          <table:table-cell office:value-type="float" office:value="1.997608131">
            <text:p>1.997608131</text:p>
          </table:table-cell>
          <table:table-cell office:value-type="float" office:value="1.131250358">
            <text:p>1.131250358</text:p>
          </table:table-cell>
          <table:table-cell office:value-type="float" office:value="0.9231708679">
            <text:p>0.9231708679</text:p>
          </table:table-cell>
          <table:table-cell office:value-type="float" office:value="1.591018168">
            <text:p>1.591018168</text:p>
          </table:table-cell>
          <table:table-cell office:value-type="float" office:value="0.7301405713">
            <text:p>0.7301405713</text:p>
          </table:table-cell>
          <table:table-cell office:value-type="float" office:value="0.665913653">
            <text:p>0.665913653</text:p>
          </table:table-cell>
          <table:table-cell office:value-type="float" office:value="1.264218467">
            <text:p>1.264218467</text:p>
          </table:table-cell>
          <table:table-cell office:value-type="float" office:value="3.850800052">
            <text:p>3.850800052</text:p>
          </table:table-cell>
          <table:table-cell office:value-type="float" office:value="0.7173868291">
            <text:p>0.7173868291</text:p>
          </table:table-cell>
          <table:table-cell office:value-type="float" office:value="5.705899043">
            <text:p>5.705899043</text:p>
          </table:table-cell>
          <table:table-cell office:value-type="float" office:value="1.306934991">
            <text:p>1.306934991</text:p>
          </table:table-cell>
          <table:table-cell table:formula="of:=AVERAGE([.E18:.S18])" office:value-type="float" office:value="1.68255932508667">
            <text:p>1.6825593251</text:p>
          </table:table-cell>
          <table:table-cell table:number-columns-repeated="6"/>
          <table:table-cell table:formula="of:=AVERAGE([.E18:.H18])" office:value-type="float" office:value="1.33851218625">
            <text:p>1.3385121863</text:p>
          </table:table-cell>
          <table:table-cell table:number-columns-repeated="997"/>
        </table:table-row>
        <table:table-row table:style-name="ro1">
          <table:table-cell office:value-type="string">
            <text:p>soundtrack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0.881846675186667">
            <text:p>0.8818466752</text:p>
          </table:table-cell>
          <table:table-cell office:value-type="float" office:value="0.9003099373">
            <text:p>0.9003099373</text:p>
          </table:table-cell>
          <table:table-cell office:value-type="float" office:value="0.8187228941">
            <text:p>0.8187228941</text:p>
          </table:table-cell>
          <table:table-cell office:value-type="float" office:value="0.8834360421">
            <text:p>0.8834360421</text:p>
          </table:table-cell>
          <table:table-cell office:value-type="float" office:value="0.8502768548">
            <text:p>0.8502768548</text:p>
          </table:table-cell>
          <table:table-cell office:value-type="float" office:value="1.342900006">
            <text:p>1.342900006</text:p>
          </table:table-cell>
          <table:table-cell office:value-type="float" office:value="0.8659925322">
            <text:p>0.8659925322</text:p>
          </table:table-cell>
          <table:table-cell office:value-type="float" office:value="0.9806556773">
            <text:p>0.9806556773</text:p>
          </table:table-cell>
          <table:table-cell office:value-type="float" office:value="0.6382908078">
            <text:p>0.6382908078</text:p>
          </table:table-cell>
          <table:table-cell office:value-type="float" office:value="0.682715196">
            <text:p>0.682715196</text:p>
          </table:table-cell>
          <table:table-cell office:value-type="float" office:value="0.7641813391">
            <text:p>0.7641813391</text:p>
          </table:table-cell>
          <table:table-cell office:value-type="float" office:value="0.9677371254">
            <text:p>0.9677371254</text:p>
          </table:table-cell>
          <table:table-cell office:value-type="float" office:value="1.0651705">
            <text:p>1.0651705</text:p>
          </table:table-cell>
          <table:table-cell office:value-type="float" office:value="0.7837327304">
            <text:p>0.7837327304</text:p>
          </table:table-cell>
          <table:table-cell office:value-type="float" office:value="0.713866661">
            <text:p>0.713866661</text:p>
          </table:table-cell>
          <table:table-cell office:value-type="float" office:value="0.9697118243">
            <text:p>0.9697118243</text:p>
          </table:table-cell>
          <table:table-cell table:formula="of:=AVERAGE([.E19:.S19])" office:value-type="float" office:value="0.881846675186667">
            <text:p>0.8818466752</text:p>
          </table:table-cell>
          <table:table-cell table:number-columns-repeated="6"/>
          <table:table-cell table:formula="of:=AVERAGE([.E19:.H19])" office:value-type="float" office:value="0.863186432075">
            <text:p>0.8631864321</text:p>
          </table:table-cell>
          <table:table-cell table:number-columns-repeated="997"/>
        </table:table-row>
        <table:table-row table:style-name="ro1">
          <table:table-cell office:value-type="string">
            <text:p>staircase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26303098406">
            <text:p>1.2630309841</text:p>
          </table:table-cell>
          <table:table-cell office:value-type="float" office:value="0.7340672662">
            <text:p>0.7340672662</text:p>
          </table:table-cell>
          <table:table-cell office:value-type="float" office:value="0.9166175661">
            <text:p>0.9166175661</text:p>
          </table:table-cell>
          <table:table-cell office:value-type="float" office:value="1.665331695">
            <text:p>1.665331695</text:p>
          </table:table-cell>
          <table:table-cell office:value-type="float" office:value="0.7835835853">
            <text:p>0.7835835853</text:p>
          </table:table-cell>
          <table:table-cell office:value-type="float" office:value="3.617721687">
            <text:p>3.617721687</text:p>
          </table:table-cell>
          <table:table-cell office:value-type="float" office:value="1.054926665">
            <text:p>1.054926665</text:p>
          </table:table-cell>
          <table:table-cell office:value-type="float" office:value="1.08414717">
            <text:p>1.08414717</text:p>
          </table:table-cell>
          <table:table-cell office:value-type="float" office:value="0.8590489932">
            <text:p>0.8590489932</text:p>
          </table:table-cell>
          <table:table-cell office:value-type="float" office:value="1.511186842">
            <text:p>1.511186842</text:p>
          </table:table-cell>
          <table:table-cell office:value-type="float" office:value="1.064487716">
            <text:p>1.064487716</text:p>
          </table:table-cell>
          <table:table-cell office:value-type="float" office:value="1.513087286">
            <text:p>1.513087286</text:p>
          </table:table-cell>
          <table:table-cell office:value-type="float" office:value="1.350975426">
            <text:p>1.350975426</text:p>
          </table:table-cell>
          <table:table-cell office:value-type="float" office:value="0.8676148763">
            <text:p>0.8676148763</text:p>
          </table:table-cell>
          <table:table-cell office:value-type="float" office:value="0.9293907773">
            <text:p>0.9293907773</text:p>
          </table:table-cell>
          <table:table-cell office:value-type="float" office:value="0.9932772095">
            <text:p>0.9932772095</text:p>
          </table:table-cell>
          <table:table-cell table:formula="of:=AVERAGE([.E20:.S20])" office:value-type="float" office:value="1.26303098406">
            <text:p>1.2630309841</text:p>
          </table:table-cell>
          <table:table-cell table:number-columns-repeated="6"/>
          <table:table-cell table:formula="of:=AVERAGE([.E20:.H20])" office:value-type="float" office:value="1.02490002815">
            <text:p>1.0249000282</text:p>
          </table:table-cell>
          <table:table-cell table:number-columns-repeated="997"/>
        </table:table-row>
        <table:table-row table:style-name="ro1">
          <table:table-cell office:value-type="string">
            <text:p>timetable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03363558884667">
            <text:p>1.0336355888</text:p>
          </table:table-cell>
          <table:table-cell office:value-type="float" office:value="1.717058747">
            <text:p>1.717058747</text:p>
          </table:table-cell>
          <table:table-cell office:value-type="float" office:value="1.134021023">
            <text:p>1.134021023</text:p>
          </table:table-cell>
          <table:table-cell office:value-type="float" office:value="1.034340016">
            <text:p>1.034340016</text:p>
          </table:table-cell>
          <table:table-cell office:value-type="float" office:value="0.6864278366">
            <text:p>0.6864278366</text:p>
          </table:table-cell>
          <table:table-cell office:value-type="float" office:value="1.307929934">
            <text:p>1.307929934</text:p>
          </table:table-cell>
          <table:table-cell office:value-type="float" office:value="1.765774897">
            <text:p>1.765774897</text:p>
          </table:table-cell>
          <table:table-cell office:value-type="float" office:value="0.8904479747">
            <text:p>0.8904479747</text:p>
          </table:table-cell>
          <table:table-cell office:value-type="float" office:value="0.5828126934">
            <text:p>0.5828126934</text:p>
          </table:table-cell>
          <table:table-cell office:value-type="float" office:value="0.7331789877">
            <text:p>0.7331789877</text:p>
          </table:table-cell>
          <table:table-cell office:value-type="float" office:value="0.6823252065">
            <text:p>0.6823252065</text:p>
          </table:table-cell>
          <table:table-cell office:value-type="float" office:value="0.875339807">
            <text:p>0.875339807</text:p>
          </table:table-cell>
          <table:table-cell office:value-type="float" office:value="1.017309254">
            <text:p>1.017309254</text:p>
          </table:table-cell>
          <table:table-cell office:value-type="float" office:value="0.8505078617">
            <text:p>0.8505078617</text:p>
          </table:table-cell>
          <table:table-cell office:value-type="float" office:value="0.9835208321">
            <text:p>0.9835208321</text:p>
          </table:table-cell>
          <table:table-cell office:value-type="float" office:value="1.243538762">
            <text:p>1.243538762</text:p>
          </table:table-cell>
          <table:table-cell table:formula="of:=AVERAGE([.E21:.S21])" office:value-type="float" office:value="1.03363558884667">
            <text:p>1.0336355888</text:p>
          </table:table-cell>
          <table:table-cell table:number-columns-repeated="6"/>
          <table:table-cell table:formula="of:=AVERAGE([.E21:.H21])" office:value-type="float" office:value="1.14296190565">
            <text:p>1.1429619057</text:p>
          </table:table-cell>
          <table:table-cell table:number-columns-repeated="997"/>
        </table:table-row>
        <table:table-row table:style-name="ro1">
          <table:table-cell office:value-type="string">
            <text:p>viewpoint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20106782676">
            <text:p>1.2010678268</text:p>
          </table:table-cell>
          <table:table-cell office:value-type="float" office:value="0.8846011746">
            <text:p>0.8846011746</text:p>
          </table:table-cell>
          <table:table-cell office:value-type="float" office:value="1.050216002">
            <text:p>1.050216002</text:p>
          </table:table-cell>
          <table:table-cell office:value-type="float" office:value="0.7667857557">
            <text:p>0.7667857557</text:p>
          </table:table-cell>
          <table:table-cell office:value-type="float" office:value="0.9008206638">
            <text:p>0.9008206638</text:p>
          </table:table-cell>
          <table:table-cell office:value-type="float" office:value="2.836229395">
            <text:p>2.836229395</text:p>
          </table:table-cell>
          <table:table-cell office:value-type="float" office:value="0.716307514">
            <text:p>0.716307514</text:p>
          </table:table-cell>
          <table:table-cell office:value-type="float" office:value="0.9854526685">
            <text:p>0.9854526685</text:p>
          </table:table-cell>
          <table:table-cell office:value-type="float" office:value="0.6951658814">
            <text:p>0.6951658814</text:p>
          </table:table-cell>
          <table:table-cell office:value-type="float" office:value="0.6401091488">
            <text:p>0.6401091488</text:p>
          </table:table-cell>
          <table:table-cell office:value-type="float" office:value="0.9820254701">
            <text:p>0.9820254701</text:p>
          </table:table-cell>
          <table:table-cell office:value-type="float" office:value="0.9944302743">
            <text:p>0.9944302743</text:p>
          </table:table-cell>
          <table:table-cell office:value-type="float" office:value="1.700572005">
            <text:p>1.700572005</text:p>
          </table:table-cell>
          <table:table-cell office:value-type="float" office:value="0.8840499742">
            <text:p>0.8840499742</text:p>
          </table:table-cell>
          <table:table-cell office:value-type="float" office:value="0.854951689">
            <text:p>0.854951689</text:p>
          </table:table-cell>
          <table:table-cell office:value-type="float" office:value="3.124299785">
            <text:p>3.124299785</text:p>
          </table:table-cell>
          <table:table-cell table:formula="of:=AVERAGE([.E22:.S22])" office:value-type="float" office:value="1.20106782676">
            <text:p>1.2010678268</text:p>
          </table:table-cell>
          <table:table-cell table:number-columns-repeated="6"/>
          <table:table-cell table:formula="of:=AVERAGE([.E22:.H22])" office:value-type="float" office:value="0.900605899025">
            <text:p>0.900605899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vance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30066153">
            <text:p>1.30066153</text:p>
          </table:table-cell>
          <table:table-cell office:value-type="float" office:value="1.398620797">
            <text:p>1.398620797</text:p>
          </table:table-cell>
          <table:table-cell office:value-type="float" office:value="1.333701185">
            <text:p>1.333701185</text:p>
          </table:table-cell>
          <table:table-cell office:value-type="float" office:value="1.000623014">
            <text:p>1.000623014</text:p>
          </table:table-cell>
          <table:table-cell office:value-type="float" office:value="2.039759847">
            <text:p>2.039759847</text:p>
          </table:table-cell>
          <table:table-cell office:value-type="float" office:value="1.182027173">
            <text:p>1.182027173</text:p>
          </table:table-cell>
          <table:table-cell office:value-type="float" office:value="1.054611807">
            <text:p>1.054611807</text:p>
          </table:table-cell>
          <table:table-cell office:value-type="float" office:value="1.357337809">
            <text:p>1.357337809</text:p>
          </table:table-cell>
          <table:table-cell office:value-type="float" office:value="0.6253028304">
            <text:p>0.6253028304</text:p>
          </table:table-cell>
          <table:table-cell office:value-type="float" office:value="1.390683719">
            <text:p>1.390683719</text:p>
          </table:table-cell>
          <table:table-cell office:value-type="float" office:value="2.073628924">
            <text:p>2.073628924</text:p>
          </table:table-cell>
          <table:table-cell office:value-type="float" office:value="2.267361927">
            <text:p>2.267361927</text:p>
          </table:table-cell>
          <table:table-cell office:value-type="float" office:value="2.684243762">
            <text:p>2.684243762</text:p>
          </table:table-cell>
          <table:table-cell office:value-type="float" office:value="1.398458153">
            <text:p>1.398458153</text:p>
          </table:table-cell>
          <table:table-cell office:value-type="float" office:value="0.7503463722">
            <text:p>0.7503463722</text:p>
          </table:table-cell>
          <table:table-cell table:number-columns-repeated="7"/>
          <table:table-cell table:formula="of:=AVERAGE([.E24:.H24])" office:value-type="float" office:value="1.2584016315">
            <text:p>1.2584016315</text:p>
          </table:table-cell>
          <table:table-cell table:number-columns-repeated="997"/>
        </table:table-row>
        <table:table-row table:style-name="ro1">
          <table:table-cell office:value-type="string">
            <text:p>anspire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9518751992">
            <text:p>0.9518751992</text:p>
          </table:table-cell>
          <table:table-cell office:value-type="float" office:value="1.484446991">
            <text:p>1.484446991</text:p>
          </table:table-cell>
          <table:table-cell office:value-type="float" office:value="2.050126052">
            <text:p>2.050126052</text:p>
          </table:table-cell>
          <table:table-cell office:value-type="float" office:value="0.964946416">
            <text:p>0.964946416</text:p>
          </table:table-cell>
          <table:table-cell office:value-type="float" office:value="2.5887005">
            <text:p>2.5887005</text:p>
          </table:table-cell>
          <table:table-cell office:value-type="float" office:value="6.393553665">
            <text:p>6.393553665</text:p>
          </table:table-cell>
          <table:table-cell office:value-type="float" office:value="1.356114715">
            <text:p>1.356114715</text:p>
          </table:table-cell>
          <table:table-cell office:value-type="float" office:value="0.7004277206">
            <text:p>0.7004277206</text:p>
          </table:table-cell>
          <table:table-cell office:value-type="float" office:value="1.156914616">
            <text:p>1.156914616</text:p>
          </table:table-cell>
          <table:table-cell office:value-type="float" office:value="3.217626196">
            <text:p>3.217626196</text:p>
          </table:table-cell>
          <table:table-cell office:value-type="float" office:value="0.9679930937">
            <text:p>0.9679930937</text:p>
          </table:table-cell>
          <table:table-cell office:value-type="float" office:value="2.367329629">
            <text:p>2.367329629</text:p>
          </table:table-cell>
          <table:table-cell office:value-type="float" office:value="1.267291294">
            <text:p>1.267291294</text:p>
          </table:table-cell>
          <table:table-cell office:value-type="float" office:value="0.8909810408">
            <text:p>0.8909810408</text:p>
          </table:table-cell>
          <table:table-cell office:value-type="float" office:value="0.7329284526">
            <text:p>0.7329284526</text:p>
          </table:table-cell>
          <table:table-cell table:number-columns-repeated="7"/>
          <table:table-cell table:formula="of:=AVERAGE([.E25:.H25])" office:value-type="float" office:value="1.36284866455">
            <text:p>1.3628486646</text:p>
          </table:table-cell>
          <table:table-cell table:number-columns-repeated="997"/>
        </table:table-row>
        <table:table-row table:style-name="ro1">
          <table:table-cell office:value-type="string">
            <text:p>antronaut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551190367">
            <text:p>1.551190367</text:p>
          </table:table-cell>
          <table:table-cell office:value-type="float" office:value="1.867593863">
            <text:p>1.867593863</text:p>
          </table:table-cell>
          <table:table-cell office:value-type="float" office:value="1.433924915">
            <text:p>1.433924915</text:p>
          </table:table-cell>
          <table:table-cell office:value-type="float" office:value="1.150984265">
            <text:p>1.150984265</text:p>
          </table:table-cell>
          <table:table-cell office:value-type="float" office:value="2.522860101">
            <text:p>2.522860101</text:p>
          </table:table-cell>
          <table:table-cell office:value-type="float" office:value="1.090656194">
            <text:p>1.090656194</text:p>
          </table:table-cell>
          <table:table-cell office:value-type="float" office:value="1.084481015">
            <text:p>1.084481015</text:p>
          </table:table-cell>
          <table:table-cell office:value-type="float" office:value="1.011524008">
            <text:p>1.011524008</text:p>
          </table:table-cell>
          <table:table-cell office:value-type="float" office:value="0.7920136677">
            <text:p>0.7920136677</text:p>
          </table:table-cell>
          <table:table-cell office:value-type="float" office:value="1.407407989">
            <text:p>1.407407989</text:p>
          </table:table-cell>
          <table:table-cell office:value-type="float" office:value="1.194967566">
            <text:p>1.194967566</text:p>
          </table:table-cell>
          <table:table-cell office:value-type="float" office:value="1.984143849">
            <text:p>1.984143849</text:p>
          </table:table-cell>
          <table:table-cell office:value-type="float" office:value="1.00090253">
            <text:p>1.00090253</text:p>
          </table:table-cell>
          <table:table-cell office:value-type="float" office:value="2.061952785">
            <text:p>2.061952785</text:p>
          </table:table-cell>
          <table:table-cell office:value-type="float" office:value="0.9004373798">
            <text:p>0.9004373798</text:p>
          </table:table-cell>
          <table:table-cell table:number-columns-repeated="7"/>
          <table:table-cell table:formula="of:=AVERAGE([.E26:.H26])" office:value-type="float" office:value="1.5009233525">
            <text:p>1.5009233525</text:p>
          </table:table-cell>
          <table:table-cell table:number-columns-repeated="997"/>
        </table:table-row>
        <table:table-row table:style-name="ro1">
          <table:table-cell office:value-type="string">
            <text:p>blavour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000561437">
            <text:p>1.000561437</text:p>
          </table:table-cell>
          <table:table-cell office:value-type="float" office:value="0.8338557312">
            <text:p>0.8338557312</text:p>
          </table:table-cell>
          <table:table-cell office:value-type="float" office:value="1.467425794">
            <text:p>1.467425794</text:p>
          </table:table-cell>
          <table:table-cell office:value-type="float" office:value="1.234006293">
            <text:p>1.234006293</text:p>
          </table:table-cell>
          <table:table-cell office:value-type="float" office:value="4.176068025">
            <text:p>4.176068025</text:p>
          </table:table-cell>
          <table:table-cell office:value-type="float" office:value="2.53908038">
            <text:p>2.53908038</text:p>
          </table:table-cell>
          <table:table-cell office:value-type="float" office:value="1.360422106">
            <text:p>1.360422106</text:p>
          </table:table-cell>
          <table:table-cell office:value-type="float" office:value="0.7905889384">
            <text:p>0.7905889384</text:p>
          </table:table-cell>
          <table:table-cell office:value-type="float" office:value="0.7921561407">
            <text:p>0.7921561407</text:p>
          </table:table-cell>
          <table:table-cell office:value-type="float" office:value="0.9697836645">
            <text:p>0.9697836645</text:p>
          </table:table-cell>
          <table:table-cell office:value-type="float" office:value="1.074730675">
            <text:p>1.074730675</text:p>
          </table:table-cell>
          <table:table-cell office:value-type="float" office:value="2.300882306">
            <text:p>2.300882306</text:p>
          </table:table-cell>
          <table:table-cell office:value-type="float" office:value="4.052557419">
            <text:p>4.052557419</text:p>
          </table:table-cell>
          <table:table-cell office:value-type="float" office:value="3.564231446">
            <text:p>3.564231446</text:p>
          </table:table-cell>
          <table:table-cell office:value-type="float" office:value="0.6738510856">
            <text:p>0.6738510856</text:p>
          </table:table-cell>
          <table:table-cell table:number-columns-repeated="7"/>
          <table:table-cell table:formula="of:=AVERAGE([.E27:.H27])" office:value-type="float" office:value="1.1339623138">
            <text:p>1.1339623138</text:p>
          </table:table-cell>
          <table:table-cell table:number-columns-repeated="997"/>
        </table:table-row>
        <table:table-row table:style-name="ro1">
          <table:table-cell office:value-type="string">
            <text:p>chindre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250929088">
            <text:p>1.250929088</text:p>
          </table:table-cell>
          <table:table-cell office:value-type="float" office:value="0.8506318278">
            <text:p>0.8506318278</text:p>
          </table:table-cell>
          <table:table-cell office:value-type="float" office:value="1.850644505">
            <text:p>1.850644505</text:p>
          </table:table-cell>
          <table:table-cell office:value-type="float" office:value="0.8670976248">
            <text:p>0.8670976248</text:p>
          </table:table-cell>
          <table:table-cell office:value-type="float" office:value="2.161561054">
            <text:p>2.161561054</text:p>
          </table:table-cell>
          <table:table-cell office:value-type="float" office:value="0.9645409295">
            <text:p>0.9645409295</text:p>
          </table:table-cell>
          <table:table-cell office:value-type="float" office:value="1.153638342">
            <text:p>1.153638342</text:p>
          </table:table-cell>
          <table:table-cell office:value-type="float" office:value="1.137969338">
            <text:p>1.137969338</text:p>
          </table:table-cell>
          <table:table-cell office:value-type="float" office:value="0.7371440818">
            <text:p>0.7371440818</text:p>
          </table:table-cell>
          <table:table-cell office:value-type="float" office:value="1.806012237">
            <text:p>1.806012237</text:p>
          </table:table-cell>
          <table:table-cell office:value-type="float" office:value="1.171348452">
            <text:p>1.171348452</text:p>
          </table:table-cell>
          <table:table-cell office:value-type="float" office:value="2.217921404">
            <text:p>2.217921404</text:p>
          </table:table-cell>
          <table:table-cell office:value-type="float" office:value="0.8506436939">
            <text:p>0.8506436939</text:p>
          </table:table-cell>
          <table:table-cell office:value-type="float" office:value="0.8218424286">
            <text:p>0.8218424286</text:p>
          </table:table-cell>
          <table:table-cell office:value-type="float" office:value="0.9374471386">
            <text:p>0.9374471386</text:p>
          </table:table-cell>
          <table:table-cell table:number-columns-repeated="7"/>
          <table:table-cell table:formula="of:=AVERAGE([.E28:.H28])" office:value-type="float" office:value="1.2048257614">
            <text:p>1.2048257614</text:p>
          </table:table-cell>
          <table:table-cell table:number-columns-repeated="997"/>
        </table:table-row>
        <table:table-row table:style-name="ro1">
          <table:table-cell office:value-type="string">
            <text:p>combitio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217288151">
            <text:p>1.217288151</text:p>
          </table:table-cell>
          <table:table-cell office:value-type="float" office:value="4.81722754">
            <text:p>4.81722754</text:p>
          </table:table-cell>
          <table:table-cell office:value-type="float" office:value="2.067284287">
            <text:p>2.067284287</text:p>
          </table:table-cell>
          <table:table-cell office:value-type="float" office:value="1.39926494">
            <text:p>1.39926494</text:p>
          </table:table-cell>
          <table:table-cell office:value-type="float" office:value="2.087264594">
            <text:p>2.087264594</text:p>
          </table:table-cell>
          <table:table-cell office:value-type="float" office:value="2.808184395">
            <text:p>2.808184395</text:p>
          </table:table-cell>
          <table:table-cell office:value-type="float" office:value="1.449453803">
            <text:p>1.449453803</text:p>
          </table:table-cell>
          <table:table-cell office:value-type="float" office:value="1.129610524">
            <text:p>1.129610524</text:p>
          </table:table-cell>
          <table:table-cell office:value-type="float" office:value="1.013983477">
            <text:p>1.013983477</text:p>
          </table:table-cell>
          <table:table-cell office:value-type="float" office:value="1.064406217">
            <text:p>1.064406217</text:p>
          </table:table-cell>
          <table:table-cell office:value-type="float" office:value="1.528636154">
            <text:p>1.528636154</text:p>
          </table:table-cell>
          <table:table-cell office:value-type="float" office:value="2.933919726">
            <text:p>2.933919726</text:p>
          </table:table-cell>
          <table:table-cell office:value-type="float" office:value="6.334319375">
            <text:p>6.334319375</text:p>
          </table:table-cell>
          <table:table-cell office:value-type="float" office:value="4.262047565">
            <text:p>4.262047565</text:p>
          </table:table-cell>
          <table:table-cell office:value-type="float" office:value="1.431708075">
            <text:p>1.431708075</text:p>
          </table:table-cell>
          <table:table-cell table:number-columns-repeated="7"/>
          <table:table-cell table:formula="of:=AVERAGE([.E29:.H29])" office:value-type="float" office:value="2.3752662295">
            <text:p>2.3752662295</text:p>
          </table:table-cell>
          <table:table-cell table:number-columns-repeated="997"/>
        </table:table-row>
        <table:table-row table:style-name="ro1">
          <table:table-cell office:value-type="string">
            <text:p>darectio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183970796">
            <text:p>1.183970796</text:p>
          </table:table-cell>
          <table:table-cell office:value-type="float" office:value="1.165886491">
            <text:p>1.165886491</text:p>
          </table:table-cell>
          <table:table-cell office:value-type="float" office:value="2.817080842">
            <text:p>2.817080842</text:p>
          </table:table-cell>
          <table:table-cell office:value-type="float" office:value="1.317380275">
            <text:p>1.317380275</text:p>
          </table:table-cell>
          <table:table-cell office:value-type="float" office:value="2.390411997">
            <text:p>2.390411997</text:p>
          </table:table-cell>
          <table:table-cell office:value-type="float" office:value="1.181054608">
            <text:p>1.181054608</text:p>
          </table:table-cell>
          <table:table-cell office:value-type="float" office:value="1.149921368">
            <text:p>1.149921368</text:p>
          </table:table-cell>
          <table:table-cell office:value-type="float" office:value="0.8219722238">
            <text:p>0.8219722238</text:p>
          </table:table-cell>
          <table:table-cell office:value-type="float" office:value="1.045581075">
            <text:p>1.045581075</text:p>
          </table:table-cell>
          <table:table-cell office:value-type="float" office:value="3.972368703">
            <text:p>3.972368703</text:p>
          </table:table-cell>
          <table:table-cell office:value-type="float" office:value="1.306686267">
            <text:p>1.306686267</text:p>
          </table:table-cell>
          <table:table-cell office:value-type="float" office:value="3.067325101">
            <text:p>3.067325101</text:p>
          </table:table-cell>
          <table:table-cell office:value-type="float" office:value="1.63390071">
            <text:p>1.63390071</text:p>
          </table:table-cell>
          <table:table-cell office:value-type="float" office:value="1.088546323">
            <text:p>1.088546323</text:p>
          </table:table-cell>
          <table:table-cell office:value-type="float" office:value="1.040030064">
            <text:p>1.040030064</text:p>
          </table:table-cell>
          <table:table-cell table:number-columns-repeated="7"/>
          <table:table-cell table:formula="of:=AVERAGE([.E30:.H30])" office:value-type="float" office:value="1.621079601">
            <text:p>1.621079601</text:p>
          </table:table-cell>
          <table:table-cell table:number-columns-repeated="997"/>
        </table:table-row>
        <table:table-row table:style-name="ro1">
          <table:table-cell office:value-type="string">
            <text:p>edectric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9176782592">
            <text:p>0.9176782592</text:p>
          </table:table-cell>
          <table:table-cell office:value-type="float" office:value="2.250322977">
            <text:p>2.250322977</text:p>
          </table:table-cell>
          <table:table-cell office:value-type="float" office:value="2.550399526">
            <text:p>2.550399526</text:p>
          </table:table-cell>
          <table:table-cell office:value-type="float" office:value="0.8015755247">
            <text:p>0.8015755247</text:p>
          </table:table-cell>
          <table:table-cell office:value-type="float" office:value="2.472991255">
            <text:p>2.472991255</text:p>
          </table:table-cell>
          <table:table-cell office:value-type="float" office:value="0.9655696386">
            <text:p>0.9655696386</text:p>
          </table:table-cell>
          <table:table-cell office:value-type="float" office:value="1.365140617">
            <text:p>1.365140617</text:p>
          </table:table-cell>
          <table:table-cell office:value-type="float" office:value="0.5732235406">
            <text:p>0.5732235406</text:p>
          </table:table-cell>
          <table:table-cell office:value-type="float" office:value="0.7767835528">
            <text:p>0.7767835528</text:p>
          </table:table-cell>
          <table:table-cell office:value-type="float" office:value="1.238287789">
            <text:p>1.238287789</text:p>
          </table:table-cell>
          <table:table-cell office:value-type="float" office:value="1.430369071">
            <text:p>1.430369071</text:p>
          </table:table-cell>
          <table:table-cell office:value-type="float" office:value="6.933783894">
            <text:p>6.933783894</text:p>
          </table:table-cell>
          <table:table-cell office:value-type="float" office:value="1.383059003">
            <text:p>1.383059003</text:p>
          </table:table-cell>
          <table:table-cell office:value-type="float" office:value="1.922627539">
            <text:p>1.922627539</text:p>
          </table:table-cell>
          <table:table-cell office:value-type="float" office:value="0.8232852688">
            <text:p>0.8232852688</text:p>
          </table:table-cell>
          <table:table-cell table:number-columns-repeated="7"/>
          <table:table-cell table:formula="of:=AVERAGE([.E31:.H31])" office:value-type="float" office:value="1.629994071725">
            <text:p>1.6299940717</text:p>
          </table:table-cell>
          <table:table-cell table:number-columns-repeated="997"/>
        </table:table-row>
        <table:table-row table:style-name="ro1">
          <table:table-cell office:value-type="string">
            <text:p>factomy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2.566436699">
            <text:p>2.566436699</text:p>
          </table:table-cell>
          <table:table-cell office:value-type="float" office:value="1.183534324">
            <text:p>1.183534324</text:p>
          </table:table-cell>
          <table:table-cell office:value-type="float" office:value="1.782922539">
            <text:p>1.782922539</text:p>
          </table:table-cell>
          <table:table-cell office:value-type="float" office:value="0.9505977794">
            <text:p>0.9505977794</text:p>
          </table:table-cell>
          <table:table-cell office:value-type="float" office:value="2.371538445">
            <text:p>2.371538445</text:p>
          </table:table-cell>
          <table:table-cell office:value-type="float" office:value="1.252127297">
            <text:p>1.252127297</text:p>
          </table:table-cell>
          <table:table-cell office:value-type="float" office:value="1.005892705">
            <text:p>1.005892705</text:p>
          </table:table-cell>
          <table:table-cell office:value-type="float" office:value="0.8138470408">
            <text:p>0.8138470408</text:p>
          </table:table-cell>
          <table:table-cell office:value-type="float" office:value="1.217367813">
            <text:p>1.217367813</text:p>
          </table:table-cell>
          <table:table-cell office:value-type="float" office:value="1.323753437">
            <text:p>1.323753437</text:p>
          </table:table-cell>
          <table:table-cell office:value-type="float" office:value="1.09065444">
            <text:p>1.09065444</text:p>
          </table:table-cell>
          <table:table-cell office:value-type="float" office:value="3.767239678">
            <text:p>3.767239678</text:p>
          </table:table-cell>
          <table:table-cell office:value-type="float" office:value="0.934054351">
            <text:p>0.934054351</text:p>
          </table:table-cell>
          <table:table-cell office:value-type="float" office:value="1.306957328">
            <text:p>1.306957328</text:p>
          </table:table-cell>
          <table:table-cell office:value-type="float" office:value="0.8900453076">
            <text:p>0.8900453076</text:p>
          </table:table-cell>
          <table:table-cell table:number-columns-repeated="7"/>
          <table:table-cell table:formula="of:=AVERAGE([.E32:.H32])" office:value-type="float" office:value="1.62087283535">
            <text:p>1.6208728354</text:p>
          </table:table-cell>
          <table:table-cell table:number-columns-repeated="997"/>
        </table:table-row>
        <table:table-row table:style-name="ro1">
          <table:table-cell office:value-type="string">
            <text:p>fadness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200626153">
            <text:p>1.200626153</text:p>
          </table:table-cell>
          <table:table-cell office:value-type="float" office:value="1.517326063">
            <text:p>1.517326063</text:p>
          </table:table-cell>
          <table:table-cell office:value-type="float" office:value="3.033539516">
            <text:p>3.033539516</text:p>
          </table:table-cell>
          <table:table-cell office:value-type="float" office:value="3.202008616">
            <text:p>3.202008616</text:p>
          </table:table-cell>
          <table:table-cell office:value-type="float" office:value="1.678519359">
            <text:p>1.678519359</text:p>
          </table:table-cell>
          <table:table-cell office:value-type="float" office:value="1.656051363">
            <text:p>1.656051363</text:p>
          </table:table-cell>
          <table:table-cell office:value-type="float" office:value="2.94705561">
            <text:p>2.94705561</text:p>
          </table:table-cell>
          <table:table-cell office:value-type="float" office:value="1.863070835">
            <text:p>1.863070835</text:p>
          </table:table-cell>
          <table:table-cell office:value-type="float" office:value="0.9300451869">
            <text:p>0.9300451869</text:p>
          </table:table-cell>
          <table:table-cell office:value-type="float" office:value="1.713380683">
            <text:p>1.713380683</text:p>
          </table:table-cell>
          <table:table-cell office:value-type="float" office:value="1.121761231">
            <text:p>1.121761231</text:p>
          </table:table-cell>
          <table:table-cell office:value-type="float" office:value="2.785780477">
            <text:p>2.785780477</text:p>
          </table:table-cell>
          <table:table-cell office:value-type="float" office:value="2.517500324">
            <text:p>2.517500324</text:p>
          </table:table-cell>
          <table:table-cell office:value-type="float" office:value="1.15634412">
            <text:p>1.15634412</text:p>
          </table:table-cell>
          <table:table-cell office:value-type="float" office:value="1.06485235">
            <text:p>1.06485235</text:p>
          </table:table-cell>
          <table:table-cell table:number-columns-repeated="7"/>
          <table:table-cell table:formula="of:=AVERAGE([.E33:.H33])" office:value-type="float" office:value="2.238375087">
            <text:p>2.238375087</text:p>
          </table:table-cell>
          <table:table-cell table:number-columns-repeated="997"/>
        </table:table-row>
        <table:table-row table:style-name="ro1">
          <table:table-cell office:value-type="string">
            <text:p>financt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8337205034">
            <text:p>0.8337205034</text:p>
          </table:table-cell>
          <table:table-cell office:value-type="float" office:value="1.766913739">
            <text:p>1.766913739</text:p>
          </table:table-cell>
          <table:table-cell office:value-type="float" office:value="2.684675912">
            <text:p>2.684675912</text:p>
          </table:table-cell>
          <table:table-cell office:value-type="float" office:value="1.200645471">
            <text:p>1.200645471</text:p>
          </table:table-cell>
          <table:table-cell office:value-type="float" office:value="5.644541171">
            <text:p>5.644541171</text:p>
          </table:table-cell>
          <table:table-cell office:value-type="float" office:value="0.9304148342">
            <text:p>0.9304148342</text:p>
          </table:table-cell>
          <table:table-cell office:value-type="float" office:value="1.648945489">
            <text:p>1.648945489</text:p>
          </table:table-cell>
          <table:table-cell office:value-type="float" office:value="0.6438750223">
            <text:p>0.6438750223</text:p>
          </table:table-cell>
          <table:table-cell office:value-type="float" office:value="0.700453076">
            <text:p>0.700453076</text:p>
          </table:table-cell>
          <table:table-cell office:value-type="float" office:value="0.8435852468">
            <text:p>0.8435852468</text:p>
          </table:table-cell>
          <table:table-cell office:value-type="float" office:value="1.495477994">
            <text:p>1.495477994</text:p>
          </table:table-cell>
          <table:table-cell office:value-type="float" office:value="3.550509975">
            <text:p>3.550509975</text:p>
          </table:table-cell>
          <table:table-cell office:value-type="float" office:value="3.917360266">
            <text:p>3.917360266</text:p>
          </table:table-cell>
          <table:table-cell office:value-type="float" office:value="1.076311158">
            <text:p>1.076311158</text:p>
          </table:table-cell>
          <table:table-cell office:value-type="float" office:value="1.141216634">
            <text:p>1.141216634</text:p>
          </table:table-cell>
          <table:table-cell table:number-columns-repeated="7"/>
          <table:table-cell table:formula="of:=AVERAGE([.E34:.H34])" office:value-type="float" office:value="1.62148890635">
            <text:p>1.6214889064</text:p>
          </table:table-cell>
          <table:table-cell table:number-columns-repeated="997"/>
        </table:table-row>
        <table:table-row table:style-name="ro1">
          <table:table-cell office:value-type="string">
            <text:p>firectio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934654179">
            <text:p>0.934654179</text:p>
          </table:table-cell>
          <table:table-cell office:value-type="float" office:value="1.768307672">
            <text:p>1.768307672</text:p>
          </table:table-cell>
          <table:table-cell office:value-type="float" office:value="1.050635571">
            <text:p>1.050635571</text:p>
          </table:table-cell>
          <table:table-cell office:value-type="float" office:value="1.634246202">
            <text:p>1.634246202</text:p>
          </table:table-cell>
          <table:table-cell office:value-type="float" office:value="3.430109663">
            <text:p>3.430109663</text:p>
          </table:table-cell>
          <table:table-cell office:value-type="float" office:value="1.899891032">
            <text:p>1.899891032</text:p>
          </table:table-cell>
          <table:table-cell office:value-type="float" office:value="2.778623627">
            <text:p>2.778623627</text:p>
          </table:table-cell>
          <table:table-cell office:value-type="float" office:value="1.9612045">
            <text:p>1.9612045</text:p>
          </table:table-cell>
          <table:table-cell office:value-type="float" office:value="1.013814441">
            <text:p>1.013814441</text:p>
          </table:table-cell>
          <table:table-cell office:value-type="float" office:value="1.007991162">
            <text:p>1.007991162</text:p>
          </table:table-cell>
          <table:table-cell office:value-type="float" office:value="1.648465548">
            <text:p>1.648465548</text:p>
          </table:table-cell>
          <table:table-cell office:value-type="float" office:value="2.850912944">
            <text:p>2.850912944</text:p>
          </table:table-cell>
          <table:table-cell office:value-type="float" office:value="2.584056917">
            <text:p>2.584056917</text:p>
          </table:table-cell>
          <table:table-cell office:value-type="float" office:value="3.802192031">
            <text:p>3.802192031</text:p>
          </table:table-cell>
          <table:table-cell office:value-type="float" office:value="1.264424328">
            <text:p>1.264424328</text:p>
          </table:table-cell>
          <table:table-cell table:number-columns-repeated="7"/>
          <table:table-cell table:formula="of:=AVERAGE([.E35:.H35])" office:value-type="float" office:value="1.346960906">
            <text:p>1.346960906</text:p>
          </table:table-cell>
          <table:table-cell table:number-columns-repeated="997"/>
        </table:table-row>
        <table:table-row table:style-name="ro1">
          <table:table-cell office:value-type="string">
            <text:p>flunder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200641849">
            <text:p>1.200641849</text:p>
          </table:table-cell>
          <table:table-cell office:value-type="float" office:value="0.9175599349">
            <text:p>0.9175599349</text:p>
          </table:table-cell>
          <table:table-cell office:value-type="float" office:value="1.534051449">
            <text:p>1.534051449</text:p>
          </table:table-cell>
          <table:table-cell office:value-type="float" office:value="1.150810401">
            <text:p>1.150810401</text:p>
          </table:table-cell>
          <table:table-cell office:value-type="float" office:value="3.040588731">
            <text:p>3.040588731</text:p>
          </table:table-cell>
          <table:table-cell office:value-type="float" office:value="0.9238501731">
            <text:p>0.9238501731</text:p>
          </table:table-cell>
          <table:table-cell office:value-type="float" office:value="1.771819337">
            <text:p>1.771819337</text:p>
          </table:table-cell>
          <table:table-cell office:value-type="float" office:value="0.7152630165">
            <text:p>0.7152630165</text:p>
          </table:table-cell>
          <table:table-cell office:value-type="float" office:value="0.7153801341">
            <text:p>0.7153801341</text:p>
          </table:table-cell>
          <table:table-cell office:value-type="float" office:value="0.9284797957">
            <text:p>0.9284797957</text:p>
          </table:table-cell>
          <table:table-cell office:value-type="float" office:value="1.327653332">
            <text:p>1.327653332</text:p>
          </table:table-cell>
          <table:table-cell office:value-type="float" office:value="2.336304337">
            <text:p>2.336304337</text:p>
          </table:table-cell>
          <table:table-cell office:value-type="float" office:value="5.351068396">
            <text:p>5.351068396</text:p>
          </table:table-cell>
          <table:table-cell office:value-type="float" office:value="1.085346719">
            <text:p>1.085346719</text:p>
          </table:table-cell>
          <table:table-cell office:value-type="float" office:value="2.588983703">
            <text:p>2.588983703</text:p>
          </table:table-cell>
          <table:table-cell table:number-columns-repeated="7"/>
          <table:table-cell table:formula="of:=AVERAGE([.E36:.H36])" office:value-type="float" office:value="1.200765908475">
            <text:p>1.2007659085</text:p>
          </table:table-cell>
          <table:table-cell table:number-columns-repeated="997"/>
        </table:table-row>
        <table:table-row table:style-name="ro1">
          <table:table-cell office:value-type="string">
            <text:p>helicomter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051366646">
            <text:p>1.051366646</text:p>
          </table:table-cell>
          <table:table-cell office:value-type="float" office:value="2.367729694">
            <text:p>2.367729694</text:p>
          </table:table-cell>
          <table:table-cell office:value-type="float" office:value="2.717196993">
            <text:p>2.717196993</text:p>
          </table:table-cell>
          <table:table-cell office:value-type="float" office:value="1.351469757">
            <text:p>1.351469757</text:p>
          </table:table-cell>
          <table:table-cell office:value-type="float" office:value="1.558659056">
            <text:p>1.558659056</text:p>
          </table:table-cell>
          <table:table-cell office:value-type="float" office:value="1.108042223">
            <text:p>1.108042223</text:p>
          </table:table-cell>
          <table:table-cell office:value-type="float" office:value="1.185745462">
            <text:p>1.185745462</text:p>
          </table:table-cell>
          <table:table-cell office:value-type="float" office:value="0.886871059">
            <text:p>0.886871059</text:p>
          </table:table-cell>
          <table:table-cell office:value-type="float" office:value="0.9310286123">
            <text:p>0.9310286123</text:p>
          </table:table-cell>
          <table:table-cell office:value-type="float" office:value="1.01358081">
            <text:p>1.01358081</text:p>
          </table:table-cell>
          <table:table-cell office:value-type="float" office:value="1.188232098">
            <text:p>1.188232098</text:p>
          </table:table-cell>
          <table:table-cell office:value-type="float" office:value="3.334104458">
            <text:p>3.334104458</text:p>
          </table:table-cell>
          <table:table-cell office:value-type="float" office:value="0.9006661817">
            <text:p>0.9006661817</text:p>
          </table:table-cell>
          <table:table-cell office:value-type="float" office:value="0.9389944188">
            <text:p>0.9389944188</text:p>
          </table:table-cell>
          <table:table-cell office:value-type="float" office:value="0.7800217935">
            <text:p>0.7800217935</text:p>
          </table:table-cell>
          <table:table-cell table:number-columns-repeated="7"/>
          <table:table-cell table:formula="of:=AVERAGE([.E37:.H37])" office:value-type="float" office:value="1.8719407725">
            <text:p>1.8719407725</text:p>
          </table:table-cell>
          <table:table-cell table:number-columns-repeated="997"/>
        </table:table-row>
        <table:table-row table:style-name="ro1">
          <table:table-cell office:value-type="string">
            <text:p>inpasio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016476664">
            <text:p>1.016476664</text:p>
          </table:table-cell>
          <table:table-cell office:value-type="float" office:value="5.034308624">
            <text:p>5.034308624</text:p>
          </table:table-cell>
          <table:table-cell office:value-type="float" office:value="2.48359095">
            <text:p>2.48359095</text:p>
          </table:table-cell>
          <table:table-cell office:value-type="float" office:value="1.33494842">
            <text:p>1.33494842</text:p>
          </table:table-cell>
          <table:table-cell office:value-type="float" office:value="3.201992822">
            <text:p>3.201992822</text:p>
          </table:table-cell>
          <table:table-cell office:value-type="float" office:value="1.261457519">
            <text:p>1.261457519</text:p>
          </table:table-cell>
          <table:table-cell office:value-type="float" office:value="1.702227347">
            <text:p>1.702227347</text:p>
          </table:table-cell>
          <table:table-cell office:value-type="float" office:value="0.9301556638">
            <text:p>0.9301556638</text:p>
          </table:table-cell>
          <table:table-cell office:value-type="float" office:value="0.8945543344">
            <text:p>0.8945543344</text:p>
          </table:table-cell>
          <table:table-cell office:value-type="float" office:value="11.5921652">
            <text:p>11.5921652</text:p>
          </table:table-cell>
          <table:table-cell office:value-type="float" office:value="1.670126264">
            <text:p>1.670126264</text:p>
          </table:table-cell>
          <table:table-cell office:value-type="float" office:value="1.434229122">
            <text:p>1.434229122</text:p>
          </table:table-cell>
          <table:table-cell office:value-type="float" office:value="2.450488543">
            <text:p>2.450488543</text:p>
          </table:table-cell>
          <table:table-cell office:value-type="float" office:value="1.262517847">
            <text:p>1.262517847</text:p>
          </table:table-cell>
          <table:table-cell office:value-type="float" office:value="1.18038522">
            <text:p>1.18038522</text:p>
          </table:table-cell>
          <table:table-cell table:number-columns-repeated="7"/>
          <table:table-cell table:formula="of:=AVERAGE([.E38:.H38])" office:value-type="float" office:value="2.4673311645">
            <text:p>2.4673311645</text:p>
          </table:table-cell>
          <table:table-cell table:number-columns-repeated="997"/>
        </table:table-row>
        <table:table-row table:style-name="ro1">
          <table:table-cell office:value-type="string">
            <text:p>inspeltio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8003035381">
            <text:p>0.8003035381</text:p>
          </table:table-cell>
          <table:table-cell office:value-type="float" office:value="2.067361561">
            <text:p>2.067361561</text:p>
          </table:table-cell>
          <table:table-cell office:value-type="float" office:value="4.234379377">
            <text:p>4.234379377</text:p>
          </table:table-cell>
          <table:table-cell office:value-type="float" office:value="1.267250601">
            <text:p>1.267250601</text:p>
          </table:table-cell>
          <table:table-cell office:value-type="float" office:value="4.147922207">
            <text:p>4.147922207</text:p>
          </table:table-cell>
          <table:table-cell office:value-type="float" office:value="1.483217976">
            <text:p>1.483217976</text:p>
          </table:table-cell>
          <table:table-cell office:value-type="float" office:value="4.46518197">
            <text:p>4.46518197</text:p>
          </table:table-cell>
          <table:table-cell office:value-type="float" office:value="0.9823285269">
            <text:p>0.9823285269</text:p>
          </table:table-cell>
          <table:table-cell office:value-type="float" office:value="0.8575210314">
            <text:p>0.8575210314</text:p>
          </table:table-cell>
          <table:table-cell office:value-type="float" office:value="1.606508477">
            <text:p>1.606508477</text:p>
          </table:table-cell>
          <table:table-cell office:value-type="float" office:value="1.512385788">
            <text:p>1.512385788</text:p>
          </table:table-cell>
          <table:table-cell office:value-type="float" office:value="3.500508013">
            <text:p>3.500508013</text:p>
          </table:table-cell>
          <table:table-cell office:value-type="float" office:value="2.284091629">
            <text:p>2.284091629</text:p>
          </table:table-cell>
          <table:table-cell office:value-type="float" office:value="2.523076691">
            <text:p>2.523076691</text:p>
          </table:table-cell>
          <table:table-cell office:value-type="float" office:value="1.517802174">
            <text:p>1.517802174</text:p>
          </table:table-cell>
          <table:table-cell table:number-columns-repeated="7"/>
          <table:table-cell table:formula="of:=AVERAGE([.E39:.H39])" office:value-type="float" office:value="2.092323769275">
            <text:p>2.0923237693</text:p>
          </table:table-cell>
          <table:table-cell table:number-columns-repeated="997"/>
        </table:table-row>
        <table:table-row table:style-name="ro1">
          <table:table-cell office:value-type="string">
            <text:p>jepdyfish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183962344">
            <text:p>1.183962344</text:p>
          </table:table-cell>
          <table:table-cell office:value-type="float" office:value="0.8852887838">
            <text:p>0.8852887838</text:p>
          </table:table-cell>
          <table:table-cell office:value-type="float" office:value="2.434052295">
            <text:p>2.434052295</text:p>
          </table:table-cell>
          <table:table-cell office:value-type="float" office:value="1.100899869">
            <text:p>1.100899869</text:p>
          </table:table-cell>
          <table:table-cell office:value-type="float" office:value="3.570914821">
            <text:p>3.570914821</text:p>
          </table:table-cell>
          <table:table-cell office:value-type="float" office:value="1.356440449">
            <text:p>1.356440449</text:p>
          </table:table-cell>
          <table:table-cell office:value-type="float" office:value="0.9230694465">
            <text:p>0.9230694465</text:p>
          </table:table-cell>
          <table:table-cell office:value-type="float" office:value="0.6841833916">
            <text:p>0.6841833916</text:p>
          </table:table-cell>
          <table:table-cell office:value-type="float" office:value="0.8076748236">
            <text:p>0.8076748236</text:p>
          </table:table-cell>
          <table:table-cell office:value-type="float" office:value="2.160930421">
            <text:p>2.160930421</text:p>
          </table:table-cell>
          <table:table-cell office:value-type="float" office:value="1.500814692">
            <text:p>1.500814692</text:p>
          </table:table-cell>
          <table:table-cell office:value-type="float" office:value="3.884428493">
            <text:p>3.884428493</text:p>
          </table:table-cell>
          <table:table-cell office:value-type="float" office:value="0.9840357873">
            <text:p>0.9840357873</text:p>
          </table:table-cell>
          <table:table-cell office:value-type="float" office:value="1.014032376">
            <text:p>1.014032376</text:p>
          </table:table-cell>
          <table:table-cell office:value-type="float" office:value="1.340788008">
            <text:p>1.340788008</text:p>
          </table:table-cell>
          <table:table-cell table:number-columns-repeated="7"/>
          <table:table-cell table:formula="of:=AVERAGE([.E40:.H40])" office:value-type="float" office:value="1.40105082295">
            <text:p>1.401050823</text:p>
          </table:table-cell>
          <table:table-cell table:number-columns-repeated="997"/>
        </table:table-row>
        <table:table-row table:style-name="ro1">
          <table:table-cell office:value-type="string">
            <text:p>meather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150085363">
            <text:p>1.150085363</text:p>
          </table:table-cell>
          <table:table-cell office:value-type="float" office:value="2.717264003">
            <text:p>2.717264003</text:p>
          </table:table-cell>
          <table:table-cell office:value-type="float" office:value="1.900784442">
            <text:p>1.900784442</text:p>
          </table:table-cell>
          <table:table-cell office:value-type="float" office:value="1.000551174">
            <text:p>1.000551174</text:p>
          </table:table-cell>
          <table:table-cell office:value-type="float" office:value="2.179442722">
            <text:p>2.179442722</text:p>
          </table:table-cell>
          <table:table-cell office:value-type="float" office:value="1.037361941">
            <text:p>1.037361941</text:p>
          </table:table-cell>
          <table:table-cell office:value-type="float" office:value="2.851229886">
            <text:p>2.851229886</text:p>
          </table:table-cell>
          <table:table-cell office:value-type="float" office:value="0.6247498423">
            <text:p>0.6247498423</text:p>
          </table:table-cell>
          <table:table-cell office:value-type="float" office:value="0.8901201663">
            <text:p>0.8901201663</text:p>
          </table:table-cell>
          <table:table-cell office:value-type="float" office:value="1.326215321">
            <text:p>1.326215321</text:p>
          </table:table-cell>
          <table:table-cell office:value-type="float" office:value="1.655830675">
            <text:p>1.655830675</text:p>
          </table:table-cell>
          <table:table-cell office:value-type="float" office:value="2.10078994">
            <text:p>2.10078994</text:p>
          </table:table-cell>
          <table:table-cell office:value-type="float" office:value="4.734005451">
            <text:p>4.734005451</text:p>
          </table:table-cell>
          <table:table-cell office:value-type="float" office:value="0.6816671748">
            <text:p>0.6816671748</text:p>
          </table:table-cell>
          <table:table-cell office:value-type="float" office:value="1.97739027">
            <text:p>1.97739027</text:p>
          </table:table-cell>
          <table:table-cell table:number-columns-repeated="7"/>
          <table:table-cell table:formula="of:=AVERAGE([.E41:.H41])" office:value-type="float" office:value="1.6921712455">
            <text:p>1.6921712455</text:p>
          </table:table-cell>
          <table:table-cell table:number-columns-repeated="997"/>
        </table:table-row>
        <table:table-row table:style-name="ro1">
          <table:table-cell office:value-type="string">
            <text:p>monitod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067385105">
            <text:p>1.067385105</text:p>
          </table:table-cell>
          <table:table-cell office:value-type="float" office:value="1.46618701">
            <text:p>1.46618701</text:p>
          </table:table-cell>
          <table:table-cell office:value-type="float" office:value="2.316864719">
            <text:p>2.316864719</text:p>
          </table:table-cell>
          <table:table-cell office:value-type="float" office:value="0.8499086005">
            <text:p>0.8499086005</text:p>
          </table:table-cell>
          <table:table-cell office:value-type="float" office:value="2.557416033">
            <text:p>2.557416033</text:p>
          </table:table-cell>
          <table:table-cell office:value-type="float" office:value="0.6996278174">
            <text:p>0.6996278174</text:p>
          </table:table-cell>
          <table:table-cell office:value-type="float" office:value="1.092434748">
            <text:p>1.092434748</text:p>
          </table:table-cell>
          <table:table-cell office:value-type="float" office:value="1.825758623">
            <text:p>1.825758623</text:p>
          </table:table-cell>
          <table:table-cell office:value-type="float" office:value="0.7427953068">
            <text:p>0.7427953068</text:p>
          </table:table-cell>
          <table:table-cell office:value-type="float" office:value="3.151588181">
            <text:p>3.151588181</text:p>
          </table:table-cell>
          <table:table-cell office:value-type="float" office:value="0.9784660616">
            <text:p>0.9784660616</text:p>
          </table:table-cell>
          <table:table-cell office:value-type="float" office:value="1.834191693">
            <text:p>1.834191693</text:p>
          </table:table-cell>
          <table:table-cell office:value-type="float" office:value="0.9866878364">
            <text:p>0.9866878364</text:p>
          </table:table-cell>
          <table:table-cell office:value-type="float" office:value="0.7919828791">
            <text:p>0.7919828791</text:p>
          </table:table-cell>
          <table:table-cell office:value-type="float" office:value="0.8568279851">
            <text:p>0.8568279851</text:p>
          </table:table-cell>
          <table:table-cell table:number-columns-repeated="7"/>
          <table:table-cell table:formula="of:=AVERAGE([.E42:.H42])" office:value-type="float" office:value="1.425086358625">
            <text:p>1.4250863586</text:p>
          </table:table-cell>
          <table:table-cell table:number-columns-repeated="997"/>
        </table:table-row>
        <table:table-row table:style-name="ro1">
          <table:table-cell office:value-type="string">
            <text:p>motebook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8330021057">
            <text:p>0.8330021057</text:p>
          </table:table-cell>
          <table:table-cell office:value-type="float" office:value="1.283520197">
            <text:p>1.283520197</text:p>
          </table:table-cell>
          <table:table-cell office:value-type="float" office:value="1.151883772">
            <text:p>1.151883772</text:p>
          </table:table-cell>
          <table:table-cell office:value-type="float" office:value="0.8832114673">
            <text:p>0.8832114673</text:p>
          </table:table-cell>
          <table:table-cell office:value-type="float" office:value="1.857012457">
            <text:p>1.857012457</text:p>
          </table:table-cell>
          <table:table-cell office:value-type="float" office:value="0.7741693808">
            <text:p>0.7741693808</text:p>
          </table:table-cell>
          <table:table-cell office:value-type="float" office:value="1.590738052">
            <text:p>1.590738052</text:p>
          </table:table-cell>
          <table:table-cell office:value-type="float" office:value="0.6839038791">
            <text:p>0.6839038791</text:p>
          </table:table-cell>
          <table:table-cell office:value-type="float" office:value="0.7018572796">
            <text:p>0.7018572796</text:p>
          </table:table-cell>
          <table:table-cell office:value-type="float" office:value="2.131319595">
            <text:p>2.131319595</text:p>
          </table:table-cell>
          <table:table-cell office:value-type="float" office:value="1.454971007">
            <text:p>1.454971007</text:p>
          </table:table-cell>
          <table:table-cell office:value-type="float" office:value="3.367385773">
            <text:p>3.367385773</text:p>
          </table:table-cell>
          <table:table-cell office:value-type="float" office:value="1.201084847">
            <text:p>1.201084847</text:p>
          </table:table-cell>
          <table:table-cell office:value-type="float" office:value="1.573886402">
            <text:p>1.573886402</text:p>
          </table:table-cell>
          <table:table-cell office:value-type="float" office:value="0.8834076386">
            <text:p>0.8834076386</text:p>
          </table:table-cell>
          <table:table-cell table:number-columns-repeated="7"/>
          <table:table-cell table:formula="of:=AVERAGE([.E43:.H43])" office:value-type="float" office:value="1.0379043855">
            <text:p>1.0379043855</text:p>
          </table:table-cell>
          <table:table-cell table:number-columns-repeated="997"/>
        </table:table-row>
        <table:table-row table:style-name="ro1">
          <table:table-cell office:value-type="string">
            <text:p>oberatio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3.367464672">
            <text:p>3.367464672</text:p>
          </table:table-cell>
          <table:table-cell office:value-type="float" office:value="1.200687126">
            <text:p>1.200687126</text:p>
          </table:table-cell>
          <table:table-cell office:value-type="float" office:value="1.450564576">
            <text:p>1.450564576</text:p>
          </table:table-cell>
          <table:table-cell office:value-type="float" office:value="1.234064248">
            <text:p>1.234064248</text:p>
          </table:table-cell>
          <table:table-cell office:value-type="float" office:value="1.525450588">
            <text:p>1.525450588</text:p>
          </table:table-cell>
          <table:table-cell office:value-type="float" office:value="0.8325117948">
            <text:p>0.8325117948</text:p>
          </table:table-cell>
          <table:table-cell office:value-type="float" office:value="3.320343746">
            <text:p>3.320343746</text:p>
          </table:table-cell>
          <table:table-cell office:value-type="float" office:value="1.467364945">
            <text:p>1.467364945</text:p>
          </table:table-cell>
          <table:table-cell office:value-type="float" office:value="0.7993431756">
            <text:p>0.7993431756</text:p>
          </table:table-cell>
          <table:table-cell office:value-type="float" office:value="2.272367194">
            <text:p>2.272367194</text:p>
          </table:table-cell>
          <table:table-cell office:value-type="float" office:value="1.174020423">
            <text:p>1.174020423</text:p>
          </table:table-cell>
          <table:table-cell office:value-type="float" office:value="1.945982837">
            <text:p>1.945982837</text:p>
          </table:table-cell>
          <table:table-cell office:value-type="float" office:value="0.9176077829">
            <text:p>0.9176077829</text:p>
          </table:table-cell>
          <table:table-cell office:value-type="float" office:value="1.812502">
            <text:p>1.812502</text:p>
          </table:table-cell>
          <table:table-cell office:value-type="float" office:value="0.8883362361">
            <text:p>0.8883362361</text:p>
          </table:table-cell>
          <table:table-cell table:number-columns-repeated="7"/>
          <table:table-cell table:formula="of:=AVERAGE([.E44:.H44])" office:value-type="float" office:value="1.8131951555">
            <text:p>1.8131951555</text:p>
          </table:table-cell>
          <table:table-cell table:number-columns-repeated="997"/>
        </table:table-row>
        <table:table-row table:style-name="ro1">
          <table:table-cell office:value-type="string">
            <text:p>oplosite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9008218712">
            <text:p>0.9008218712</text:p>
          </table:table-cell>
          <table:table-cell office:value-type="float" office:value="2.298750229">
            <text:p>2.298750229</text:p>
          </table:table-cell>
          <table:table-cell office:value-type="float" office:value="2.14905908">
            <text:p>2.14905908</text:p>
          </table:table-cell>
          <table:table-cell office:value-type="float" office:value="1.649778082">
            <text:p>1.649778082</text:p>
          </table:table-cell>
          <table:table-cell office:value-type="float" office:value="2.589227532">
            <text:p>2.589227532</text:p>
          </table:table-cell>
          <table:table-cell office:value-type="float" office:value="1.166638192">
            <text:p>1.166638192</text:p>
          </table:table-cell>
          <table:table-cell office:value-type="float" office:value="1.091651147">
            <text:p>1.091651147</text:p>
          </table:table-cell>
          <table:table-cell office:value-type="float" office:value="0.9909662502">
            <text:p>0.9909662502</text:p>
          </table:table-cell>
          <table:table-cell office:value-type="float" office:value="0.6848432345">
            <text:p>0.6848432345</text:p>
          </table:table-cell>
          <table:table-cell office:value-type="float" office:value="0.9387825205">
            <text:p>0.9387825205</text:p>
          </table:table-cell>
          <table:table-cell office:value-type="float" office:value="1.152022844">
            <text:p>1.152022844</text:p>
          </table:table-cell>
          <table:table-cell office:value-type="float" office:value="1.901047116">
            <text:p>1.901047116</text:p>
          </table:table-cell>
          <table:table-cell office:value-type="float" office:value="1.484095855">
            <text:p>1.484095855</text:p>
          </table:table-cell>
          <table:table-cell office:value-type="float" office:value="1.155013568">
            <text:p>1.155013568</text:p>
          </table:table-cell>
          <table:table-cell office:value-type="float" office:value="0.8164924492">
            <text:p>0.8164924492</text:p>
          </table:table-cell>
          <table:table-cell table:number-columns-repeated="7"/>
          <table:table-cell table:formula="of:=AVERAGE([.E45:.H45])" office:value-type="float" office:value="1.74960231555">
            <text:p>1.7496023156</text:p>
          </table:table-cell>
          <table:table-cell table:number-columns-repeated="997"/>
        </table:table-row>
        <table:table-row table:style-name="ro1">
          <table:table-cell office:value-type="string">
            <text:p>plastey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8328354857">
            <text:p>0.8328354857</text:p>
          </table:table-cell>
          <table:table-cell office:value-type="float" office:value="1.334019936">
            <text:p>1.334019936</text:p>
          </table:table-cell>
          <table:table-cell office:value-type="float" office:value="2.285299288">
            <text:p>2.285299288</text:p>
          </table:table-cell>
          <table:table-cell office:value-type="float" office:value="1.46719156">
            <text:p>1.46719156</text:p>
          </table:table-cell>
          <table:table-cell office:value-type="float" office:value="2.618305467">
            <text:p>2.618305467</text:p>
          </table:table-cell>
          <table:table-cell office:value-type="float" office:value="2.056574169">
            <text:p>2.056574169</text:p>
          </table:table-cell>
          <table:table-cell office:value-type="float" office:value="1.249799723">
            <text:p>1.249799723</text:p>
          </table:table-cell>
          <table:table-cell office:value-type="float" office:value="0.8817215077">
            <text:p>0.8817215077</text:p>
          </table:table-cell>
          <table:table-cell office:value-type="float" office:value="1.128161646">
            <text:p>1.128161646</text:p>
          </table:table-cell>
          <table:table-cell office:value-type="float" office:value="0.7821015361">
            <text:p>0.7821015361</text:p>
          </table:table-cell>
          <table:table-cell office:value-type="float" office:value="1.044496832">
            <text:p>1.044496832</text:p>
          </table:table-cell>
          <table:table-cell office:value-type="float" office:value="2.38375386">
            <text:p>2.38375386</text:p>
          </table:table-cell>
          <table:table-cell office:value-type="float" office:value="1.15647633">
            <text:p>1.15647633</text:p>
          </table:table-cell>
          <table:table-cell office:value-type="float" office:value="1.887076317">
            <text:p>1.887076317</text:p>
          </table:table-cell>
          <table:table-cell office:value-type="float" office:value="1.35698223">
            <text:p>1.35698223</text:p>
          </table:table-cell>
          <table:table-cell table:number-columns-repeated="7"/>
          <table:table-cell table:formula="of:=AVERAGE([.E46:.H46])" office:value-type="float" office:value="1.479836567425">
            <text:p>1.4798365674</text:p>
          </table:table-cell>
          <table:table-cell table:number-columns-repeated="997"/>
        </table:table-row>
        <table:table-row table:style-name="ro1">
          <table:table-cell office:value-type="string">
            <text:p>plitcher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9674583933">
            <text:p>0.9674583933</text:p>
          </table:table-cell>
          <table:table-cell office:value-type="float" office:value="1.150728902">
            <text:p>1.150728902</text:p>
          </table:table-cell>
          <table:table-cell office:value-type="float" office:value="3.683519835">
            <text:p>3.683519835</text:p>
          </table:table-cell>
          <table:table-cell office:value-type="float" office:value="1.100134986">
            <text:p>1.100134986</text:p>
          </table:table-cell>
          <table:table-cell office:value-type="float" office:value="2.009369463">
            <text:p>2.009369463</text:p>
          </table:table-cell>
          <table:table-cell office:value-type="float" office:value="1.769756919">
            <text:p>1.769756919</text:p>
          </table:table-cell>
          <table:table-cell office:value-type="float" office:value="1.648873649">
            <text:p>1.648873649</text:p>
          </table:table-cell>
          <table:table-cell office:value-type="float" office:value="0.8889646866">
            <text:p>0.8889646866</text:p>
          </table:table-cell>
          <table:table-cell office:value-type="float" office:value="0.7922201328">
            <text:p>0.7922201328</text:p>
          </table:table-cell>
          <table:table-cell office:value-type="float" office:value="2.166049787">
            <text:p>2.166049787</text:p>
          </table:table-cell>
          <table:table-cell office:value-type="float" office:value="1.452459016">
            <text:p>1.452459016</text:p>
          </table:table-cell>
          <table:table-cell office:value-type="float" office:value="1.884018582">
            <text:p>1.884018582</text:p>
          </table:table-cell>
          <table:table-cell office:value-type="float" office:value="1.700621508">
            <text:p>1.700621508</text:p>
          </table:table-cell>
          <table:table-cell office:value-type="float" office:value="1.045854551">
            <text:p>1.045854551</text:p>
          </table:table-cell>
          <table:table-cell office:value-type="float" office:value="0.7141419477">
            <text:p>0.7141419477</text:p>
          </table:table-cell>
          <table:table-cell table:number-columns-repeated="7"/>
          <table:table-cell table:formula="of:=AVERAGE([.E47:.H47])" office:value-type="float" office:value="1.725460529075">
            <text:p>1.7254605291</text:p>
          </table:table-cell>
          <table:table-cell table:number-columns-repeated="997"/>
        </table:table-row>
        <table:table-row table:style-name="ro1">
          <table:table-cell office:value-type="string">
            <text:p>pressurt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8513502255">
            <text:p>0.8513502255</text:p>
          </table:table-cell>
          <table:table-cell office:value-type="float" office:value="1.433142525">
            <text:p>1.433142525</text:p>
          </table:table-cell>
          <table:table-cell office:value-type="float" office:value="3.604800346">
            <text:p>3.604800346</text:p>
          </table:table-cell>
          <table:table-cell office:value-type="float" office:value="0.8340398584">
            <text:p>0.8340398584</text:p>
          </table:table-cell>
          <table:table-cell office:value-type="float" office:value="3.886687454">
            <text:p>3.886687454</text:p>
          </table:table-cell>
          <table:table-cell office:value-type="float" office:value="1.00956627">
            <text:p>1.00956627</text:p>
          </table:table-cell>
          <table:table-cell office:value-type="float" office:value="1.702201992">
            <text:p>1.702201992</text:p>
          </table:table-cell>
          <table:table-cell office:value-type="float" office:value="0.8410026231">
            <text:p>0.8410026231</text:p>
          </table:table-cell>
          <table:table-cell office:value-type="float" office:value="0.8603837714">
            <text:p>0.8603837714</text:p>
          </table:table-cell>
          <table:table-cell office:value-type="float" office:value="1.704008862">
            <text:p>1.704008862</text:p>
          </table:table-cell>
          <table:table-cell office:value-type="float" office:value="1.299962873">
            <text:p>1.299962873</text:p>
          </table:table-cell>
          <table:table-cell office:value-type="float" office:value="4.017086489">
            <text:p>4.017086489</text:p>
          </table:table-cell>
          <table:table-cell office:value-type="float" office:value="1.817422145">
            <text:p>1.817422145</text:p>
          </table:table-cell>
          <table:table-cell office:value-type="float" office:value="2.433633875">
            <text:p>2.433633875</text:p>
          </table:table-cell>
          <table:table-cell office:value-type="float" office:value="1.390323915">
            <text:p>1.390323915</text:p>
          </table:table-cell>
          <table:table-cell table:number-columns-repeated="7"/>
          <table:table-cell table:formula="of:=AVERAGE([.E48:.H48])" office:value-type="float" office:value="1.680833238725">
            <text:p>1.6808332387</text:p>
          </table:table-cell>
          <table:table-cell table:number-columns-repeated="997"/>
        </table:table-row>
        <table:table-row table:style-name="ro1">
          <table:table-cell office:value-type="string">
            <text:p>prottle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500533667">
            <text:p>1.500533667</text:p>
          </table:table-cell>
          <table:table-cell office:value-type="float" office:value="0.8839630683">
            <text:p>0.8839630683</text:p>
          </table:table-cell>
          <table:table-cell office:value-type="float" office:value="2.183651441">
            <text:p>2.183651441</text:p>
          </table:table-cell>
          <table:table-cell office:value-type="float" office:value="1.133536859">
            <text:p>1.133536859</text:p>
          </table:table-cell>
          <table:table-cell office:value-type="float" office:value="2.535548117">
            <text:p>2.535548117</text:p>
          </table:table-cell>
          <table:table-cell office:value-type="float" office:value="1.820416011">
            <text:p>1.820416011</text:p>
          </table:table-cell>
          <table:table-cell office:value-type="float" office:value="2.338431168">
            <text:p>2.338431168</text:p>
          </table:table-cell>
          <table:table-cell office:value-type="float" office:value="0.9039008002">
            <text:p>0.9039008002</text:p>
          </table:table-cell>
          <table:table-cell office:value-type="float" office:value="0.8127839271">
            <text:p>0.8127839271</text:p>
          </table:table-cell>
          <table:table-cell office:value-type="float" office:value="0.6981849794">
            <text:p>0.6981849794</text:p>
          </table:table-cell>
          <table:table-cell office:value-type="float" office:value="0.9817725202">
            <text:p>0.9817725202</text:p>
          </table:table-cell>
          <table:table-cell office:value-type="float" office:value="2.633929083">
            <text:p>2.633929083</text:p>
          </table:table-cell>
          <table:table-cell office:value-type="float" office:value="3.583619235">
            <text:p>3.583619235</text:p>
          </table:table-cell>
          <table:table-cell office:value-type="float" office:value="1.153391429">
            <text:p>1.153391429</text:p>
          </table:table-cell>
          <table:table-cell office:value-type="float" office:value="0.9491564818">
            <text:p>0.9491564818</text:p>
          </table:table-cell>
          <table:table-cell table:number-columns-repeated="7"/>
          <table:table-cell table:formula="of:=AVERAGE([.E49:.H49])" office:value-type="float" office:value="1.425421258825">
            <text:p>1.4254212588</text:p>
          </table:table-cell>
          <table:table-cell table:number-columns-repeated="997"/>
        </table:table-row>
        <table:table-row table:style-name="ro1">
          <table:table-cell office:value-type="string">
            <text:p>ragister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9544710902">
            <text:p>0.9544710902</text:p>
          </table:table-cell>
          <table:table-cell office:value-type="float" office:value="2.083400545">
            <text:p>2.083400545</text:p>
          </table:table-cell>
          <table:table-cell office:value-type="float" office:value="2.250548156">
            <text:p>2.250548156</text:p>
          </table:table-cell>
          <table:table-cell office:value-type="float" office:value="1.033622222">
            <text:p>1.033622222</text:p>
          </table:table-cell>
          <table:table-cell office:value-type="float" office:value="2.902286523">
            <text:p>2.902286523</text:p>
          </table:table-cell>
          <table:table-cell office:value-type="float" office:value="0.682777273">
            <text:p>0.682777273</text:p>
          </table:table-cell>
          <table:table-cell office:value-type="float" office:value="1.289389691">
            <text:p>1.289389691</text:p>
          </table:table-cell>
          <table:table-cell office:value-type="float" office:value="0.9323416573">
            <text:p>0.9323416573</text:p>
          </table:table-cell>
          <table:table-cell office:value-type="float" office:value="0.8224183573">
            <text:p>0.8224183573</text:p>
          </table:table-cell>
          <table:table-cell office:value-type="float" office:value="1.074433051">
            <text:p>1.074433051</text:p>
          </table:table-cell>
          <table:table-cell office:value-type="float" office:value="1.55819808">
            <text:p>1.55819808</text:p>
          </table:table-cell>
          <table:table-cell office:value-type="float" office:value="3.435996752">
            <text:p>3.435996752</text:p>
          </table:table-cell>
          <table:table-cell office:value-type="float" office:value="0.8505428762">
            <text:p>0.8505428762</text:p>
          </table:table-cell>
          <table:table-cell office:value-type="float" office:value="2.349752936">
            <text:p>2.349752936</text:p>
          </table:table-cell>
          <table:table-cell office:value-type="float" office:value="0.8743135189">
            <text:p>0.8743135189</text:p>
          </table:table-cell>
          <table:table-cell table:number-columns-repeated="7"/>
          <table:table-cell table:formula="of:=AVERAGE([.E50:.H50])" office:value-type="float" office:value="1.5805105033">
            <text:p>1.5805105033</text:p>
          </table:table-cell>
          <table:table-cell table:number-columns-repeated="997"/>
        </table:table-row>
        <table:table-row table:style-name="ro1">
          <table:table-cell office:value-type="string">
            <text:p>redigion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449847989">
            <text:p>1.449847989</text:p>
          </table:table-cell>
          <table:table-cell office:value-type="float" office:value="1.033919844">
            <text:p>1.033919844</text:p>
          </table:table-cell>
          <table:table-cell office:value-type="float" office:value="3.167503791">
            <text:p>3.167503791</text:p>
          </table:table-cell>
          <table:table-cell office:value-type="float" office:value="0.9508060543">
            <text:p>0.9508060543</text:p>
          </table:table-cell>
          <table:table-cell office:value-type="float" office:value="4.44933638">
            <text:p>4.44933638</text:p>
          </table:table-cell>
          <table:table-cell office:value-type="float" office:value="0.7929221918">
            <text:p>0.7929221918</text:p>
          </table:table-cell>
          <table:table-cell office:value-type="float" office:value="2.366244782">
            <text:p>2.366244782</text:p>
          </table:table-cell>
          <table:table-cell office:value-type="float" office:value="0.8409464791">
            <text:p>0.8409464791</text:p>
          </table:table-cell>
          <table:table-cell office:value-type="float" office:value="0.6974714073">
            <text:p>0.6974714073</text:p>
          </table:table-cell>
          <table:table-cell office:value-type="float" office:value="0.8403542505">
            <text:p>0.8403542505</text:p>
          </table:table-cell>
          <table:table-cell office:value-type="float" office:value="1.04208747">
            <text:p>1.04208747</text:p>
          </table:table-cell>
          <table:table-cell office:value-type="float" office:value="1.616658466">
            <text:p>1.616658466</text:p>
          </table:table-cell>
          <table:table-cell office:value-type="float" office:value="1.485453574">
            <text:p>1.485453574</text:p>
          </table:table-cell>
          <table:table-cell office:value-type="float" office:value="1.357826201">
            <text:p>1.357826201</text:p>
          </table:table-cell>
          <table:table-cell office:value-type="float" office:value="1.280419933">
            <text:p>1.280419933</text:p>
          </table:table-cell>
          <table:table-cell table:number-columns-repeated="7"/>
          <table:table-cell table:formula="of:=AVERAGE([.E51:.H51])" office:value-type="float" office:value="1.650519419575">
            <text:p>1.6505194196</text:p>
          </table:table-cell>
          <table:table-cell table:number-columns-repeated="997"/>
        </table:table-row>
        <table:table-row table:style-name="ro1">
          <table:table-cell office:value-type="string">
            <text:p>swoater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0.8161734876">
            <text:p>0.8161734876</text:p>
          </table:table-cell>
          <table:table-cell office:value-type="float" office:value="0.7506924388">
            <text:p>0.7506924388</text:p>
          </table:table-cell>
          <table:table-cell office:value-type="float" office:value="2.784008587">
            <text:p>2.784008587</text:p>
          </table:table-cell>
          <table:table-cell office:value-type="float" office:value="0.865988636">
            <text:p>0.865988636</text:p>
          </table:table-cell>
          <table:table-cell office:value-type="float" office:value="3.118388477">
            <text:p>3.118388477</text:p>
          </table:table-cell>
          <table:table-cell office:value-type="float" office:value="0.8732279068">
            <text:p>0.8732279068</text:p>
          </table:table-cell>
          <table:table-cell office:value-type="float" office:value="0.8991104497">
            <text:p>0.8991104497</text:p>
          </table:table-cell>
          <table:table-cell office:value-type="float" office:value="0.9342354607">
            <text:p>0.9342354607</text:p>
          </table:table-cell>
          <table:table-cell office:value-type="float" office:value="0.803742933">
            <text:p>0.803742933</text:p>
          </table:table-cell>
          <table:table-cell office:value-type="float" office:value="2.702538252">
            <text:p>2.702538252</text:p>
          </table:table-cell>
          <table:table-cell office:value-type="float" office:value="1.231121884">
            <text:p>1.231121884</text:p>
          </table:table-cell>
          <table:table-cell office:value-type="float" office:value="2.517648834">
            <text:p>2.517648834</text:p>
          </table:table-cell>
          <table:table-cell office:value-type="float" office:value="0.933954137">
            <text:p>0.933954137</text:p>
          </table:table-cell>
          <table:table-cell office:value-type="float" office:value="1.112464872">
            <text:p>1.112464872</text:p>
          </table:table-cell>
          <table:table-cell office:value-type="float" office:value="0.8978143083">
            <text:p>0.8978143083</text:p>
          </table:table-cell>
          <table:table-cell table:number-columns-repeated="7"/>
          <table:table-cell table:formula="of:=AVERAGE([.E52:.H52])" office:value-type="float" office:value="1.30421578735">
            <text:p>1.3042157874</text:p>
          </table:table-cell>
          <table:table-cell table:number-columns-repeated="997"/>
        </table:table-row>
        <table:table-row table:style-name="ro1">
          <table:table-cell office:value-type="string">
            <text:p>tandle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467299621">
            <text:p>1.467299621</text:p>
          </table:table-cell>
          <table:table-cell office:value-type="float" office:value="0.700749307">
            <text:p>0.700749307</text:p>
          </table:table-cell>
          <table:table-cell office:value-type="float" office:value="1.384056037">
            <text:p>1.384056037</text:p>
          </table:table-cell>
          <table:table-cell office:value-type="float" office:value="2.415033469">
            <text:p>2.415033469</text:p>
          </table:table-cell>
          <table:table-cell office:value-type="float" office:value="3.659200275">
            <text:p>3.659200275</text:p>
          </table:table-cell>
          <table:table-cell office:value-type="float" office:value="3.105858631">
            <text:p>3.105858631</text:p>
          </table:table-cell>
          <table:table-cell office:value-type="float" office:value="2.64299">
            <text:p>2.64299</text:p>
          </table:table-cell>
          <table:table-cell office:value-type="float" office:value="1.779319088">
            <text:p>1.779319088</text:p>
          </table:table-cell>
          <table:table-cell office:value-type="float" office:value="0.8854759109">
            <text:p>0.8854759109</text:p>
          </table:table-cell>
          <table:table-cell office:value-type="float" office:value="0.9885532659">
            <text:p>0.9885532659</text:p>
          </table:table-cell>
          <table:table-cell office:value-type="float" office:value="1.247374061">
            <text:p>1.247374061</text:p>
          </table:table-cell>
          <table:table-cell office:value-type="float" office:value="3.333615462">
            <text:p>3.333615462</text:p>
          </table:table-cell>
          <table:table-cell office:value-type="float" office:value="3.633771518">
            <text:p>3.633771518</text:p>
          </table:table-cell>
          <table:table-cell office:value-type="float" office:value="1.139992937">
            <text:p>1.139992937</text:p>
          </table:table-cell>
          <table:table-cell office:value-type="float" office:value="0.7595974536">
            <text:p>0.7595974536</text:p>
          </table:table-cell>
          <table:table-cell table:number-columns-repeated="7"/>
          <table:table-cell table:formula="of:=AVERAGE([.E53:.H53])" office:value-type="float" office:value="1.4917846085">
            <text:p>1.4917846085</text:p>
          </table:table-cell>
          <table:table-cell table:number-columns-repeated="997"/>
        </table:table-row>
        <table:table-row table:style-name="ro1">
          <table:table-cell office:value-type="string">
            <text:p>tocumant</text:p>
          </table:table-cell>
          <table:table-cell office:value-type="string">
            <text:p>pseudo</text:p>
          </table:table-cell>
          <table:table-cell table:number-columns-repeated="2"/>
          <table:table-cell office:value-type="float" office:value="1.317429174">
            <text:p>1.317429174</text:p>
          </table:table-cell>
          <table:table-cell office:value-type="float" office:value="1.749992152">
            <text:p>1.749992152</text:p>
          </table:table-cell>
          <table:table-cell office:value-type="float" office:value="1.633636469">
            <text:p>1.633636469</text:p>
          </table:table-cell>
          <table:table-cell office:value-type="float" office:value="0.818346188">
            <text:p>0.818346188</text:p>
          </table:table-cell>
          <table:table-cell office:value-type="float" office:value="4.721093064">
            <text:p>4.721093064</text:p>
          </table:table-cell>
          <table:table-cell office:value-type="float" office:value="1.373059776">
            <text:p>1.373059776</text:p>
          </table:table-cell>
          <table:table-cell office:value-type="float" office:value="2.353029814">
            <text:p>2.353029814</text:p>
          </table:table-cell>
          <table:table-cell office:value-type="float" office:value="0.9196712256">
            <text:p>0.9196712256</text:p>
          </table:table-cell>
          <table:table-cell office:value-type="float" office:value="0.7871279328">
            <text:p>0.7871279328</text:p>
          </table:table-cell>
          <table:table-cell office:value-type="float" office:value="0.9236616751">
            <text:p>0.9236616751</text:p>
          </table:table-cell>
          <table:table-cell office:value-type="float" office:value="1.251057228">
            <text:p>1.251057228</text:p>
          </table:table-cell>
          <table:table-cell office:value-type="float" office:value="2.88404273">
            <text:p>2.88404273</text:p>
          </table:table-cell>
          <table:table-cell office:value-type="float" office:value="1.234082423">
            <text:p>1.234082423</text:p>
          </table:table-cell>
          <table:table-cell office:value-type="float" office:value="0.8359025751">
            <text:p>0.8359025751</text:p>
          </table:table-cell>
          <table:table-cell office:value-type="float" office:value="0.7794851052">
            <text:p>0.7794851052</text:p>
          </table:table-cell>
          <table:table-cell table:number-columns-repeated="7"/>
          <table:table-cell table:formula="of:=AVERAGE([.E54:.H54])" office:value-type="float" office:value="1.37985099575">
            <text:p>1.3798509958</text:p>
          </table:table-cell>
          <table:table-cell table:number-columns-repeated="997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2">
          <table:table-cell table:style-name="Default" office:value-type="string">
            <text:p>averageRT_par_ENG</text:p>
          </table:table-cell>
          <table:table-cell table:style-name="Default" table:number-columns-repeated="3"/>
          <table:table-cell table:style-name="Default" table:formula="of:=AVERAGE([.E3:.E54])" office:value-type="float" office:value="1.1983971196">
            <text:p>1.1983971196</text:p>
          </table:table-cell>
          <table:table-cell table:style-name="Default" table:formula="of:=AVERAGE([.F3:.F54])" office:value-type="float" office:value="1.51953596782549">
            <text:p>1.5195359678</text:p>
          </table:table-cell>
          <table:table-cell table:style-name="Default" table:formula="of:=AVERAGE([.G3:.G54])" office:value-type="float" office:value="1.94348335717059">
            <text:p>1.9434833572</text:p>
          </table:table-cell>
          <table:table-cell table:style-name="Default" table:formula="of:=AVERAGE([.H3:.H54])" office:value-type="float" office:value="1.16998365429216">
            <text:p>1.1699836543</text:p>
          </table:table-cell>
          <table:table-cell table:style-name="Default" table:number-columns-repeated="12"/>
          <table:table-cell table:number-columns-repeated="6"/>
          <table:table-cell table:formula="of:=AVERAGE([.AA3:.AA54])" office:value-type="float" office:value="0">
            <text:p>Err:522</text:p>
          </table:table-cell>
          <table:table-cell table:number-columns-repeated="997"/>
        </table:table-row>
      </table:table>
      <table:table table:name="POL" table:style-name="ta1" table:print="false">
        <table:table-column table:style-name="co1" table:number-columns-repeated="19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style-name="Default" office:value-type="string">
            <text:p>Notes:</text:p>
          </table:table-cell>
          <table:table-cell table:style-name="Default" table:number-columns-repeated="8"/>
          <table:table-cell table:style-name="ce3" office:value-type="string">
            <text:p>11 wrong</text:p>
          </table:table-cell>
          <table:table-cell table:style-name="Default" table:number-columns-repeated="9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>
            <text:p>Word_par1_PL</text:p>
          </table:table-cell>
          <table:table-cell table:style-name="ce1" office:value-type="string">
            <text:p>Word/Pseudo?</text:p>
          </table:table-cell>
          <table:table-cell table:style-name="ce1" office:value-type="string">
            <text:p>Right/Full</text:p>
          </table:table-cell>
          <table:table-cell table:style-name="ce1" office:value-type="string">
            <text:p>AverageRT_POL</text:p>
          </table:table-cell>
          <table:table-cell table:style-name="ce1" office:value-type="string">
            <text:p>RT_par1_PL</text:p>
          </table:table-cell>
          <table:table-cell table:style-name="ce1" office:value-type="string">
            <text:p>RT_par2_PL</text:p>
          </table:table-cell>
          <table:table-cell table:style-name="ce1" office:value-type="string">
            <text:p>RT_par3_PL</text:p>
          </table:table-cell>
          <table:table-cell table:style-name="ce1" office:value-type="string">
            <text:p>RT_par4_PL</text:p>
          </table:table-cell>
          <table:table-cell table:style-name="Default" office:value-type="string">
            <text:p>RT_par5_PL</text:p>
          </table:table-cell>
          <table:table-cell table:style-name="Default" office:value-type="string">
            <text:p>RT_par6_PL</text:p>
          </table:table-cell>
          <table:table-cell table:style-name="Default" office:value-type="string">
            <text:p>RT_par7_PL</text:p>
          </table:table-cell>
          <table:table-cell table:style-name="Default" office:value-type="string">
            <text:p>RT_par8_PL</text:p>
          </table:table-cell>
          <table:table-cell table:style-name="Default" office:value-type="string">
            <text:p>RT_par9_PL</text:p>
          </table:table-cell>
          <table:table-cell table:style-name="Default" office:value-type="string">
            <text:p>RT_par10_PL</text:p>
          </table:table-cell>
          <table:table-cell table:style-name="Default" office:value-type="string">
            <text:p>RT_par11_PL</text:p>
          </table:table-cell>
          <table:table-cell table:style-name="Default" office:value-type="string">
            <text:p>RT_par12_PL</text:p>
          </table:table-cell>
          <table:table-cell table:style-name="Default" office:value-type="string">
            <text:p>RT_par13_PL</text:p>
          </table:table-cell>
          <table:table-cell table:style-name="Default" office:value-type="string">
            <text:p>RT_par14_PL</text:p>
          </table:table-cell>
          <table:table-cell table:style-name="Default" office:value-type="string">
            <text:p>RT_par15_PL</text:p>
          </table:table-cell>
          <table:table-cell/>
          <table:table-cell office:value-type="string">
            <text:p>average right:</text:p>
          </table:table-cell>
          <table:table-cell table:style-name="Default" table:formula="of:=AVERAGE([.D14:.D22])" office:value-type="float" office:value="1.64395779963259">
            <text:p>1.6439577996</text:p>
          </table:table-cell>
          <table:table-cell table:style-name="Default"/>
        </table:table-row>
        <table:table-row table:style-name="ro1">
          <table:table-cell office:value-type="string">
            <text:p>bawidamek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40626426498">
            <text:p>1.406264265</text:p>
          </table:table-cell>
          <table:table-cell office:value-type="float" office:value="0.9001433173">
            <text:p>0.9001433173</text:p>
          </table:table-cell>
          <table:table-cell office:value-type="float" office:value="1.100168793">
            <text:p>1.100168793</text:p>
          </table:table-cell>
          <table:table-cell office:value-type="float" office:value="1.216700755">
            <text:p>1.216700755</text:p>
          </table:table-cell>
          <table:table-cell office:value-type="float" office:value="0.9010470496">
            <text:p>0.9010470496</text:p>
          </table:table-cell>
          <table:table-cell office:value-type="float" office:value="4.510115941">
            <text:p>4.510115941</text:p>
          </table:table-cell>
          <table:table-cell office:value-type="float" office:value="0.8058770439">
            <text:p>0.8058770439</text:p>
          </table:table-cell>
          <table:table-cell office:value-type="float" office:value="1.716952166">
            <text:p>1.716952166</text:p>
          </table:table-cell>
          <table:table-cell office:value-type="float" office:value="1.825663239">
            <text:p>1.825663239</text:p>
          </table:table-cell>
          <table:table-cell office:value-type="float" office:value="0.8612591347">
            <text:p>0.8612591347</text:p>
          </table:table-cell>
          <table:table-cell office:value-type="float" office:value="1.281866999">
            <text:p>1.281866999</text:p>
          </table:table-cell>
          <table:table-cell office:value-type="float" office:value="1.343470846">
            <text:p>1.343470846</text:p>
          </table:table-cell>
          <table:table-cell office:value-type="float" office:value="1.650688971">
            <text:p>1.650688971</text:p>
          </table:table-cell>
          <table:table-cell office:value-type="float" office:value="1.167170252">
            <text:p>1.167170252</text:p>
          </table:table-cell>
          <table:table-cell office:value-type="float" office:value="1.049025177">
            <text:p>1.049025177</text:p>
          </table:table-cell>
          <table:table-cell office:value-type="float" office:value="0.7638142902">
            <text:p>0.7638142902</text:p>
          </table:table-cell>
          <table:table-cell/>
          <table:table-cell office:value-type="string">
            <text:p>average full:</text:p>
          </table:table-cell>
          <table:table-cell table:formula="of:=AVERAGE([.D3:.D13])" office:value-type="float" office:value="1.26360213715273">
            <text:p>1.2636021372</text:p>
          </table:table-cell>
          <table:table-cell/>
        </table:table-row>
        <table:table-row table:style-name="ro1">
          <table:table-cell office:value-type="string">
            <text:p>chwalipięta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0.9456759416">
            <text:p>0.9456759416</text:p>
          </table:table-cell>
          <table:table-cell office:value-type="float" office:value="0.9503001574">
            <text:p>0.9503001574</text:p>
          </table:table-cell>
          <table:table-cell office:value-type="float" office:value="1.066968555">
            <text:p>1.066968555</text:p>
          </table:table-cell>
          <table:table-cell office:value-type="float" office:value="1.384394711">
            <text:p>1.384394711</text:p>
          </table:table-cell>
          <table:table-cell office:value-type="float" office:value="0.7673164041">
            <text:p>0.7673164041</text:p>
          </table:table-cell>
          <table:table-cell office:value-type="float" office:value="1.27378452">
            <text:p>1.27378452</text:p>
          </table:table-cell>
          <table:table-cell office:value-type="float" office:value="0.8410095113">
            <text:p>0.8410095113</text:p>
          </table:table-cell>
          <table:table-cell office:value-type="float" office:value="1.015157067">
            <text:p>1.015157067</text:p>
          </table:table-cell>
          <table:table-cell office:value-type="float" office:value="0.6855236031">
            <text:p>0.6855236031</text:p>
          </table:table-cell>
          <table:table-cell office:value-type="float" office:value="0.6697845701">
            <text:p>0.6697845701</text:p>
          </table:table-cell>
          <table:table-cell office:value-type="float" office:value="0.7271649396">
            <text:p>0.7271649396</text:p>
          </table:table-cell>
          <table:table-cell office:value-type="float" office:value="1.155180793">
            <text:p>1.155180793</text:p>
          </table:table-cell>
          <table:table-cell office:value-type="float" office:value="1.032853292">
            <text:p>1.032853292</text:p>
          </table:table-cell>
          <table:table-cell office:value-type="float" office:value="1.183535925">
            <text:p>1.183535925</text:p>
          </table:table-cell>
          <table:table-cell office:value-type="float" office:value="0.6246713614">
            <text:p>0.6246713614</text:p>
          </table:table-cell>
          <table:table-cell office:value-type="float" office:value="0.807493714">
            <text:p>0.807493714</text:p>
          </table:table-cell>
          <table:table-cell table:number-columns-repeated="4"/>
        </table:table-row>
        <table:table-row table:style-name="ro1">
          <table:table-cell office:value-type="string">
            <text:p>hulajdusza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95847721234">
            <text:p>1.9584772123</text:p>
          </table:table-cell>
          <table:table-cell office:value-type="float" office:value="1.801048498">
            <text:p>1.801048498</text:p>
          </table:table-cell>
          <table:table-cell office:value-type="float" office:value="1.06767186">
            <text:p>1.06767186</text:p>
          </table:table-cell>
          <table:table-cell office:value-type="float" office:value="1.133085899">
            <text:p>1.133085899</text:p>
          </table:table-cell>
          <table:table-cell office:value-type="float" office:value="3.03419211">
            <text:p>3.03419211</text:p>
          </table:table-cell>
          <table:table-cell office:value-type="float" office:value="1.022731814">
            <text:p>1.022731814</text:p>
          </table:table-cell>
          <table:table-cell office:value-type="float" office:value="0.8660027951">
            <text:p>0.8660027951</text:p>
          </table:table-cell>
          <table:table-cell office:value-type="float" office:value="2.089199525">
            <text:p>2.089199525</text:p>
          </table:table-cell>
          <table:table-cell office:value-type="float" office:value="1.874797082">
            <text:p>1.874797082</text:p>
          </table:table-cell>
          <table:table-cell office:value-type="float" office:value="0.831095321">
            <text:p>0.831095321</text:p>
          </table:table-cell>
          <table:table-cell office:value-type="float" office:value="0.825107232">
            <text:p>0.825107232</text:p>
          </table:table-cell>
          <table:table-cell office:value-type="float" office:value="1.183029421">
            <text:p>1.183029421</text:p>
          </table:table-cell>
          <table:table-cell office:value-type="float" office:value="1.423230332">
            <text:p>1.423230332</text:p>
          </table:table-cell>
          <table:table-cell office:value-type="float" office:value="8.94070832">
            <text:p>8.94070832</text:p>
          </table:table-cell>
          <table:table-cell office:value-type="float" office:value="1.13293449">
            <text:p>1.13293449</text:p>
          </table:table-cell>
          <table:table-cell office:value-type="float" office:value="2.152323486">
            <text:p>2.152323486</text:p>
          </table:table-cell>
          <table:table-cell table:number-columns-repeated="4"/>
        </table:table-row>
        <table:table-row table:style-name="ro1">
          <table:table-cell office:value-type="string">
            <text:p>jęczydusza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2054965007">
            <text:p>1.2054965007</text:p>
          </table:table-cell>
          <table:table-cell office:value-type="float" office:value="1.217898487">
            <text:p>1.217898487</text:p>
          </table:table-cell>
          <table:table-cell office:value-type="float" office:value="1.400293638">
            <text:p>1.400293638</text:p>
          </table:table-cell>
          <table:table-cell office:value-type="float" office:value="1.417017213">
            <text:p>1.417017213</text:p>
          </table:table-cell>
          <table:table-cell office:value-type="float" office:value="1.184467033">
            <text:p>1.184467033</text:p>
          </table:table-cell>
          <table:table-cell office:value-type="float" office:value="1.416862618">
            <text:p>1.416862618</text:p>
          </table:table-cell>
          <table:table-cell office:value-type="float" office:value="0.7398748525">
            <text:p>0.7398748525</text:p>
          </table:table-cell>
          <table:table-cell office:value-type="float" office:value="1.245535798">
            <text:p>1.245535798</text:p>
          </table:table-cell>
          <table:table-cell office:value-type="float" office:value="0.7139505752">
            <text:p>0.7139505752</text:p>
          </table:table-cell>
          <table:table-cell office:value-type="float" office:value="0.6374359702">
            <text:p>0.6374359702</text:p>
          </table:table-cell>
          <table:table-cell office:value-type="float" office:value="0.8716910511">
            <text:p>0.8716910511</text:p>
          </table:table-cell>
          <table:table-cell office:value-type="float" office:value="1.784000169">
            <text:p>1.784000169</text:p>
          </table:table-cell>
          <table:table-cell office:value-type="float" office:value="1.550704366">
            <text:p>1.550704366</text:p>
          </table:table-cell>
          <table:table-cell office:value-type="float" office:value="1.700695159">
            <text:p>1.700695159</text:p>
          </table:table-cell>
          <table:table-cell office:value-type="float" office:value="1.377148791">
            <text:p>1.377148791</text:p>
          </table:table-cell>
          <table:table-cell office:value-type="float" office:value="0.8248717895">
            <text:p>0.8248717895</text:p>
          </table:table-cell>
          <table:table-cell table:number-columns-repeated="4"/>
        </table:table-row>
        <table:table-row table:style-name="ro1">
          <table:table-cell office:value-type="string">
            <text:p>mąciwoda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2157603539">
            <text:p>1.2157603539</text:p>
          </table:table-cell>
          <table:table-cell office:value-type="float" office:value="1.100093331">
            <text:p>1.100093331</text:p>
          </table:table-cell>
          <table:table-cell office:value-type="float" office:value="1.000292792">
            <text:p>1.000292792</text:p>
          </table:table-cell>
          <table:table-cell office:value-type="float" office:value="1.101858537">
            <text:p>1.101858537</text:p>
          </table:table-cell>
          <table:table-cell office:value-type="float" office:value="0.8674791604">
            <text:p>0.8674791604</text:p>
          </table:table-cell>
          <table:table-cell office:value-type="float" office:value="1.673122259">
            <text:p>1.673122259</text:p>
          </table:table-cell>
          <table:table-cell office:value-type="float" office:value="1.065271108">
            <text:p>1.065271108</text:p>
          </table:table-cell>
          <table:table-cell office:value-type="float" office:value="0.8883235584">
            <text:p>0.8883235584</text:p>
          </table:table-cell>
          <table:table-cell office:value-type="float" office:value="1.078167532">
            <text:p>1.078167532</text:p>
          </table:table-cell>
          <table:table-cell office:value-type="float" office:value="0.6209851762">
            <text:p>0.6209851762</text:p>
          </table:table-cell>
          <table:table-cell office:value-type="float" office:value="0.7652607526">
            <text:p>0.7652607526</text:p>
          </table:table-cell>
          <table:table-cell office:value-type="float" office:value="3.728323438">
            <text:p>3.728323438</text:p>
          </table:table-cell>
          <table:table-cell office:value-type="float" office:value="1.600667087">
            <text:p>1.600667087</text:p>
          </table:table-cell>
          <table:table-cell office:value-type="float" office:value="1.083036364">
            <text:p>1.083036364</text:p>
          </table:table-cell>
          <table:table-cell office:value-type="float" office:value="0.7152883719">
            <text:p>0.7152883719</text:p>
          </table:table-cell>
          <table:table-cell office:value-type="float" office:value="0.948235841">
            <text:p>0.948235841</text:p>
          </table:table-cell>
          <table:table-cell table:number-columns-repeated="4"/>
        </table:table-row>
        <table:table-row table:style-name="ro1">
          <table:table-cell office:value-type="string">
            <text:p>męczywół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81599802689333">
            <text:p>1.8159980269</text:p>
          </table:table-cell>
          <table:table-cell office:value-type="float" office:value="1.050596331">
            <text:p>1.050596331</text:p>
          </table:table-cell>
          <table:table-cell office:value-type="float" office:value="1.501090878">
            <text:p>1.501090878</text:p>
          </table:table-cell>
          <table:table-cell office:value-type="float" office:value="1.385439708">
            <text:p>1.385439708</text:p>
          </table:table-cell>
          <table:table-cell office:value-type="float" office:value="1.818141535">
            <text:p>1.818141535</text:p>
          </table:table-cell>
          <table:table-cell office:value-type="float" office:value="3.744560188">
            <text:p>3.744560188</text:p>
          </table:table-cell>
          <table:table-cell office:value-type="float" office:value="3.35233165">
            <text:p>3.35233165</text:p>
          </table:table-cell>
          <table:table-cell office:value-type="float" office:value="1.324578694">
            <text:p>1.324578694</text:p>
          </table:table-cell>
          <table:table-cell office:value-type="float" office:value="1.168882946">
            <text:p>1.168882946</text:p>
          </table:table-cell>
          <table:table-cell office:value-type="float" office:value="0.8574709244">
            <text:p>0.8574709244</text:p>
          </table:table-cell>
          <table:table-cell office:value-type="float" office:value="1.504990477">
            <text:p>1.504990477</text:p>
          </table:table-cell>
          <table:table-cell office:value-type="float" office:value="1.401817737">
            <text:p>1.401817737</text:p>
          </table:table-cell>
          <table:table-cell office:value-type="float" office:value="2.867803834">
            <text:p>2.867803834</text:p>
          </table:table-cell>
          <table:table-cell office:value-type="float" office:value="2.216573949">
            <text:p>2.216573949</text:p>
          </table:table-cell>
          <table:table-cell office:value-type="float" office:value="1.158277164">
            <text:p>1.158277164</text:p>
          </table:table-cell>
          <table:table-cell office:value-type="float" office:value="1.887414388">
            <text:p>1.887414388</text:p>
          </table:table-cell>
          <table:table-cell table:number-columns-repeated="4"/>
        </table:table-row>
        <table:table-row table:style-name="ro1">
          <table:table-cell office:value-type="string">
            <text:p>obieżyświat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02149872542">
            <text:p>1.0214987254</text:p>
          </table:table-cell>
          <table:table-cell office:value-type="float" office:value="0.8672159492">
            <text:p>0.8672159492</text:p>
          </table:table-cell>
          <table:table-cell office:value-type="float" office:value="0.9841167692">
            <text:p>0.9841167692</text:p>
          </table:table-cell>
          <table:table-cell office:value-type="float" office:value="0.8346423466">
            <text:p>0.8346423466</text:p>
          </table:table-cell>
          <table:table-cell office:value-type="float" office:value="0.8172305586">
            <text:p>0.8172305586</text:p>
          </table:table-cell>
          <table:table-cell office:value-type="float" office:value="1.15795695">
            <text:p>1.15795695</text:p>
          </table:table-cell>
          <table:table-cell office:value-type="float" office:value="0.7016544467">
            <text:p>0.7016544467</text:p>
          </table:table-cell>
          <table:table-cell office:value-type="float" office:value="0.8087494076">
            <text:p>0.8087494076</text:p>
          </table:table-cell>
          <table:table-cell office:value-type="float" office:value="0.6124078227">
            <text:p>0.6124078227</text:p>
          </table:table-cell>
          <table:table-cell office:value-type="float" office:value="0.6994624062">
            <text:p>0.6994624062</text:p>
          </table:table-cell>
          <table:table-cell office:value-type="float" office:value="0.8321674902">
            <text:p>0.8321674902</text:p>
          </table:table-cell>
          <table:table-cell office:value-type="float" office:value="1.466411705">
            <text:p>1.466411705</text:p>
          </table:table-cell>
          <table:table-cell office:value-type="float" office:value="1.884208143">
            <text:p>1.884208143</text:p>
          </table:table-cell>
          <table:table-cell office:value-type="float" office:value="0.7178776363">
            <text:p>0.7178776363</text:p>
          </table:table-cell>
          <table:table-cell office:value-type="float" office:value="2.187900064">
            <text:p>2.187900064</text:p>
          </table:table-cell>
          <table:table-cell office:value-type="float" office:value="0.750479186">
            <text:p>0.750479186</text:p>
          </table:table-cell>
          <table:table-cell table:number-columns-repeated="4"/>
        </table:table-row>
        <table:table-row table:style-name="ro1">
          <table:table-cell office:value-type="string">
            <text:p>pasibrzuch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18180007829333">
            <text:p>1.1818000783</text:p>
          </table:table-cell>
          <table:table-cell office:value-type="float" office:value="0.9681574728">
            <text:p>0.9681574728</text:p>
          </table:table-cell>
          <table:table-cell office:value-type="float" office:value="1.016039588">
            <text:p>1.016039588</text:p>
          </table:table-cell>
          <table:table-cell office:value-type="float" office:value="1.767217398">
            <text:p>1.767217398</text:p>
          </table:table-cell>
          <table:table-cell office:value-type="float" office:value="0.6843462943">
            <text:p>0.6843462943</text:p>
          </table:table-cell>
          <table:table-cell office:value-type="float" office:value="2.324957967">
            <text:p>2.324957967</text:p>
          </table:table-cell>
          <table:table-cell office:value-type="float" office:value="0.6401999463">
            <text:p>0.6401999463</text:p>
          </table:table-cell>
          <table:table-cell office:value-type="float" office:value="1.262092843">
            <text:p>1.262092843</text:p>
          </table:table-cell>
          <table:table-cell office:value-type="float" office:value="0.655857841">
            <text:p>0.655857841</text:p>
          </table:table-cell>
          <table:table-cell office:value-type="float" office:value="0.7359873948">
            <text:p>0.7359873948</text:p>
          </table:table-cell>
          <table:table-cell office:value-type="float" office:value="0.7826303763">
            <text:p>0.7826303763</text:p>
          </table:table-cell>
          <table:table-cell office:value-type="float" office:value="0.9996414029">
            <text:p>0.9996414029</text:p>
          </table:table-cell>
          <table:table-cell office:value-type="float" office:value="1.251138123">
            <text:p>1.251138123</text:p>
          </table:table-cell>
          <table:table-cell office:value-type="float" office:value="0.818138736">
            <text:p>0.818138736</text:p>
          </table:table-cell>
          <table:table-cell office:value-type="float" office:value="2.648915908">
            <text:p>2.648915908</text:p>
          </table:table-cell>
          <table:table-cell office:value-type="float" office:value="1.171679883">
            <text:p>1.171679883</text:p>
          </table:table-cell>
          <table:table-cell table:number-columns-repeated="4"/>
        </table:table-row>
        <table:table-row table:style-name="ro1">
          <table:table-cell office:value-type="string">
            <text:p>skąpiradło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23001820618667">
            <text:p>1.2300182062</text:p>
          </table:table-cell>
          <table:table-cell office:value-type="float" office:value="0.9840479479">
            <text:p>0.9840479479</text:p>
          </table:table-cell>
          <table:table-cell office:value-type="float" office:value="1.017411788">
            <text:p>1.017411788</text:p>
          </table:table-cell>
          <table:table-cell office:value-type="float" office:value="2.167364941">
            <text:p>2.167364941</text:p>
          </table:table-cell>
          <table:table-cell office:value-type="float" office:value="1.000572907">
            <text:p>1.000572907</text:p>
          </table:table-cell>
          <table:table-cell office:value-type="float" office:value="1.290363399">
            <text:p>1.290363399</text:p>
          </table:table-cell>
          <table:table-cell office:value-type="float" office:value="0.8737597687">
            <text:p>0.8737597687</text:p>
          </table:table-cell>
          <table:table-cell office:value-type="float" office:value="1.015374399">
            <text:p>1.015374399</text:p>
          </table:table-cell>
          <table:table-cell office:value-type="float" office:value="1.123670731">
            <text:p>1.123670731</text:p>
          </table:table-cell>
          <table:table-cell office:value-type="float" office:value="0.8572759296">
            <text:p>0.8572759296</text:p>
          </table:table-cell>
          <table:table-cell office:value-type="float" office:value="0.943324147">
            <text:p>0.943324147</text:p>
          </table:table-cell>
          <table:table-cell office:value-type="float" office:value="1.950538348">
            <text:p>1.950538348</text:p>
          </table:table-cell>
          <table:table-cell office:value-type="float" office:value="1.067223076">
            <text:p>1.067223076</text:p>
          </table:table-cell>
          <table:table-cell office:value-type="float" office:value="0.9005019756">
            <text:p>0.9005019756</text:p>
          </table:table-cell>
          <table:table-cell office:value-type="float" office:value="1.562845353">
            <text:p>1.562845353</text:p>
          </table:table-cell>
          <table:table-cell office:value-type="float" office:value="1.695998382">
            <text:p>1.695998382</text:p>
          </table:table-cell>
          <table:table-cell table:number-columns-repeated="4"/>
        </table:table-row>
        <table:table-row table:style-name="ro1">
          <table:table-cell office:value-type="string">
            <text:p>wiercipięta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1.0085079965">
            <text:p>1.0085079965</text:p>
          </table:table-cell>
          <table:table-cell office:value-type="float" office:value="0.7843623526">
            <text:p>0.7843623526</text:p>
          </table:table-cell>
          <table:table-cell office:value-type="float" office:value="0.7191209709">
            <text:p>0.7191209709</text:p>
          </table:table-cell>
          <table:table-cell office:value-type="float" office:value="1.118422133">
            <text:p>1.118422133</text:p>
          </table:table-cell>
          <table:table-cell office:value-type="float" office:value="1.268648157">
            <text:p>1.268648157</text:p>
          </table:table-cell>
          <table:table-cell office:value-type="float" office:value="1.005298093">
            <text:p>1.005298093</text:p>
          </table:table-cell>
          <table:table-cell office:value-type="float" office:value="0.7661165931">
            <text:p>0.7661165931</text:p>
          </table:table-cell>
          <table:table-cell office:value-type="float" office:value="1.390823174">
            <text:p>1.390823174</text:p>
          </table:table-cell>
          <table:table-cell office:value-type="float" office:value="0.7316842293">
            <text:p>0.7316842293</text:p>
          </table:table-cell>
          <table:table-cell office:value-type="float" office:value="0.687508565">
            <text:p>0.687508565</text:p>
          </table:table-cell>
          <table:table-cell office:value-type="float" office:value="0.9290889279">
            <text:p>0.9290889279</text:p>
          </table:table-cell>
          <table:table-cell office:value-type="float" office:value="1.189801715">
            <text:p>1.189801715</text:p>
          </table:table-cell>
          <table:table-cell office:value-type="float" office:value="1.201176609">
            <text:p>1.201176609</text:p>
          </table:table-cell>
          <table:table-cell office:value-type="float" office:value="1.2850008">
            <text:p>1.2850008</text:p>
          </table:table-cell>
          <table:table-cell office:value-type="float" office:value="1.305324322">
            <text:p>1.305324322</text:p>
          </table:table-cell>
          <table:table-cell office:value-type="float" office:value="0.7452433057">
            <text:p>0.7452433057</text:p>
          </table:table-cell>
          <table:table-cell table:number-columns-repeated="4"/>
        </table:table-row>
        <table:table-row table:style-name="ro1">
          <table:table-cell office:value-type="string">
            <text:p>włóczykij</text:p>
          </table:table-cell>
          <table:table-cell office:value-type="string">
            <text:p>normal</text:p>
          </table:table-cell>
          <table:table-cell office:value-type="string">
            <text:p>full</text:p>
          </table:table-cell>
          <table:table-cell office:value-type="float" office:value="0.910126201866667">
            <text:p>0.9101262019</text:p>
          </table:table-cell>
          <table:table-cell office:value-type="float" office:value="0.8843590926">
            <text:p>0.8843590926</text:p>
          </table:table-cell>
          <table:table-cell office:value-type="float" office:value="0.8690994794">
            <text:p>0.8690994794</text:p>
          </table:table-cell>
          <table:table-cell office:value-type="float" office:value="0.7343546253">
            <text:p>0.7343546253</text:p>
          </table:table-cell>
          <table:table-cell office:value-type="float" office:value="0.7990569068">
            <text:p>0.7990569068</text:p>
          </table:table-cell>
          <table:table-cell office:value-type="float" office:value="0.8543380553">
            <text:p>0.8543380553</text:p>
          </table:table-cell>
          <table:table-cell office:value-type="float" office:value="0.6504858296">
            <text:p>0.6504858296</text:p>
          </table:table-cell>
          <table:table-cell office:value-type="float" office:value="1.057511976">
            <text:p>1.057511976</text:p>
          </table:table-cell>
          <table:table-cell office:value-type="float" office:value="0.8065688473">
            <text:p>0.8065688473</text:p>
          </table:table-cell>
          <table:table-cell office:value-type="float" office:value="0.6561150167">
            <text:p>0.6561150167</text:p>
          </table:table-cell>
          <table:table-cell office:value-type="float" office:value="0.7146490548">
            <text:p>0.7146490548</text:p>
          </table:table-cell>
          <table:table-cell office:value-type="float" office:value="1.914902608">
            <text:p>1.914902608</text:p>
          </table:table-cell>
          <table:table-cell office:value-type="float" office:value="1.450608679">
            <text:p>1.450608679</text:p>
          </table:table-cell>
          <table:table-cell office:value-type="float" office:value="0.8173786792">
            <text:p>0.8173786792</text:p>
          </table:table-cell>
          <table:table-cell office:value-type="float" office:value="0.5708576448">
            <text:p>0.5708576448</text:p>
          </table:table-cell>
          <table:table-cell office:value-type="float" office:value="0.8716065332">
            <text:p>0.8716065332</text:p>
          </table:table-cell>
          <table:table-cell table:number-columns-repeated="4"/>
        </table:table-row>
        <table:table-row table:style-name="ro1">
          <table:table-cell office:value-type="string">
            <text:p>liczykrupa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74536593774667">
            <text:p>1.7453659377</text:p>
          </table:table-cell>
          <table:table-cell office:value-type="float" office:value="1.234091414">
            <text:p>1.234091414</text:p>
          </table:table-cell>
          <table:table-cell office:value-type="float" office:value="2.144923765">
            <text:p>2.144923765</text:p>
          </table:table-cell>
          <table:table-cell office:value-type="float" office:value="1.167310005">
            <text:p>1.167310005</text:p>
          </table:table-cell>
          <table:table-cell office:value-type="float" office:value="1.250952632">
            <text:p>1.250952632</text:p>
          </table:table-cell>
          <table:table-cell office:value-type="float" office:value="1.810512875">
            <text:p>1.810512875</text:p>
          </table:table-cell>
          <table:table-cell office:value-type="float" office:value="2.008838808">
            <text:p>2.008838808</text:p>
          </table:table-cell>
          <table:table-cell office:value-type="float" office:value="1.472758994">
            <text:p>1.472758994</text:p>
          </table:table-cell>
          <table:table-cell office:value-type="float" office:value="1.021620267">
            <text:p>1.021620267</text:p>
          </table:table-cell>
          <table:table-cell office:value-type="float" office:value="1.056469992">
            <text:p>1.056469992</text:p>
          </table:table-cell>
          <table:table-cell office:value-type="float" office:value="6.141668805">
            <text:p>6.141668805</text:p>
          </table:table-cell>
          <table:table-cell office:value-type="float" office:value="1.774344609">
            <text:p>1.774344609</text:p>
          </table:table-cell>
          <table:table-cell office:value-type="float" office:value="1.350742399">
            <text:p>1.350742399</text:p>
          </table:table-cell>
          <table:table-cell office:value-type="float" office:value="1.433849999">
            <text:p>1.433849999</text:p>
          </table:table-cell>
          <table:table-cell office:value-type="float" office:value="0.9224645402">
            <text:p>0.9224645402</text:p>
          </table:table-cell>
          <table:table-cell office:value-type="float" office:value="1.389939962">
            <text:p>1.389939962</text:p>
          </table:table-cell>
          <table:table-cell table:number-columns-repeated="4"/>
        </table:table-row>
        <table:table-row table:style-name="ro1">
          <table:table-cell office:value-type="string">
            <text:p>męczydusza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40528012997333">
            <text:p>1.40528013</text:p>
          </table:table-cell>
          <table:table-cell office:value-type="float" office:value="1.250477523">
            <text:p>1.250477523</text:p>
          </table:table-cell>
          <table:table-cell office:value-type="float" office:value="2.450560954">
            <text:p>2.450560954</text:p>
          </table:table-cell>
          <table:table-cell office:value-type="float" office:value="1.950973882">
            <text:p>1.950973882</text:p>
          </table:table-cell>
          <table:table-cell office:value-type="float" office:value="0.6174755383">
            <text:p>0.6174755383</text:p>
          </table:table-cell>
          <table:table-cell office:value-type="float" office:value="2.572538177">
            <text:p>2.572538177</text:p>
          </table:table-cell>
          <table:table-cell office:value-type="float" office:value="1.016444253">
            <text:p>1.016444253</text:p>
          </table:table-cell>
          <table:table-cell office:value-type="float" office:value="1.714979278">
            <text:p>1.714979278</text:p>
          </table:table-cell>
          <table:table-cell office:value-type="float" office:value="1.21574024">
            <text:p>1.21574024</text:p>
          </table:table-cell>
          <table:table-cell office:value-type="float" office:value="0.6993175184">
            <text:p>0.6993175184</text:p>
          </table:table-cell>
          <table:table-cell office:value-type="float" office:value="1.215284448">
            <text:p>1.215284448</text:p>
          </table:table-cell>
          <table:table-cell office:value-type="float" office:value="1.220206405">
            <text:p>1.220206405</text:p>
          </table:table-cell>
          <table:table-cell office:value-type="float" office:value="1.384136001">
            <text:p>1.384136001</text:p>
          </table:table-cell>
          <table:table-cell office:value-type="float" office:value="1.250626187">
            <text:p>1.250626187</text:p>
          </table:table-cell>
          <table:table-cell office:value-type="float" office:value="0.6953952869">
            <text:p>0.6953952869</text:p>
          </table:table-cell>
          <table:table-cell office:value-type="float" office:value="1.825046258">
            <text:p>1.825046258</text:p>
          </table:table-cell>
          <table:table-cell table:number-columns-repeated="4"/>
        </table:table-row>
        <table:table-row table:style-name="ro1">
          <table:table-cell office:value-type="string">
            <text:p>odrzyskóra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92482215702">
            <text:p>1.924822157</text:p>
          </table:table-cell>
          <table:table-cell office:value-type="float" office:value="1.233600006">
            <text:p>1.233600006</text:p>
          </table:table-cell>
          <table:table-cell office:value-type="float" office:value="1.234096847">
            <text:p>1.234096847</text:p>
          </table:table-cell>
          <table:table-cell office:value-type="float" office:value="1.700373808">
            <text:p>1.700373808</text:p>
          </table:table-cell>
          <table:table-cell office:value-type="float" office:value="3.651112852">
            <text:p>3.651112852</text:p>
          </table:table-cell>
          <table:table-cell office:value-type="float" office:value="6.652458126">
            <text:p>6.652458126</text:p>
          </table:table-cell>
          <table:table-cell office:value-type="float" office:value="2.713930737">
            <text:p>2.713930737</text:p>
          </table:table-cell>
          <table:table-cell office:value-type="float" office:value="1.930817921">
            <text:p>1.930817921</text:p>
          </table:table-cell>
          <table:table-cell office:value-type="float" office:value="0.7827450791">
            <text:p>0.7827450791</text:p>
          </table:table-cell>
          <table:table-cell office:value-type="float" office:value="1.014899288">
            <text:p>1.014899288</text:p>
          </table:table-cell>
          <table:table-cell office:value-type="float" office:value="0.800962296">
            <text:p>0.800962296</text:p>
          </table:table-cell>
          <table:table-cell office:value-type="float" office:value="1.43899291">
            <text:p>1.43899291</text:p>
          </table:table-cell>
          <table:table-cell office:value-type="float" office:value="1.901546375">
            <text:p>1.901546375</text:p>
          </table:table-cell>
          <table:table-cell office:value-type="float" office:value="1.550389235">
            <text:p>1.550389235</text:p>
          </table:table-cell>
          <table:table-cell office:value-type="float" office:value="0.7846914042">
            <text:p>0.7846914042</text:p>
          </table:table-cell>
          <table:table-cell office:value-type="float" office:value="1.481715471">
            <text:p>1.481715471</text:p>
          </table:table-cell>
          <table:table-cell table:number-columns-repeated="4"/>
        </table:table-row>
        <table:table-row table:style-name="ro1">
          <table:table-cell office:value-type="string">
            <text:p>paliwoda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46302070875333">
            <text:p>1.4630207088</text:p>
          </table:table-cell>
          <table:table-cell office:value-type="float" office:value="0.7839005255">
            <text:p>0.7839005255</text:p>
          </table:table-cell>
          <table:table-cell office:value-type="float" office:value="1.11916649">
            <text:p>1.11916649</text:p>
          </table:table-cell>
          <table:table-cell office:value-type="float" office:value="0.8003608892">
            <text:p>0.8003608892</text:p>
          </table:table-cell>
          <table:table-cell office:value-type="float" office:value="0.7335716321">
            <text:p>0.7335716321</text:p>
          </table:table-cell>
          <table:table-cell office:value-type="float" office:value="5.421763475">
            <text:p>5.421763475</text:p>
          </table:table-cell>
          <table:table-cell office:value-type="float" office:value="1.323837495">
            <text:p>1.323837495</text:p>
          </table:table-cell>
          <table:table-cell office:value-type="float" office:value="1.981814779">
            <text:p>1.981814779</text:p>
          </table:table-cell>
          <table:table-cell office:value-type="float" office:value="1.433946591">
            <text:p>1.433946591</text:p>
          </table:table-cell>
          <table:table-cell office:value-type="float" office:value="0.7058990434">
            <text:p>0.7058990434</text:p>
          </table:table-cell>
          <table:table-cell office:value-type="float" office:value="0.9402881455">
            <text:p>0.9402881455</text:p>
          </table:table-cell>
          <table:table-cell office:value-type="float" office:value="1.563785916">
            <text:p>1.563785916</text:p>
          </table:table-cell>
          <table:table-cell office:value-type="float" office:value="1.617507871">
            <text:p>1.617507871</text:p>
          </table:table-cell>
          <table:table-cell office:value-type="float" office:value="1.250605057">
            <text:p>1.250605057</text:p>
          </table:table-cell>
          <table:table-cell office:value-type="float" office:value="1.297453296">
            <text:p>1.297453296</text:p>
          </table:table-cell>
          <table:table-cell office:value-type="float" office:value="0.9714094256">
            <text:p>0.9714094256</text:p>
          </table:table-cell>
          <table:table-cell table:number-columns-repeated="4"/>
        </table:table-row>
        <table:table-row table:style-name="ro1">
          <table:table-cell office:value-type="string">
            <text:p>pędziwiatr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00053630431333">
            <text:p>1.0005363043</text:p>
          </table:table-cell>
          <table:table-cell office:value-type="float" office:value="1.084081513">
            <text:p>1.084081513</text:p>
          </table:table-cell>
          <table:table-cell office:value-type="float" office:value="0.949985632">
            <text:p>0.949985632</text:p>
          </table:table-cell>
          <table:table-cell office:value-type="float" office:value="0.9348238175">
            <text:p>0.9348238175</text:p>
          </table:table-cell>
          <table:table-cell office:value-type="float" office:value="0.7348816515">
            <text:p>0.7348816515</text:p>
          </table:table-cell>
          <table:table-cell office:value-type="float" office:value="1.462974623">
            <text:p>1.462974623</text:p>
          </table:table-cell>
          <table:table-cell office:value-type="float" office:value="0.716656454">
            <text:p>0.716656454</text:p>
          </table:table-cell>
          <table:table-cell office:value-type="float" office:value="0.8134425626">
            <text:p>0.8134425626</text:p>
          </table:table-cell>
          <table:table-cell office:value-type="float" office:value="0.7213157013">
            <text:p>0.7213157013</text:p>
          </table:table-cell>
          <table:table-cell office:value-type="float" office:value="0.8077762451">
            <text:p>0.8077762451</text:p>
          </table:table-cell>
          <table:table-cell office:value-type="float" office:value="0.6076772384">
            <text:p>0.6076772384</text:p>
          </table:table-cell>
          <table:table-cell office:value-type="float" office:value="1.108062096">
            <text:p>1.108062096</text:p>
          </table:table-cell>
          <table:table-cell office:value-type="float" office:value="1.250207823">
            <text:p>1.250207823</text:p>
          </table:table-cell>
          <table:table-cell office:value-type="float" office:value="1.434029901">
            <text:p>1.434029901</text:p>
          </table:table-cell>
          <table:table-cell office:value-type="float" office:value="1.590136768">
            <text:p>1.590136768</text:p>
          </table:table-cell>
          <table:table-cell office:value-type="float" office:value="0.7919925383">
            <text:p>0.7919925383</text:p>
          </table:table-cell>
          <table:table-cell table:number-columns-repeated="4"/>
        </table:table-row>
        <table:table-row table:style-name="ro1">
          <table:table-cell office:value-type="string">
            <text:p>szarpidrut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34464449206667">
            <text:p>1.3446444921</text:p>
          </table:table-cell>
          <table:table-cell office:value-type="float" office:value="0.8841973022">
            <text:p>0.8841973022</text:p>
          </table:table-cell>
          <table:table-cell office:value-type="float" office:value="0.9840751142">
            <text:p>0.9840751142</text:p>
          </table:table-cell>
          <table:table-cell office:value-type="float" office:value="1.215826">
            <text:p>1.215826</text:p>
          </table:table-cell>
          <table:table-cell office:value-type="float" office:value="1.450193303">
            <text:p>1.450193303</text:p>
          </table:table-cell>
          <table:table-cell office:value-type="float" office:value="1.51057234">
            <text:p>1.51057234</text:p>
          </table:table-cell>
          <table:table-cell office:value-type="float" office:value="1.108568048">
            <text:p>1.108568048</text:p>
          </table:table-cell>
          <table:table-cell office:value-type="float" office:value="0.8750844424">
            <text:p>0.8750844424</text:p>
          </table:table-cell>
          <table:table-cell office:value-type="float" office:value="1.330663375">
            <text:p>1.330663375</text:p>
          </table:table-cell>
          <table:table-cell office:value-type="float" office:value="0.8100739229">
            <text:p>0.8100739229</text:p>
          </table:table-cell>
          <table:table-cell office:value-type="float" office:value="0.7476351606">
            <text:p>0.7476351606</text:p>
          </table:table-cell>
          <table:table-cell office:value-type="float" office:value="1.935775496">
            <text:p>1.935775496</text:p>
          </table:table-cell>
          <table:table-cell office:value-type="float" office:value="4.267281635">
            <text:p>4.267281635</text:p>
          </table:table-cell>
          <table:table-cell office:value-type="float" office:value="1.135529187">
            <text:p>1.135529187</text:p>
          </table:table-cell>
          <table:table-cell office:value-type="float" office:value="0.9483028516">
            <text:p>0.9483028516</text:p>
          </table:table-cell>
          <table:table-cell office:value-type="float" office:value="0.9658892031">
            <text:p>0.9658892031</text:p>
          </table:table-cell>
          <table:table-cell table:number-columns-repeated="4"/>
        </table:table-row>
        <table:table-row table:style-name="ro1">
          <table:table-cell office:value-type="string">
            <text:p>trzęsiportek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2.2519776525">
            <text:p>2.2519776525</text:p>
          </table:table-cell>
          <table:table-cell office:value-type="float" office:value="1.032947894">
            <text:p>1.032947894</text:p>
          </table:table-cell>
          <table:table-cell office:value-type="float" office:value="1.000909166">
            <text:p>1.000909166</text:p>
          </table:table-cell>
          <table:table-cell office:value-type="float" office:value="2.683253002">
            <text:p>2.683253002</text:p>
          </table:table-cell>
          <table:table-cell office:value-type="float" office:value="2.034370201">
            <text:p>2.034370201</text:p>
          </table:table-cell>
          <table:table-cell office:value-type="float" office:value="1.107116143">
            <text:p>1.107116143</text:p>
          </table:table-cell>
          <table:table-cell office:value-type="float" office:value="3.432697735">
            <text:p>3.432697735</text:p>
          </table:table-cell>
          <table:table-cell office:value-type="float" office:value="2.383282371">
            <text:p>2.383282371</text:p>
          </table:table-cell>
          <table:table-cell office:value-type="float" office:value="1.403661434">
            <text:p>1.403661434</text:p>
          </table:table-cell>
          <table:table-cell office:value-type="float" office:value="0.7741960995">
            <text:p>0.7741960995</text:p>
          </table:table-cell>
          <table:table-cell office:value-type="float" office:value="7.533188647">
            <text:p>7.533188647</text:p>
          </table:table-cell>
          <table:table-cell office:value-type="float" office:value="1.837172757">
            <text:p>1.837172757</text:p>
          </table:table-cell>
          <table:table-cell office:value-type="float" office:value="1.567269862">
            <text:p>1.567269862</text:p>
          </table:table-cell>
          <table:table-cell office:value-type="float" office:value="4.06760401">
            <text:p>4.06760401</text:p>
          </table:table-cell>
          <table:table-cell office:value-type="float" office:value="1.44815404">
            <text:p>1.44815404</text:p>
          </table:table-cell>
          <table:table-cell office:value-type="float" office:value="1.473841426">
            <text:p>1.473841426</text:p>
          </table:table-cell>
          <table:table-cell table:number-columns-repeated="4"/>
        </table:table-row>
        <table:table-row table:style-name="ro1">
          <table:table-cell office:value-type="string">
            <text:p>waligóra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1.59932099612">
            <text:p>1.5993209961</text:p>
          </table:table-cell>
          <table:table-cell office:value-type="float" office:value="1.05022868">
            <text:p>1.05022868</text:p>
          </table:table-cell>
          <table:table-cell office:value-type="float" office:value="1.217622599">
            <text:p>1.217622599</text:p>
          </table:table-cell>
          <table:table-cell office:value-type="float" office:value="1.1016074">
            <text:p>1.1016074</text:p>
          </table:table-cell>
          <table:table-cell office:value-type="float" office:value="2.150905181">
            <text:p>2.150905181</text:p>
          </table:table-cell>
          <table:table-cell office:value-type="float" office:value="3.603614367">
            <text:p>3.603614367</text:p>
          </table:table-cell>
          <table:table-cell office:value-type="float" office:value="0.8555647788">
            <text:p>0.8555647788</text:p>
          </table:table-cell>
          <table:table-cell office:value-type="float" office:value="0.7359843763">
            <text:p>0.7359843763</text:p>
          </table:table-cell>
          <table:table-cell office:value-type="float" office:value="1.250362974">
            <text:p>1.250362974</text:p>
          </table:table-cell>
          <table:table-cell office:value-type="float" office:value="0.6536223441">
            <text:p>0.6536223441</text:p>
          </table:table-cell>
          <table:table-cell office:value-type="float" office:value="1.145473919">
            <text:p>1.145473919</text:p>
          </table:table-cell>
          <table:table-cell office:value-type="float" office:value="1.55109194">
            <text:p>1.55109194</text:p>
          </table:table-cell>
          <table:table-cell office:value-type="float" office:value="3.567412939">
            <text:p>3.567412939</text:p>
          </table:table-cell>
          <table:table-cell office:value-type="float" office:value="3.084353635">
            <text:p>3.084353635</text:p>
          </table:table-cell>
          <table:table-cell office:value-type="float" office:value="0.8440066286">
            <text:p>0.8440066286</text:p>
          </table:table-cell>
          <table:table-cell office:value-type="float" office:value="1.17796318">
            <text:p>1.17796318</text:p>
          </table:table-cell>
          <table:table-cell table:number-columns-repeated="4"/>
        </table:table-row>
        <table:table-row table:style-name="ro1">
          <table:table-cell office:value-type="string">
            <text:p>wyrwidąb</text:p>
          </table:table-cell>
          <table:table-cell office:value-type="string">
            <text:p>normal</text:p>
          </table:table-cell>
          <table:table-cell office:value-type="string">
            <text:p>right</text:p>
          </table:table-cell>
          <table:table-cell office:value-type="float" office:value="2.0606518182">
            <text:p>2.0606518182</text:p>
          </table:table-cell>
          <table:table-cell office:value-type="float" office:value="1.700402786">
            <text:p>1.700402786</text:p>
          </table:table-cell>
          <table:table-cell office:value-type="float" office:value="3.13429993">
            <text:p>3.13429993</text:p>
          </table:table-cell>
          <table:table-cell office:value-type="float" office:value="2.434415719">
            <text:p>2.434415719</text:p>
          </table:table-cell>
          <table:table-cell office:value-type="float" office:value="1.800778647">
            <text:p>1.800778647</text:p>
          </table:table-cell>
          <table:table-cell office:value-type="float" office:value="1.713986278">
            <text:p>1.713986278</text:p>
          </table:table-cell>
          <table:table-cell office:value-type="float" office:value="1.559964261">
            <text:p>1.559964261</text:p>
          </table:table-cell>
          <table:table-cell office:value-type="float" office:value="1.158464311">
            <text:p>1.158464311</text:p>
          </table:table-cell>
          <table:table-cell office:value-type="float" office:value="1.440403754">
            <text:p>1.440403754</text:p>
          </table:table-cell>
          <table:table-cell office:value-type="float" office:value="0.7826466762">
            <text:p>0.7826466762</text:p>
          </table:table-cell>
          <table:table-cell office:value-type="float" office:value="0.9766453058">
            <text:p>0.9766453058</text:p>
          </table:table-cell>
          <table:table-cell office:value-type="float" office:value="1.295447809">
            <text:p>1.295447809</text:p>
          </table:table-cell>
          <table:table-cell office:value-type="float" office:value="3.499876544">
            <text:p>3.499876544</text:p>
          </table:table-cell>
          <table:table-cell office:value-type="float" office:value="2.282552801">
            <text:p>2.282552801</text:p>
          </table:table-cell>
          <table:table-cell office:value-type="float" office:value="5.365726204">
            <text:p>5.365726204</text:p>
          </table:table-cell>
          <table:table-cell office:value-type="float" office:value="1.764166247">
            <text:p>1.764166247</text:p>
          </table:table-cell>
          <table:table-cell table:number-columns-repeated="4"/>
        </table:table-row>
        <table:table-row table:style-name="ro1">
          <table:table-cell office:value-type="string">
            <text:p>agot</text:p>
          </table:table-cell>
          <table:table-cell office:value-type="string">
            <text:p>pseudo</text:p>
          </table:table-cell>
          <table:table-cell/>
          <table:table-cell office:value-type="float" office:value="0.965727731753333">
            <text:p>0.9657277318</text:p>
          </table:table-cell>
          <table:table-cell office:value-type="float" office:value="0.6829300244">
            <text:p>0.6829300244</text:p>
          </table:table-cell>
          <table:table-cell office:value-type="float" office:value="1.348931217">
            <text:p>1.348931217</text:p>
          </table:table-cell>
          <table:table-cell office:value-type="float" office:value="0.7344530277">
            <text:p>0.7344530277</text:p>
          </table:table-cell>
          <table:table-cell office:value-type="float" office:value="0.7173980237">
            <text:p>0.7173980237</text:p>
          </table:table-cell>
          <table:table-cell office:value-type="float" office:value="1.055282246">
            <text:p>1.055282246</text:p>
          </table:table-cell>
          <table:table-cell office:value-type="float" office:value="1.075005207">
            <text:p>1.075005207</text:p>
          </table:table-cell>
          <table:table-cell office:value-type="float" office:value="1.106968798">
            <text:p>1.106968798</text:p>
          </table:table-cell>
          <table:table-cell office:value-type="float" office:value="0.6746274423">
            <text:p>0.6746274423</text:p>
          </table:table-cell>
          <table:table-cell office:value-type="float" office:value="0.6246780021">
            <text:p>0.6246780021</text:p>
          </table:table-cell>
          <table:table-cell office:value-type="float" office:value="0.7941362729">
            <text:p>0.7941362729</text:p>
          </table:table-cell>
          <table:table-cell office:value-type="float" office:value="1.047162766">
            <text:p>1.047162766</text:p>
          </table:table-cell>
          <table:table-cell office:value-type="float" office:value="1.884162866">
            <text:p>1.884162866</text:p>
          </table:table-cell>
          <table:table-cell office:value-type="float" office:value="0.6672792198">
            <text:p>0.6672792198</text:p>
          </table:table-cell>
          <table:table-cell office:value-type="float" office:value="1.356727469">
            <text:p>1.356727469</text:p>
          </table:table-cell>
          <table:table-cell office:value-type="float" office:value="0.7161733944">
            <text:p>0.7161733944</text:p>
          </table:table-cell>
          <table:table-cell table:number-columns-repeated="4"/>
        </table:table-row>
        <table:table-row table:style-name="ro1">
          <table:table-cell office:value-type="string">
            <text:p>ateks</text:p>
          </table:table-cell>
          <table:table-cell office:value-type="string">
            <text:p>pseudo</text:p>
          </table:table-cell>
          <table:table-cell/>
          <table:table-cell office:value-type="float" office:value="1.21799593122667">
            <text:p>1.2179959312</text:p>
          </table:table-cell>
          <table:table-cell office:value-type="float" office:value="1.217633465">
            <text:p>1.217633465</text:p>
          </table:table-cell>
          <table:table-cell office:value-type="float" office:value="0.8180533957">
            <text:p>0.8180533957</text:p>
          </table:table-cell>
          <table:table-cell office:value-type="float" office:value="1.317625979">
            <text:p>1.317625979</text:p>
          </table:table-cell>
          <table:table-cell office:value-type="float" office:value="0.9010868935">
            <text:p>0.9010868935</text:p>
          </table:table-cell>
          <table:table-cell office:value-type="float" office:value="1.466761045">
            <text:p>1.466761045</text:p>
          </table:table-cell>
          <table:table-cell office:value-type="float" office:value="1.337667112">
            <text:p>1.337667112</text:p>
          </table:table-cell>
          <table:table-cell office:value-type="float" office:value="1.324402414">
            <text:p>1.324402414</text:p>
          </table:table-cell>
          <table:table-cell office:value-type="float" office:value="0.5925932187">
            <text:p>0.5925932187</text:p>
          </table:table-cell>
          <table:table-cell office:value-type="float" office:value="0.6250559176">
            <text:p>0.6250559176</text:p>
          </table:table-cell>
          <table:table-cell office:value-type="float" office:value="2.013305523">
            <text:p>2.013305523</text:p>
          </table:table-cell>
          <table:table-cell office:value-type="float" office:value="1.290218569">
            <text:p>1.290218569</text:p>
          </table:table-cell>
          <table:table-cell office:value-type="float" office:value="1.866870516">
            <text:p>1.866870516</text:p>
          </table:table-cell>
          <table:table-cell office:value-type="float" office:value="1.050382292">
            <text:p>1.050382292</text:p>
          </table:table-cell>
          <table:table-cell office:value-type="float" office:value="1.736917695">
            <text:p>1.736917695</text:p>
          </table:table-cell>
          <table:table-cell office:value-type="float" office:value="0.7113649329">
            <text:p>0.7113649329</text:p>
          </table:table-cell>
          <table:table-cell table:number-columns-repeated="4"/>
        </table:table-row>
        <table:table-row table:style-name="ro1">
          <table:table-cell office:value-type="string">
            <text:p>basat</text:p>
          </table:table-cell>
          <table:table-cell office:value-type="string">
            <text:p>pseudo</text:p>
          </table:table-cell>
          <table:table-cell/>
          <table:table-cell office:value-type="float" office:value="1.05027799749333">
            <text:p>1.0502779975</text:p>
          </table:table-cell>
          <table:table-cell office:value-type="float" office:value="1.268313709">
            <text:p>1.268313709</text:p>
          </table:table-cell>
          <table:table-cell office:value-type="float" office:value="0.9008279081">
            <text:p>0.9008279081</text:p>
          </table:table-cell>
          <table:table-cell office:value-type="float" office:value="0.9167866009">
            <text:p>0.9167866009</text:p>
          </table:table-cell>
          <table:table-cell office:value-type="float" office:value="1.117217157">
            <text:p>1.117217157</text:p>
          </table:table-cell>
          <table:table-cell office:value-type="float" office:value="2.145105935">
            <text:p>2.145105935</text:p>
          </table:table-cell>
          <table:table-cell office:value-type="float" office:value="1.398110411">
            <text:p>1.398110411</text:p>
          </table:table-cell>
          <table:table-cell office:value-type="float" office:value="0.9987207621">
            <text:p>0.9987207621</text:p>
          </table:table-cell>
          <table:table-cell office:value-type="float" office:value="0.7846515601">
            <text:p>0.7846515601</text:p>
          </table:table-cell>
          <table:table-cell office:value-type="float" office:value="0.6427491239">
            <text:p>0.6427491239</text:p>
          </table:table-cell>
          <table:table-cell office:value-type="float" office:value="0.9800374897">
            <text:p>0.9800374897</text:p>
          </table:table-cell>
          <table:table-cell office:value-type="float" office:value="1.041574326">
            <text:p>1.041574326</text:p>
          </table:table-cell>
          <table:table-cell office:value-type="float" office:value="1.184758415">
            <text:p>1.184758415</text:p>
          </table:table-cell>
          <table:table-cell office:value-type="float" office:value="0.9840219022">
            <text:p>0.9840219022</text:p>
          </table:table-cell>
          <table:table-cell office:value-type="float" office:value="0.6997859888">
            <text:p>0.6997859888</text:p>
          </table:table-cell>
          <table:table-cell office:value-type="float" office:value="0.6915086736">
            <text:p>0.6915086736</text:p>
          </table:table-cell>
          <table:table-cell table:number-columns-repeated="4"/>
        </table:table-row>
        <table:table-row table:style-name="ro1">
          <table:table-cell office:value-type="string">
            <text:p>bekor</text:p>
          </table:table-cell>
          <table:table-cell office:value-type="string">
            <text:p>pseudo</text:p>
          </table:table-cell>
          <table:table-cell/>
          <table:table-cell office:value-type="float" office:value="1.01040853932">
            <text:p>1.0104085393</text:p>
          </table:table-cell>
          <table:table-cell office:value-type="float" office:value="0.6846487458">
            <text:p>0.6846487458</text:p>
          </table:table-cell>
          <table:table-cell office:value-type="float" office:value="0.884144177">
            <text:p>0.884144177</text:p>
          </table:table-cell>
          <table:table-cell office:value-type="float" office:value="1.050866182">
            <text:p>1.050866182</text:p>
          </table:table-cell>
          <table:table-cell office:value-type="float" office:value="0.9175532942">
            <text:p>0.9175532942</text:p>
          </table:table-cell>
          <table:table-cell office:value-type="float" office:value="1.132857415">
            <text:p>1.132857415</text:p>
          </table:table-cell>
          <table:table-cell office:value-type="float" office:value="2.666087313">
            <text:p>2.666087313</text:p>
          </table:table-cell>
          <table:table-cell office:value-type="float" office:value="0.7834483883">
            <text:p>0.7834483883</text:p>
          </table:table-cell>
          <table:table-cell office:value-type="float" office:value="0.5751946174">
            <text:p>0.5751946174</text:p>
          </table:table-cell>
          <table:table-cell office:value-type="float" office:value="0.6494368999">
            <text:p>0.6494368999</text:p>
          </table:table-cell>
          <table:table-cell office:value-type="float" office:value="1.070030276">
            <text:p>1.070030276</text:p>
          </table:table-cell>
          <table:table-cell office:value-type="float" office:value="1.011348935">
            <text:p>1.011348935</text:p>
          </table:table-cell>
          <table:table-cell office:value-type="float" office:value="1.417359361">
            <text:p>1.417359361</text:p>
          </table:table-cell>
          <table:table-cell office:value-type="float" office:value="0.6343498616">
            <text:p>0.6343498616</text:p>
          </table:table-cell>
          <table:table-cell office:value-type="float" office:value="1.040427298">
            <text:p>1.040427298</text:p>
          </table:table-cell>
          <table:table-cell office:value-type="float" office:value="0.6383753256">
            <text:p>0.6383753256</text:p>
          </table:table-cell>
          <table:table-cell table:number-columns-repeated="4"/>
        </table:table-row>
        <table:table-row table:style-name="ro1">
          <table:table-cell office:value-type="string">
            <text:p>belik</text:p>
          </table:table-cell>
          <table:table-cell office:value-type="string">
            <text:p>pseudo</text:p>
          </table:table-cell>
          <table:table-cell/>
          <table:table-cell office:value-type="float" office:value="0.961687967786667">
            <text:p>0.9616879678</text:p>
          </table:table-cell>
          <table:table-cell office:value-type="float" office:value="1.131701625">
            <text:p>1.131701625</text:p>
          </table:table-cell>
          <table:table-cell office:value-type="float" office:value="0.8674091317">
            <text:p>0.8674091317</text:p>
          </table:table-cell>
          <table:table-cell office:value-type="float" office:value="0.9495630451">
            <text:p>0.9495630451</text:p>
          </table:table-cell>
          <table:table-cell office:value-type="float" office:value="1.133936506">
            <text:p>1.133936506</text:p>
          </table:table-cell>
          <table:table-cell office:value-type="float" office:value="0.8979519392">
            <text:p>0.8979519392</text:p>
          </table:table-cell>
          <table:table-cell office:value-type="float" office:value="1.140357211">
            <text:p>1.140357211</text:p>
          </table:table-cell>
          <table:table-cell office:value-type="float" office:value="1.18292317">
            <text:p>1.18292317</text:p>
          </table:table-cell>
          <table:table-cell office:value-type="float" office:value="0.9074698679">
            <text:p>0.9074698679</text:p>
          </table:table-cell>
          <table:table-cell office:value-type="float" office:value="0.6502198973">
            <text:p>0.6502198973</text:p>
          </table:table-cell>
          <table:table-cell office:value-type="float" office:value="0.9245177201">
            <text:p>0.9245177201</text:p>
          </table:table-cell>
          <table:table-cell office:value-type="float" office:value="0.9472125714">
            <text:p>0.9472125714</text:p>
          </table:table-cell>
          <table:table-cell office:value-type="float" office:value="0.9674177687">
            <text:p>0.9674177687</text:p>
          </table:table-cell>
          <table:table-cell office:value-type="float" office:value="1.000237254">
            <text:p>1.000237254</text:p>
          </table:table-cell>
          <table:table-cell office:value-type="float" office:value="0.7005363864">
            <text:p>0.7005363864</text:p>
          </table:table-cell>
          <table:table-cell office:value-type="float" office:value="1.023865423">
            <text:p>1.023865423</text:p>
          </table:table-cell>
          <table:table-cell table:number-columns-repeated="4"/>
        </table:table-row>
        <table:table-row table:style-name="ro1">
          <table:table-cell office:value-type="string">
            <text:p>birka</text:p>
          </table:table-cell>
          <table:table-cell office:value-type="string">
            <text:p>pseudo</text:p>
          </table:table-cell>
          <table:table-cell/>
          <table:table-cell office:value-type="float" office:value="1.09789062925333">
            <text:p>1.0978906293</text:p>
          </table:table-cell>
          <table:table-cell office:value-type="float" office:value="0.8167421689">
            <text:p>0.8167421689</text:p>
          </table:table-cell>
          <table:table-cell office:value-type="float" office:value="0.9505374098">
            <text:p>0.9505374098</text:p>
          </table:table-cell>
          <table:table-cell office:value-type="float" office:value="0.9843093481">
            <text:p>0.9843093481</text:p>
          </table:table-cell>
          <table:table-cell office:value-type="float" office:value="0.7500259589">
            <text:p>0.7500259589</text:p>
          </table:table-cell>
          <table:table-cell office:value-type="float" office:value="3.784577816">
            <text:p>3.784577816</text:p>
          </table:table-cell>
          <table:table-cell office:value-type="float" office:value="0.900261705">
            <text:p>0.900261705</text:p>
          </table:table-cell>
          <table:table-cell office:value-type="float" office:value="0.8578621212">
            <text:p>0.8578621212</text:p>
          </table:table-cell>
          <table:table-cell office:value-type="float" office:value="1.003194774">
            <text:p>1.003194774</text:p>
          </table:table-cell>
          <table:table-cell office:value-type="float" office:value="0.6556030801">
            <text:p>0.6556030801</text:p>
          </table:table-cell>
          <table:table-cell office:value-type="float" office:value="0.8422118319">
            <text:p>0.8422118319</text:p>
          </table:table-cell>
          <table:table-cell office:value-type="float" office:value="1.05535496">
            <text:p>1.05535496</text:p>
          </table:table-cell>
          <table:table-cell office:value-type="float" office:value="1.667405393">
            <text:p>1.667405393</text:p>
          </table:table-cell>
          <table:table-cell office:value-type="float" office:value="0.6840517853">
            <text:p>0.6840517853</text:p>
          </table:table-cell>
          <table:table-cell office:value-type="float" office:value="0.7331530286">
            <text:p>0.7331530286</text:p>
          </table:table-cell>
          <table:table-cell office:value-type="float" office:value="0.783068058">
            <text:p>0.783068058</text:p>
          </table:table-cell>
          <table:table-cell table:number-columns-repeated="4"/>
        </table:table-row>
        <table:table-row table:style-name="ro1">
          <table:table-cell office:value-type="string">
            <text:p>bukas</text:p>
          </table:table-cell>
          <table:table-cell office:value-type="string">
            <text:p>pseudo</text:p>
          </table:table-cell>
          <table:table-cell/>
          <table:table-cell office:value-type="float" office:value="1.20809080064667">
            <text:p>1.2080908006</text:p>
          </table:table-cell>
          <table:table-cell office:value-type="float" office:value="0.7172875475">
            <text:p>0.7172875475</text:p>
          </table:table-cell>
          <table:table-cell office:value-type="float" office:value="2.167009968">
            <text:p>2.167009968</text:p>
          </table:table-cell>
          <table:table-cell office:value-type="float" office:value="0.9517689488">
            <text:p>0.9517689488</text:p>
          </table:table-cell>
          <table:table-cell office:value-type="float" office:value="0.7343751509">
            <text:p>0.7343751509</text:p>
          </table:table-cell>
          <table:table-cell office:value-type="float" office:value="1.022358122">
            <text:p>1.022358122</text:p>
          </table:table-cell>
          <table:table-cell office:value-type="float" office:value="0.9618731681">
            <text:p>0.9618731681</text:p>
          </table:table-cell>
          <table:table-cell office:value-type="float" office:value="0.8872109414">
            <text:p>0.8872109414</text:p>
          </table:table-cell>
          <table:table-cell office:value-type="float" office:value="0.6580166681">
            <text:p>0.6580166681</text:p>
          </table:table-cell>
          <table:table-cell office:value-type="float" office:value="0.6670727548">
            <text:p>0.6670727548</text:p>
          </table:table-cell>
          <table:table-cell office:value-type="float" office:value="3.730520298">
            <text:p>3.730520298</text:p>
          </table:table-cell>
          <table:table-cell office:value-type="float" office:value="0.8897639839">
            <text:p>0.8897639839</text:p>
          </table:table-cell>
          <table:table-cell office:value-type="float" office:value="2.051335533">
            <text:p>2.051335533</text:p>
          </table:table-cell>
          <table:table-cell office:value-type="float" office:value="1.000751001">
            <text:p>1.000751001</text:p>
          </table:table-cell>
          <table:table-cell office:value-type="float" office:value="1.073363901">
            <text:p>1.073363901</text:p>
          </table:table-cell>
          <table:table-cell office:value-type="float" office:value="0.6086540232">
            <text:p>0.6086540232</text:p>
          </table:table-cell>
          <table:table-cell table:number-columns-repeated="4"/>
        </table:table-row>
        <table:table-row table:style-name="ro1">
          <table:table-cell office:value-type="string">
            <text:p>czaba</text:p>
          </table:table-cell>
          <table:table-cell office:value-type="string">
            <text:p>pseudo</text:p>
          </table:table-cell>
          <table:table-cell/>
          <table:table-cell office:value-type="float" office:value="1.10176718436667">
            <text:p>1.1017671844</text:p>
          </table:table-cell>
          <table:table-cell office:value-type="float" office:value="0.8492614388">
            <text:p>0.8492614388</text:p>
          </table:table-cell>
          <table:table-cell office:value-type="float" office:value="1.284778903">
            <text:p>1.284778903</text:p>
          </table:table-cell>
          <table:table-cell office:value-type="float" office:value="1.017548827">
            <text:p>1.017548827</text:p>
          </table:table-cell>
          <table:table-cell office:value-type="float" office:value="0.7661379903">
            <text:p>0.7661379903</text:p>
          </table:table-cell>
          <table:table-cell office:value-type="float" office:value="1.34120662">
            <text:p>1.34120662</text:p>
          </table:table-cell>
          <table:table-cell office:value-type="float" office:value="0.7267751118">
            <text:p>0.7267751118</text:p>
          </table:table-cell>
          <table:table-cell office:value-type="float" office:value="1.324623971">
            <text:p>1.324623971</text:p>
          </table:table-cell>
          <table:table-cell office:value-type="float" office:value="0.7497746694">
            <text:p>0.7497746694</text:p>
          </table:table-cell>
          <table:table-cell office:value-type="float" office:value="0.7493557024">
            <text:p>0.7493557024</text:p>
          </table:table-cell>
          <table:table-cell office:value-type="float" office:value="2.076715033">
            <text:p>2.076715033</text:p>
          </table:table-cell>
          <table:table-cell office:value-type="float" office:value="2.138043593">
            <text:p>2.138043593</text:p>
          </table:table-cell>
          <table:table-cell office:value-type="float" office:value="1.134291001">
            <text:p>1.134291001</text:p>
          </table:table-cell>
          <table:table-cell office:value-type="float" office:value="0.9183406733">
            <text:p>0.9183406733</text:p>
          </table:table-cell>
          <table:table-cell office:value-type="float" office:value="0.7999698151">
            <text:p>0.7999698151</text:p>
          </table:table-cell>
          <table:table-cell office:value-type="float" office:value="0.6496844164">
            <text:p>0.6496844164</text:p>
          </table:table-cell>
          <table:table-cell table:number-columns-repeated="4"/>
        </table:table-row>
        <table:table-row table:style-name="ro1">
          <table:table-cell office:value-type="string">
            <text:p>dukalt</text:p>
          </table:table-cell>
          <table:table-cell office:value-type="string">
            <text:p>pseudo</text:p>
          </table:table-cell>
          <table:table-cell/>
          <table:table-cell office:value-type="float" office:value="1.03776558172667">
            <text:p>1.0377655817</text:p>
          </table:table-cell>
          <table:table-cell office:value-type="float" office:value="1.184927049">
            <text:p>1.184927049</text:p>
          </table:table-cell>
          <table:table-cell office:value-type="float" office:value="0.7177699002">
            <text:p>0.7177699002</text:p>
          </table:table-cell>
          <table:table-cell office:value-type="float" office:value="0.8344123386">
            <text:p>0.8344123386</text:p>
          </table:table-cell>
          <table:table-cell office:value-type="float" office:value="0.7509158062">
            <text:p>0.7509158062</text:p>
          </table:table-cell>
          <table:table-cell office:value-type="float" office:value="0.8908940532">
            <text:p>0.8908940532</text:p>
          </table:table-cell>
          <table:table-cell office:value-type="float" office:value="1.228509247">
            <text:p>1.228509247</text:p>
          </table:table-cell>
          <table:table-cell office:value-type="float" office:value="0.9751746954">
            <text:p>0.9751746954</text:p>
          </table:table-cell>
          <table:table-cell office:value-type="float" office:value="1.41055326">
            <text:p>1.41055326</text:p>
          </table:table-cell>
          <table:table-cell office:value-type="float" office:value="0.7472741487">
            <text:p>0.7472741487</text:p>
          </table:table-cell>
          <table:table-cell office:value-type="float" office:value="1.107079878">
            <text:p>1.107079878</text:p>
          </table:table-cell>
          <table:table-cell office:value-type="float" office:value="0.9055434648">
            <text:p>0.9055434648</text:p>
          </table:table-cell>
          <table:table-cell office:value-type="float" office:value="2.15028721">
            <text:p>2.15028721</text:p>
          </table:table-cell>
          <table:table-cell office:value-type="float" office:value="0.8506660308">
            <text:p>0.8506660308</text:p>
          </table:table-cell>
          <table:table-cell office:value-type="float" office:value="1.265197062">
            <text:p>1.265197062</text:p>
          </table:table-cell>
          <table:table-cell office:value-type="float" office:value="0.547279582">
            <text:p>0.547279582</text:p>
          </table:table-cell>
          <table:table-cell table:number-columns-repeated="4"/>
        </table:table-row>
        <table:table-row table:style-name="ro1">
          <table:table-cell office:value-type="string">
            <text:p>germer</text:p>
          </table:table-cell>
          <table:table-cell office:value-type="string">
            <text:p>pseudo</text:p>
          </table:table-cell>
          <table:table-cell/>
          <table:table-cell office:value-type="float" office:value="1.10496132958667">
            <text:p>1.1049613296</text:p>
          </table:table-cell>
          <table:table-cell office:value-type="float" office:value="0.9834394228">
            <text:p>0.9834394228</text:p>
          </table:table-cell>
          <table:table-cell office:value-type="float" office:value="0.9011442446">
            <text:p>0.9011442446</text:p>
          </table:table-cell>
          <table:table-cell office:value-type="float" office:value="0.8005027577">
            <text:p>0.8005027577</text:p>
          </table:table-cell>
          <table:table-cell office:value-type="float" office:value="0.7172893585">
            <text:p>0.7172893585</text:p>
          </table:table-cell>
          <table:table-cell office:value-type="float" office:value="1.431579678">
            <text:p>1.431579678</text:p>
          </table:table-cell>
          <table:table-cell office:value-type="float" office:value="1.309226084">
            <text:p>1.309226084</text:p>
          </table:table-cell>
          <table:table-cell office:value-type="float" office:value="1.173006813">
            <text:p>1.173006813</text:p>
          </table:table-cell>
          <table:table-cell office:value-type="float" office:value="0.7185954342">
            <text:p>0.7185954342</text:p>
          </table:table-cell>
          <table:table-cell office:value-type="float" office:value="0.6822738921">
            <text:p>0.6822738921</text:p>
          </table:table-cell>
          <table:table-cell office:value-type="float" office:value="1.13712416">
            <text:p>1.13712416</text:p>
          </table:table-cell>
          <table:table-cell office:value-type="float" office:value="1.164980636">
            <text:p>1.164980636</text:p>
          </table:table-cell>
          <table:table-cell office:value-type="float" office:value="3.084081367">
            <text:p>3.084081367</text:p>
          </table:table-cell>
          <table:table-cell office:value-type="float" office:value="0.6676432502">
            <text:p>0.6676432502</text:p>
          </table:table-cell>
          <table:table-cell office:value-type="float" office:value="1.214552161">
            <text:p>1.214552161</text:p>
          </table:table-cell>
          <table:table-cell office:value-type="float" office:value="0.5889806847">
            <text:p>0.5889806847</text:p>
          </table:table-cell>
          <table:table-cell table:number-columns-repeated="4"/>
        </table:table-row>
        <table:table-row table:style-name="ro1">
          <table:table-cell office:value-type="string">
            <text:p>ginka</text:p>
          </table:table-cell>
          <table:table-cell office:value-type="string">
            <text:p>pseudo</text:p>
          </table:table-cell>
          <table:table-cell/>
          <table:table-cell office:value-type="float" office:value="1.01073496012">
            <text:p>1.0107349601</text:p>
          </table:table-cell>
          <table:table-cell office:value-type="float" office:value="0.8341974229">
            <text:p>0.8341974229</text:p>
          </table:table-cell>
          <table:table-cell office:value-type="float" office:value="1.332246883">
            <text:p>1.332246883</text:p>
          </table:table-cell>
          <table:table-cell office:value-type="float" office:value="1.468267949">
            <text:p>1.468267949</text:p>
          </table:table-cell>
          <table:table-cell office:value-type="float" office:value="0.8509264312">
            <text:p>0.8509264312</text:p>
          </table:table-cell>
          <table:table-cell office:value-type="float" office:value="0.9056563906">
            <text:p>0.9056563906</text:p>
          </table:table-cell>
          <table:table-cell office:value-type="float" office:value="0.7989604243">
            <text:p>0.7989604243</text:p>
          </table:table-cell>
          <table:table-cell office:value-type="float" office:value="1.328350604">
            <text:p>1.328350604</text:p>
          </table:table-cell>
          <table:table-cell office:value-type="float" office:value="0.8913812932">
            <text:p>0.8913812932</text:p>
          </table:table-cell>
          <table:table-cell office:value-type="float" office:value="0.6039083464">
            <text:p>0.6039083464</text:p>
          </table:table-cell>
          <table:table-cell office:value-type="float" office:value="0.9472403416">
            <text:p>0.9472403416</text:p>
          </table:table-cell>
          <table:table-cell office:value-type="float" office:value="0.9003419954">
            <text:p>0.9003419954</text:p>
          </table:table-cell>
          <table:table-cell office:value-type="float" office:value="1.734131021">
            <text:p>1.734131021</text:p>
          </table:table-cell>
          <table:table-cell office:value-type="float" office:value="0.8672393757">
            <text:p>0.8672393757</text:p>
          </table:table-cell>
          <table:table-cell office:value-type="float" office:value="1.058940327">
            <text:p>1.058940327</text:p>
          </table:table-cell>
          <table:table-cell office:value-type="float" office:value="0.6392355965">
            <text:p>0.6392355965</text:p>
          </table:table-cell>
          <table:table-cell table:number-columns-repeated="4"/>
        </table:table-row>
        <table:table-row table:style-name="ro1">
          <table:table-cell office:value-type="string">
            <text:p>kapik</text:p>
          </table:table-cell>
          <table:table-cell office:value-type="string">
            <text:p>pseudo</text:p>
          </table:table-cell>
          <table:table-cell/>
          <table:table-cell office:value-type="float" office:value="1.19824564274">
            <text:p>1.1982456427</text:p>
          </table:table-cell>
          <table:table-cell office:value-type="float" office:value="0.8504090641">
            <text:p>0.8504090641</text:p>
          </table:table-cell>
          <table:table-cell office:value-type="float" office:value="1.451002859">
            <text:p>1.451002859</text:p>
          </table:table-cell>
          <table:table-cell office:value-type="float" office:value="0.7840973302">
            <text:p>0.7840973302</text:p>
          </table:table-cell>
          <table:table-cell office:value-type="float" office:value="0.8509807638">
            <text:p>0.8509807638</text:p>
          </table:table-cell>
          <table:table-cell office:value-type="float" office:value="2.01393768">
            <text:p>2.01393768</text:p>
          </table:table-cell>
          <table:table-cell office:value-type="float" office:value="1.808266498">
            <text:p>1.808266498</text:p>
          </table:table-cell>
          <table:table-cell office:value-type="float" office:value="1.108191892">
            <text:p>1.108191892</text:p>
          </table:table-cell>
          <table:table-cell office:value-type="float" office:value="0.8391782451">
            <text:p>0.8391782451</text:p>
          </table:table-cell>
          <table:table-cell office:value-type="float" office:value="0.673633754">
            <text:p>0.673633754</text:p>
          </table:table-cell>
          <table:table-cell office:value-type="float" office:value="1.984330392">
            <text:p>1.984330392</text:p>
          </table:table-cell>
          <table:table-cell office:value-type="float" office:value="1.950869175">
            <text:p>1.950869175</text:p>
          </table:table-cell>
          <table:table-cell office:value-type="float" office:value="1.667433163">
            <text:p>1.667433163</text:p>
          </table:table-cell>
          <table:table-cell office:value-type="float" office:value="0.7010447009">
            <text:p>0.7010447009</text:p>
          </table:table-cell>
          <table:table-cell office:value-type="float" office:value="0.5923426836">
            <text:p>0.5923426836</text:p>
          </table:table-cell>
          <table:table-cell office:value-type="float" office:value="0.6979664404">
            <text:p>0.6979664404</text:p>
          </table:table-cell>
          <table:table-cell table:number-columns-repeated="4"/>
        </table:table-row>
        <table:table-row table:style-name="ro1">
          <table:table-cell office:value-type="string">
            <text:p>klektet</text:p>
          </table:table-cell>
          <table:table-cell office:value-type="string">
            <text:p>pseudo</text:p>
          </table:table-cell>
          <table:table-cell/>
          <table:table-cell office:value-type="float" office:value="1.34564234626667">
            <text:p>1.3456423463</text:p>
          </table:table-cell>
          <table:table-cell office:value-type="float" office:value="0.9839006462">
            <text:p>0.9839006462</text:p>
          </table:table-cell>
          <table:table-cell office:value-type="float" office:value="0.8519865207">
            <text:p>0.8519865207</text:p>
          </table:table-cell>
          <table:table-cell office:value-type="float" office:value="0.9011520927">
            <text:p>0.9011520927</text:p>
          </table:table-cell>
          <table:table-cell office:value-type="float" office:value="0.7673864328">
            <text:p>0.7673864328</text:p>
          </table:table-cell>
          <table:table-cell office:value-type="float" office:value="1.958025772">
            <text:p>1.958025772</text:p>
          </table:table-cell>
          <table:table-cell office:value-type="float" office:value="1.784945471">
            <text:p>1.784945471</text:p>
          </table:table-cell>
          <table:table-cell office:value-type="float" office:value="2.245343218">
            <text:p>2.245343218</text:p>
          </table:table-cell>
          <table:table-cell office:value-type="float" office:value="1.168695195">
            <text:p>1.168695195</text:p>
          </table:table-cell>
          <table:table-cell office:value-type="float" office:value="0.6569294065">
            <text:p>0.6569294065</text:p>
          </table:table-cell>
          <table:table-cell office:value-type="float" office:value="2.996964602">
            <text:p>2.996964602</text:p>
          </table:table-cell>
          <table:table-cell office:value-type="float" office:value="0.8578047698">
            <text:p>0.8578047698</text:p>
          </table:table-cell>
          <table:table-cell office:value-type="float" office:value="1.549512664">
            <text:p>1.549512664</text:p>
          </table:table-cell>
          <table:table-cell office:value-type="float" office:value="1.783636139">
            <text:p>1.783636139</text:p>
          </table:table-cell>
          <table:table-cell office:value-type="float" office:value="0.8406784368">
            <text:p>0.8406784368</text:p>
          </table:table-cell>
          <table:table-cell office:value-type="float" office:value="0.8376738275">
            <text:p>0.8376738275</text:p>
          </table:table-cell>
          <table:table-cell table:number-columns-repeated="4"/>
        </table:table-row>
        <table:table-row table:style-name="ro1">
          <table:table-cell office:value-type="string">
            <text:p>knezik</text:p>
          </table:table-cell>
          <table:table-cell office:value-type="string">
            <text:p>pseudo</text:p>
          </table:table-cell>
          <table:table-cell/>
          <table:table-cell office:value-type="float" office:value="0.91309593716">
            <text:p>0.9130959372</text:p>
          </table:table-cell>
          <table:table-cell office:value-type="float" office:value="0.6648481343">
            <text:p>0.6648481343</text:p>
          </table:table-cell>
          <table:table-cell office:value-type="float" office:value="1.017467328">
            <text:p>1.017467328</text:p>
          </table:table-cell>
          <table:table-cell office:value-type="float" office:value="0.8999706604">
            <text:p>0.8999706604</text:p>
          </table:table-cell>
          <table:table-cell office:value-type="float" office:value="0.6524301162">
            <text:p>0.6524301162</text:p>
          </table:table-cell>
          <table:table-cell office:value-type="float" office:value="1.369284824">
            <text:p>1.369284824</text:p>
          </table:table-cell>
          <table:table-cell office:value-type="float" office:value="1.337773364">
            <text:p>1.337773364</text:p>
          </table:table-cell>
          <table:table-cell office:value-type="float" office:value="0.6986317165">
            <text:p>0.6986317165</text:p>
          </table:table-cell>
          <table:table-cell office:value-type="float" office:value="0.7156204062">
            <text:p>0.7156204062</text:p>
          </table:table-cell>
          <table:table-cell office:value-type="float" office:value="0.6395724605">
            <text:p>0.6395724605</text:p>
          </table:table-cell>
          <table:table-cell office:value-type="float" office:value="0.9301303084">
            <text:p>0.9301303084</text:p>
          </table:table-cell>
          <table:table-cell office:value-type="float" office:value="0.8873992955">
            <text:p>0.8873992955</text:p>
          </table:table-cell>
          <table:table-cell office:value-type="float" office:value="1.733603992">
            <text:p>1.733603992</text:p>
          </table:table-cell>
          <table:table-cell office:value-type="float" office:value="0.68350906">
            <text:p>0.68350906</text:p>
          </table:table-cell>
          <table:table-cell office:value-type="float" office:value="0.7326598066">
            <text:p>0.7326598066</text:p>
          </table:table-cell>
          <table:table-cell office:value-type="float" office:value="0.7335375848">
            <text:p>0.7335375848</text:p>
          </table:table-cell>
          <table:table-cell table:number-columns-repeated="4"/>
        </table:table-row>
        <table:table-row table:style-name="ro1">
          <table:table-cell office:value-type="string">
            <text:p>lektas</text:p>
          </table:table-cell>
          <table:table-cell office:value-type="string">
            <text:p>pseudo</text:p>
          </table:table-cell>
          <table:table-cell/>
          <table:table-cell office:value-type="float" office:value="1.08941605150667">
            <text:p>1.0894160515</text:p>
          </table:table-cell>
          <table:table-cell office:value-type="float" office:value="0.7999974645">
            <text:p>0.7999974645</text:p>
          </table:table-cell>
          <table:table-cell office:value-type="float" office:value="1.384135122">
            <text:p>1.384135122</text:p>
          </table:table-cell>
          <table:table-cell office:value-type="float" office:value="1.534242821">
            <text:p>1.534242821</text:p>
          </table:table-cell>
          <table:table-cell office:value-type="float" office:value="0.9673702537">
            <text:p>0.9673702537</text:p>
          </table:table-cell>
          <table:table-cell office:value-type="float" office:value="1.164250549">
            <text:p>1.164250549</text:p>
          </table:table-cell>
          <table:table-cell office:value-type="float" office:value="1.651109454">
            <text:p>1.651109454</text:p>
          </table:table-cell>
          <table:table-cell office:value-type="float" office:value="1.139291439">
            <text:p>1.139291439</text:p>
          </table:table-cell>
          <table:table-cell office:value-type="float" office:value="0.73275338">
            <text:p>0.73275338</text:p>
          </table:table-cell>
          <table:table-cell office:value-type="float" office:value="0.7147051988">
            <text:p>0.7147051988</text:p>
          </table:table-cell>
          <table:table-cell office:value-type="float" office:value="1.04497798">
            <text:p>1.04497798</text:p>
          </table:table-cell>
          <table:table-cell office:value-type="float" office:value="0.9241301454">
            <text:p>0.9241301454</text:p>
          </table:table-cell>
          <table:table-cell office:value-type="float" office:value="1.8854741">
            <text:p>1.8854741</text:p>
          </table:table-cell>
          <table:table-cell office:value-type="float" office:value="0.7672505441">
            <text:p>0.7672505441</text:p>
          </table:table-cell>
          <table:table-cell office:value-type="float" office:value="0.8739742402">
            <text:p>0.8739742402</text:p>
          </table:table-cell>
          <table:table-cell office:value-type="float" office:value="0.7575780809">
            <text:p>0.7575780809</text:p>
          </table:table-cell>
          <table:table-cell table:number-columns-repeated="4"/>
        </table:table-row>
        <table:table-row table:style-name="ro1">
          <table:table-cell office:value-type="string">
            <text:p>lobakt</text:p>
          </table:table-cell>
          <table:table-cell office:value-type="string">
            <text:p>pseudo</text:p>
          </table:table-cell>
          <table:table-cell/>
          <table:table-cell office:value-type="float" office:value="1.20141284075333">
            <text:p>1.2014128408</text:p>
          </table:table-cell>
          <table:table-cell office:value-type="float" office:value="0.9124798366">
            <text:p>0.9124798366</text:p>
          </table:table-cell>
          <table:table-cell office:value-type="float" office:value="0.8167246617">
            <text:p>0.8167246617</text:p>
          </table:table-cell>
          <table:table-cell office:value-type="float" office:value="0.7845555352">
            <text:p>0.7845555352</text:p>
          </table:table-cell>
          <table:table-cell office:value-type="float" office:value="0.8834964116">
            <text:p>0.8834964116</text:p>
          </table:table-cell>
          <table:table-cell office:value-type="float" office:value="1.823561905">
            <text:p>1.823561905</text:p>
          </table:table-cell>
          <table:table-cell office:value-type="float" office:value="1.294581468">
            <text:p>1.294581468</text:p>
          </table:table-cell>
          <table:table-cell office:value-type="float" office:value="2.267213417">
            <text:p>2.267213417</text:p>
          </table:table-cell>
          <table:table-cell office:value-type="float" office:value="0.7470411209">
            <text:p>0.7470411209</text:p>
          </table:table-cell>
          <table:table-cell office:value-type="float" office:value="0.7007144776">
            <text:p>0.7007144776</text:p>
          </table:table-cell>
          <table:table-cell office:value-type="float" office:value="0.9206697435">
            <text:p>0.9206697435</text:p>
          </table:table-cell>
          <table:table-cell office:value-type="float" office:value="1.014224353">
            <text:p>1.014224353</text:p>
          </table:table-cell>
          <table:table-cell office:value-type="float" office:value="3.033983416">
            <text:p>3.033983416</text:p>
          </table:table-cell>
          <table:table-cell office:value-type="float" office:value="1.300239367">
            <text:p>1.300239367</text:p>
          </table:table-cell>
          <table:table-cell office:value-type="float" office:value="0.7867753727">
            <text:p>0.7867753727</text:p>
          </table:table-cell>
          <table:table-cell office:value-type="float" office:value="0.7349315255">
            <text:p>0.7349315255</text:p>
          </table:table-cell>
          <table:table-cell table:number-columns-repeated="4"/>
        </table:table-row>
        <table:table-row table:style-name="ro1">
          <table:table-cell office:value-type="string">
            <text:p>makras</text:p>
          </table:table-cell>
          <table:table-cell office:value-type="string">
            <text:p>pseudo</text:p>
          </table:table-cell>
          <table:table-cell/>
          <table:table-cell office:value-type="float" office:value="1.41101873547333">
            <text:p>1.4110187355</text:p>
          </table:table-cell>
          <table:table-cell office:value-type="float" office:value="0.6834117735">
            <text:p>0.6834117735</text:p>
          </table:table-cell>
          <table:table-cell office:value-type="float" office:value="3.216991737">
            <text:p>3.216991737</text:p>
          </table:table-cell>
          <table:table-cell office:value-type="float" office:value="1.985079664">
            <text:p>1.985079664</text:p>
          </table:table-cell>
          <table:table-cell office:value-type="float" office:value="0.9001686725">
            <text:p>0.9001686725</text:p>
          </table:table-cell>
          <table:table-cell office:value-type="float" office:value="2.823206928">
            <text:p>2.823206928</text:p>
          </table:table-cell>
          <table:table-cell office:value-type="float" office:value="1.243188877">
            <text:p>1.243188877</text:p>
          </table:table-cell>
          <table:table-cell office:value-type="float" office:value="0.9557048033">
            <text:p>0.9557048033</text:p>
          </table:table-cell>
          <table:table-cell office:value-type="float" office:value="0.7504164013">
            <text:p>0.7504164013</text:p>
          </table:table-cell>
          <table:table-cell office:value-type="float" office:value="0.715935537">
            <text:p>0.715935537</text:p>
          </table:table-cell>
          <table:table-cell office:value-type="float" office:value="0.7337446535">
            <text:p>0.7337446535</text:p>
          </table:table-cell>
          <table:table-cell office:value-type="float" office:value="1.090188384">
            <text:p>1.090188384</text:p>
          </table:table-cell>
          <table:table-cell office:value-type="float" office:value="2.234302773">
            <text:p>2.234302773</text:p>
          </table:table-cell>
          <table:table-cell office:value-type="float" office:value="0.6507885816">
            <text:p>0.6507885816</text:p>
          </table:table-cell>
          <table:table-cell office:value-type="float" office:value="2.499467839">
            <text:p>2.499467839</text:p>
          </table:table-cell>
          <table:table-cell office:value-type="float" office:value="0.6826844074">
            <text:p>0.6826844074</text:p>
          </table:table-cell>
          <table:table-cell table:number-columns-repeated="4"/>
        </table:table-row>
        <table:table-row table:style-name="ro1">
          <table:table-cell office:value-type="string">
            <text:p>memok</text:p>
          </table:table-cell>
          <table:table-cell office:value-type="string">
            <text:p>pseudo</text:p>
          </table:table-cell>
          <table:table-cell/>
          <table:table-cell office:value-type="float" office:value="1.03653029513333">
            <text:p>1.0365302951</text:p>
          </table:table-cell>
          <table:table-cell office:value-type="float" office:value="0.600629413">
            <text:p>0.600629413</text:p>
          </table:table-cell>
          <table:table-cell office:value-type="float" office:value="1.384252239">
            <text:p>1.384252239</text:p>
          </table:table-cell>
          <table:table-cell office:value-type="float" office:value="1.267597726">
            <text:p>1.267597726</text:p>
          </table:table-cell>
          <table:table-cell office:value-type="float" office:value="0.8341104908">
            <text:p>0.8341104908</text:p>
          </table:table-cell>
          <table:table-cell office:value-type="float" office:value="1.665541566">
            <text:p>1.665541566</text:p>
          </table:table-cell>
          <table:table-cell office:value-type="float" office:value="1.197492823">
            <text:p>1.197492823</text:p>
          </table:table-cell>
          <table:table-cell office:value-type="float" office:value="0.965642894">
            <text:p>0.965642894</text:p>
          </table:table-cell>
          <table:table-cell office:value-type="float" office:value="0.6951773516">
            <text:p>0.6951773516</text:p>
          </table:table-cell>
          <table:table-cell office:value-type="float" office:value="0.5977403552">
            <text:p>0.5977403552</text:p>
          </table:table-cell>
          <table:table-cell office:value-type="float" office:value="1.089517675">
            <text:p>1.089517675</text:p>
          </table:table-cell>
          <table:table-cell office:value-type="float" office:value="0.8603155534">
            <text:p>0.8603155534</text:p>
          </table:table-cell>
          <table:table-cell office:value-type="float" office:value="2.334609754">
            <text:p>2.334609754</text:p>
          </table:table-cell>
          <table:table-cell office:value-type="float" office:value="0.6840765369">
            <text:p>0.6840765369</text:p>
          </table:table-cell>
          <table:table-cell office:value-type="float" office:value="0.6576278861">
            <text:p>0.6576278861</text:p>
          </table:table-cell>
          <table:table-cell office:value-type="float" office:value="0.713622163">
            <text:p>0.713622163</text:p>
          </table:table-cell>
          <table:table-cell table:number-columns-repeated="4"/>
        </table:table-row>
        <table:table-row table:style-name="ro1">
          <table:table-cell office:value-type="string">
            <text:p>orbik</text:p>
          </table:table-cell>
          <table:table-cell office:value-type="string">
            <text:p>pseudo</text:p>
          </table:table-cell>
          <table:table-cell/>
          <table:table-cell office:value-type="float" office:value="1.16266726468667">
            <text:p>1.1626672647</text:p>
          </table:table-cell>
          <table:table-cell office:value-type="float" office:value="0.7680655903">
            <text:p>0.7680655903</text:p>
          </table:table-cell>
          <table:table-cell office:value-type="float" office:value="1.734830941">
            <text:p>1.734830941</text:p>
          </table:table-cell>
          <table:table-cell office:value-type="float" office:value="0.7674655169">
            <text:p>0.7674655169</text:p>
          </table:table-cell>
          <table:table-cell office:value-type="float" office:value="0.7673079524">
            <text:p>0.7673079524</text:p>
          </table:table-cell>
          <table:table-cell office:value-type="float" office:value="1.493012445">
            <text:p>1.493012445</text:p>
          </table:table-cell>
          <table:table-cell office:value-type="float" office:value="1.647068873">
            <text:p>1.647068873</text:p>
          </table:table-cell>
          <table:table-cell office:value-type="float" office:value="1.32258045">
            <text:p>1.32258045</text:p>
          </table:table-cell>
          <table:table-cell office:value-type="float" office:value="1.693522009">
            <text:p>1.693522009</text:p>
          </table:table-cell>
          <table:table-cell office:value-type="float" office:value="0.6321403238">
            <text:p>0.6321403238</text:p>
          </table:table-cell>
          <table:table-cell office:value-type="float" office:value="0.7214147079">
            <text:p>0.7214147079</text:p>
          </table:table-cell>
          <table:table-cell office:value-type="float" office:value="0.8814425988">
            <text:p>0.8814425988</text:p>
          </table:table-cell>
          <table:table-cell office:value-type="float" office:value="1.484035485">
            <text:p>1.484035485</text:p>
          </table:table-cell>
          <table:table-cell office:value-type="float" office:value="1.000323583">
            <text:p>1.000323583</text:p>
          </table:table-cell>
          <table:table-cell office:value-type="float" office:value="1.762308665">
            <text:p>1.762308665</text:p>
          </table:table-cell>
          <table:table-cell office:value-type="float" office:value="0.7644898292">
            <text:p>0.7644898292</text:p>
          </table:table-cell>
          <table:table-cell table:number-columns-repeated="4"/>
        </table:table-row>
        <table:table-row table:style-name="ro1">
          <table:table-cell office:value-type="string">
            <text:p>pektas</text:p>
          </table:table-cell>
          <table:table-cell office:value-type="string">
            <text:p>pseudo</text:p>
          </table:table-cell>
          <table:table-cell/>
          <table:table-cell office:value-type="float" office:value="0.9778558866">
            <text:p>0.9778558866</text:p>
          </table:table-cell>
          <table:table-cell office:value-type="float" office:value="1.384030079">
            <text:p>1.384030079</text:p>
          </table:table-cell>
          <table:table-cell office:value-type="float" office:value="0.7157517459">
            <text:p>0.7157517459</text:p>
          </table:table-cell>
          <table:table-cell office:value-type="float" office:value="1.117557641">
            <text:p>1.117557641</text:p>
          </table:table-cell>
          <table:table-cell office:value-type="float" office:value="0.8712462209">
            <text:p>0.8712462209</text:p>
          </table:table-cell>
          <table:table-cell office:value-type="float" office:value="1.656239114">
            <text:p>1.656239114</text:p>
          </table:table-cell>
          <table:table-cell office:value-type="float" office:value="0.9323563414">
            <text:p>0.9323563414</text:p>
          </table:table-cell>
          <table:table-cell office:value-type="float" office:value="0.9084080159">
            <text:p>0.9084080159</text:p>
          </table:table-cell>
          <table:table-cell office:value-type="float" office:value="0.7952633787">
            <text:p>0.7952633787</text:p>
          </table:table-cell>
          <table:table-cell office:value-type="float" office:value="0.6728163458">
            <text:p>0.6728163458</text:p>
          </table:table-cell>
          <table:table-cell office:value-type="float" office:value="0.9255566858">
            <text:p>0.9255566858</text:p>
          </table:table-cell>
          <table:table-cell office:value-type="float" office:value="0.8574377209">
            <text:p>0.8574377209</text:p>
          </table:table-cell>
          <table:table-cell office:value-type="float" office:value="1.783947044">
            <text:p>1.783947044</text:p>
          </table:table-cell>
          <table:table-cell office:value-type="float" office:value="0.7485322571">
            <text:p>0.7485322571</text:p>
          </table:table-cell>
          <table:table-cell office:value-type="float" office:value="0.6914875442">
            <text:p>0.6914875442</text:p>
          </table:table-cell>
          <table:table-cell office:value-type="float" office:value="0.6072081644">
            <text:p>0.6072081644</text:p>
          </table:table-cell>
          <table:table-cell table:number-columns-repeated="4"/>
        </table:table-row>
        <table:table-row table:style-name="ro1">
          <table:table-cell office:value-type="string">
            <text:p>presak</text:p>
          </table:table-cell>
          <table:table-cell office:value-type="string">
            <text:p>pseudo</text:p>
          </table:table-cell>
          <table:table-cell/>
          <table:table-cell office:value-type="float" office:value="1.01982216712">
            <text:p>1.0198221671</text:p>
          </table:table-cell>
          <table:table-cell office:value-type="float" office:value="0.8677876489">
            <text:p>0.8677876489</text:p>
          </table:table-cell>
          <table:table-cell office:value-type="float" office:value="2.033949425">
            <text:p>2.033949425</text:p>
          </table:table-cell>
          <table:table-cell office:value-type="float" office:value="0.7676067817">
            <text:p>0.7676067817</text:p>
          </table:table-cell>
          <table:table-cell office:value-type="float" office:value="0.7166609114">
            <text:p>0.7166609114</text:p>
          </table:table-cell>
          <table:table-cell office:value-type="float" office:value="0.866678942">
            <text:p>0.866678942</text:p>
          </table:table-cell>
          <table:table-cell office:value-type="float" office:value="0.7725104063">
            <text:p>0.7725104063</text:p>
          </table:table-cell>
          <table:table-cell office:value-type="float" office:value="1.585893972">
            <text:p>1.585893972</text:p>
          </table:table-cell>
          <table:table-cell office:value-type="float" office:value="0.7004826572">
            <text:p>0.7004826572</text:p>
          </table:table-cell>
          <table:table-cell office:value-type="float" office:value="0.6390955384">
            <text:p>0.6390955384</text:p>
          </table:table-cell>
          <table:table-cell office:value-type="float" office:value="0.7341672427">
            <text:p>0.7341672427</text:p>
          </table:table-cell>
          <table:table-cell office:value-type="float" office:value="1.023800828">
            <text:p>1.023800828</text:p>
          </table:table-cell>
          <table:table-cell office:value-type="float" office:value="2.566750681">
            <text:p>2.566750681</text:p>
          </table:table-cell>
          <table:table-cell office:value-type="float" office:value="0.6840270336">
            <text:p>0.6840270336</text:p>
          </table:table-cell>
          <table:table-cell office:value-type="float" office:value="0.6551895464">
            <text:p>0.6551895464</text:p>
          </table:table-cell>
          <table:table-cell office:value-type="float" office:value="0.6827308922">
            <text:p>0.6827308922</text:p>
          </table:table-cell>
          <table:table-cell table:number-columns-repeated="4"/>
        </table:table-row>
        <table:table-row table:style-name="ro1">
          <table:table-cell office:value-type="string">
            <text:p>radmo</text:p>
          </table:table-cell>
          <table:table-cell office:value-type="string">
            <text:p>pseudo</text:p>
          </table:table-cell>
          <table:table-cell/>
          <table:table-cell office:value-type="float" office:value="1.11917243869333">
            <text:p>1.1191724387</text:p>
          </table:table-cell>
          <table:table-cell office:value-type="float" office:value="0.8839606535">
            <text:p>0.8839606535</text:p>
          </table:table-cell>
          <table:table-cell office:value-type="float" office:value="0.8507447189">
            <text:p>0.8507447189</text:p>
          </table:table-cell>
          <table:table-cell office:value-type="float" office:value="1.250364028">
            <text:p>1.250364028</text:p>
          </table:table-cell>
          <table:table-cell office:value-type="float" office:value="0.7846913667">
            <text:p>0.7846913667</text:p>
          </table:table-cell>
          <table:table-cell office:value-type="float" office:value="1.147828029">
            <text:p>1.147828029</text:p>
          </table:table-cell>
          <table:table-cell office:value-type="float" office:value="1.717913363">
            <text:p>1.717913363</text:p>
          </table:table-cell>
          <table:table-cell office:value-type="float" office:value="1.687529091">
            <text:p>1.687529091</text:p>
          </table:table-cell>
          <table:table-cell office:value-type="float" office:value="1.396966413">
            <text:p>1.396966413</text:p>
          </table:table-cell>
          <table:table-cell office:value-type="float" office:value="0.650533217">
            <text:p>0.650533217</text:p>
          </table:table-cell>
          <table:table-cell office:value-type="float" office:value="0.8005077107">
            <text:p>0.8005077107</text:p>
          </table:table-cell>
          <table:table-cell office:value-type="float" office:value="1.061032748">
            <text:p>1.061032748</text:p>
          </table:table-cell>
          <table:table-cell office:value-type="float" office:value="1.550729117">
            <text:p>1.550729117</text:p>
          </table:table-cell>
          <table:table-cell office:value-type="float" office:value="1.166878666">
            <text:p>1.166878666</text:p>
          </table:table-cell>
          <table:table-cell office:value-type="float" office:value="1.108198532">
            <text:p>1.108198532</text:p>
          </table:table-cell>
          <table:table-cell office:value-type="float" office:value="0.7297089266">
            <text:p>0.7297089266</text:p>
          </table:table-cell>
          <table:table-cell table:number-columns-repeated="4"/>
        </table:table-row>
        <table:table-row table:style-name="ro1">
          <table:table-cell office:value-type="string">
            <text:p>salmo</text:p>
          </table:table-cell>
          <table:table-cell office:value-type="string">
            <text:p>pseudo</text:p>
          </table:table-cell>
          <table:table-cell/>
          <table:table-cell office:value-type="float" office:value="0.96713615218">
            <text:p>0.9671361522</text:p>
          </table:table-cell>
          <table:table-cell office:value-type="float" office:value="1.201261241">
            <text:p>1.201261241</text:p>
          </table:table-cell>
          <table:table-cell office:value-type="float" office:value="0.7507063238">
            <text:p>0.7507063238</text:p>
          </table:table-cell>
          <table:table-cell office:value-type="float" office:value="0.6345981561">
            <text:p>0.6345981561</text:p>
          </table:table-cell>
          <table:table-cell office:value-type="float" office:value="1.000558418">
            <text:p>1.000558418</text:p>
          </table:table-cell>
          <table:table-cell office:value-type="float" office:value="0.8410753149">
            <text:p>0.8410753149</text:p>
          </table:table-cell>
          <table:table-cell office:value-type="float" office:value="2.059868574">
            <text:p>2.059868574</text:p>
          </table:table-cell>
          <table:table-cell office:value-type="float" office:value="0.7908569807">
            <text:p>0.7908569807</text:p>
          </table:table-cell>
          <table:table-cell office:value-type="float" office:value="0.74910396">
            <text:p>0.74910396</text:p>
          </table:table-cell>
          <table:table-cell office:value-type="float" office:value="0.7083041797">
            <text:p>0.7083041797</text:p>
          </table:table-cell>
          <table:table-cell office:value-type="float" office:value="1.645388495">
            <text:p>1.645388495</text:p>
          </table:table-cell>
          <table:table-cell office:value-type="float" office:value="0.8361543175">
            <text:p>0.8361543175</text:p>
          </table:table-cell>
          <table:table-cell office:value-type="float" office:value="1.017539263">
            <text:p>1.017539263</text:p>
          </table:table-cell>
          <table:table-cell office:value-type="float" office:value="0.6840789517">
            <text:p>0.6840789517</text:p>
          </table:table-cell>
          <table:table-cell office:value-type="float" office:value="0.7452873758">
            <text:p>0.7452873758</text:p>
          </table:table-cell>
          <table:table-cell office:value-type="float" office:value="0.8422607315">
            <text:p>0.8422607315</text:p>
          </table:table-cell>
          <table:table-cell table:number-columns-repeated="4"/>
        </table:table-row>
        <table:table-row table:style-name="ro1">
          <table:table-cell office:value-type="string">
            <text:p>sinek</text:p>
          </table:table-cell>
          <table:table-cell office:value-type="string">
            <text:p>pseudo</text:p>
          </table:table-cell>
          <table:table-cell/>
          <table:table-cell office:value-type="float" office:value="1.07156441378667">
            <text:p>1.0715644138</text:p>
          </table:table-cell>
          <table:table-cell office:value-type="float" office:value="1.006302582">
            <text:p>1.006302582</text:p>
          </table:table-cell>
          <table:table-cell office:value-type="float" office:value="1.231990553">
            <text:p>1.231990553</text:p>
          </table:table-cell>
          <table:table-cell office:value-type="float" office:value="1.633227163">
            <text:p>1.633227163</text:p>
          </table:table-cell>
          <table:table-cell office:value-type="float" office:value="0.8341944045">
            <text:p>0.8341944045</text:p>
          </table:table-cell>
          <table:table-cell office:value-type="float" office:value="1.406476521">
            <text:p>1.406476521</text:p>
          </table:table-cell>
          <table:table-cell office:value-type="float" office:value="1.075255743">
            <text:p>1.075255743</text:p>
          </table:table-cell>
          <table:table-cell office:value-type="float" office:value="0.9828694411">
            <text:p>0.9828694411</text:p>
          </table:table-cell>
          <table:table-cell office:value-type="float" office:value="0.9286947125">
            <text:p>0.9286947125</text:p>
          </table:table-cell>
          <table:table-cell office:value-type="float" office:value="0.6241358805">
            <text:p>0.6241358805</text:p>
          </table:table-cell>
          <table:table-cell office:value-type="float" office:value="0.9233368851">
            <text:p>0.9233368851</text:p>
          </table:table-cell>
          <table:table-cell office:value-type="float" office:value="1.086770845">
            <text:p>1.086770845</text:p>
          </table:table-cell>
          <table:table-cell office:value-type="float" office:value="1.165822193">
            <text:p>1.165822193</text:p>
          </table:table-cell>
          <table:table-cell office:value-type="float" office:value="0.8341174375">
            <text:p>0.8341174375</text:p>
          </table:table-cell>
          <table:table-cell office:value-type="float" office:value="1.607443607">
            <text:p>1.607443607</text:p>
          </table:table-cell>
          <table:table-cell office:value-type="float" office:value="0.7328282386">
            <text:p>0.7328282386</text:p>
          </table:table-cell>
          <table:table-cell table:number-columns-repeated="4"/>
        </table:table-row>
        <table:table-row table:style-name="ro1">
          <table:table-cell office:value-type="string">
            <text:p>szabrys</text:p>
          </table:table-cell>
          <table:table-cell office:value-type="string">
            <text:p>pseudo</text:p>
          </table:table-cell>
          <table:table-cell/>
          <table:table-cell office:value-type="float" office:value="1.11050845994">
            <text:p>1.1105084599</text:p>
          </table:table-cell>
          <table:table-cell office:value-type="float" office:value="1.000802915">
            <text:p>1.000802915</text:p>
          </table:table-cell>
          <table:table-cell office:value-type="float" office:value="0.9827717355">
            <text:p>0.9827717355</text:p>
          </table:table-cell>
          <table:table-cell office:value-type="float" office:value="1.334184142">
            <text:p>1.334184142</text:p>
          </table:table-cell>
          <table:table-cell office:value-type="float" office:value="0.7343015001">
            <text:p>0.7343015001</text:p>
          </table:table-cell>
          <table:table-cell office:value-type="float" office:value="1.025623549">
            <text:p>1.025623549</text:p>
          </table:table-cell>
          <table:table-cell office:value-type="float" office:value="1.557671399">
            <text:p>1.557671399</text:p>
          </table:table-cell>
          <table:table-cell office:value-type="float" office:value="1.292189646">
            <text:p>1.292189646</text:p>
          </table:table-cell>
          <table:table-cell office:value-type="float" office:value="0.6505199356">
            <text:p>0.6505199356</text:p>
          </table:table-cell>
          <table:table-cell office:value-type="float" office:value="0.6698189809">
            <text:p>0.6698189809</text:p>
          </table:table-cell>
          <table:table-cell office:value-type="float" office:value="0.7304695872">
            <text:p>0.7304695872</text:p>
          </table:table-cell>
          <table:table-cell office:value-type="float" office:value="0.8118638901">
            <text:p>0.8118638901</text:p>
          </table:table-cell>
          <table:table-cell office:value-type="float" office:value="1.417343061">
            <text:p>1.417343061</text:p>
          </table:table-cell>
          <table:table-cell office:value-type="float" office:value="2.334267457">
            <text:p>2.334267457</text:p>
          </table:table-cell>
          <table:table-cell office:value-type="float" office:value="1.184875532">
            <text:p>1.184875532</text:p>
          </table:table-cell>
          <table:table-cell office:value-type="float" office:value="0.9309235687">
            <text:p>0.9309235687</text:p>
          </table:table-cell>
          <table:table-cell table:number-columns-repeated="4"/>
        </table:table-row>
        <table:table-row table:style-name="ro1">
          <table:table-cell office:value-type="string">
            <text:p>tychwa</text:p>
          </table:table-cell>
          <table:table-cell office:value-type="string">
            <text:p>pseudo</text:p>
          </table:table-cell>
          <table:table-cell/>
          <table:table-cell office:value-type="float" office:value="1.46894183770667">
            <text:p>1.4689418377</text:p>
          </table:table-cell>
          <table:table-cell office:value-type="float" office:value="0.9675272146">
            <text:p>0.9675272146</text:p>
          </table:table-cell>
          <table:table-cell office:value-type="float" office:value="1.352642738">
            <text:p>1.352642738</text:p>
          </table:table-cell>
          <table:table-cell office:value-type="float" office:value="1.816924485">
            <text:p>1.816924485</text:p>
          </table:table-cell>
          <table:table-cell office:value-type="float" office:value="0.9940529948">
            <text:p>0.9940529948</text:p>
          </table:table-cell>
          <table:table-cell office:value-type="float" office:value="2.048119919">
            <text:p>2.048119919</text:p>
          </table:table-cell>
          <table:table-cell office:value-type="float" office:value="1.747716344">
            <text:p>1.747716344</text:p>
          </table:table-cell>
          <table:table-cell office:value-type="float" office:value="2.208725863">
            <text:p>2.208725863</text:p>
          </table:table-cell>
          <table:table-cell office:value-type="float" office:value="0.6578059772">
            <text:p>0.6578059772</text:p>
          </table:table-cell>
          <table:table-cell office:value-type="float" office:value="0.7911123453">
            <text:p>0.7911123453</text:p>
          </table:table-cell>
          <table:table-cell office:value-type="float" office:value="0.7886903055">
            <text:p>0.7886903055</text:p>
          </table:table-cell>
          <table:table-cell office:value-type="float" office:value="0.9815956365">
            <text:p>0.9815956365</text:p>
          </table:table-cell>
          <table:table-cell office:value-type="float" office:value="2.900727155">
            <text:p>2.900727155</text:p>
          </table:table-cell>
          <table:table-cell office:value-type="float" office:value="0.9913200177">
            <text:p>0.9913200177</text:p>
          </table:table-cell>
          <table:table-cell office:value-type="float" office:value="2.088339255">
            <text:p>2.088339255</text:p>
          </table:table-cell>
          <table:table-cell office:value-type="float" office:value="1.698827315">
            <text:p>1.698827315</text:p>
          </table:table-cell>
          <table:table-cell table:number-columns-repeated="4"/>
        </table:table-row>
        <table:table-row table:style-name="ro1">
          <table:table-cell office:value-type="string">
            <text:p>ukalt</text:p>
          </table:table-cell>
          <table:table-cell office:value-type="string">
            <text:p>pseudo</text:p>
          </table:table-cell>
          <table:table-cell/>
          <table:table-cell office:value-type="float" office:value="1.03811830680667">
            <text:p>1.0381183068</text:p>
          </table:table-cell>
          <table:table-cell office:value-type="float" office:value="0.766590762">
            <text:p>0.766590762</text:p>
          </table:table-cell>
          <table:table-cell office:value-type="float" office:value="0.701500908">
            <text:p>0.701500908</text:p>
          </table:table-cell>
          <table:table-cell office:value-type="float" office:value="1.517108129">
            <text:p>1.517108129</text:p>
          </table:table-cell>
          <table:table-cell office:value-type="float" office:value="0.7335468806">
            <text:p>0.7335468806</text:p>
          </table:table-cell>
          <table:table-cell office:value-type="float" office:value="1.212638512">
            <text:p>1.212638512</text:p>
          </table:table-cell>
          <table:table-cell office:value-type="float" office:value="1.323948577">
            <text:p>1.323948577</text:p>
          </table:table-cell>
          <table:table-cell office:value-type="float" office:value="0.6655375486">
            <text:p>0.6655375486</text:p>
          </table:table-cell>
          <table:table-cell office:value-type="float" office:value="0.655025944">
            <text:p>0.655025944</text:p>
          </table:table-cell>
          <table:table-cell office:value-type="float" office:value="0.6725543404">
            <text:p>0.6725543404</text:p>
          </table:table-cell>
          <table:table-cell office:value-type="float" office:value="1.308594559">
            <text:p>1.308594559</text:p>
          </table:table-cell>
          <table:table-cell office:value-type="float" office:value="1.104250946">
            <text:p>1.104250946</text:p>
          </table:table-cell>
          <table:table-cell office:value-type="float" office:value="1.367298236">
            <text:p>1.367298236</text:p>
          </table:table-cell>
          <table:table-cell office:value-type="float" office:value="0.850769867">
            <text:p>0.850769867</text:p>
          </table:table-cell>
          <table:table-cell office:value-type="float" office:value="1.979983157">
            <text:p>1.979983157</text:p>
          </table:table-cell>
          <table:table-cell office:value-type="float" office:value="0.7124262355">
            <text:p>0.7124262355</text:p>
          </table:table-cell>
          <table:table-cell table:number-columns-repeated="4"/>
        </table:table-row>
        <table:table-row table:style-name="ro1">
          <table:table-cell office:value-type="string">
            <text:p>wajwa</text:p>
          </table:table-cell>
          <table:table-cell office:value-type="string">
            <text:p>pseudo</text:p>
          </table:table-cell>
          <table:table-cell/>
          <table:table-cell office:value-type="float" office:value="0.984489309126667">
            <text:p>0.9844893091</text:p>
          </table:table-cell>
          <table:table-cell office:value-type="float" office:value="0.8677942895">
            <text:p>0.8677942895</text:p>
          </table:table-cell>
          <table:table-cell office:value-type="float" office:value="1.215083455">
            <text:p>1.215083455</text:p>
          </table:table-cell>
          <table:table-cell office:value-type="float" office:value="0.8684722397">
            <text:p>0.8684722397</text:p>
          </table:table-cell>
          <table:table-cell office:value-type="float" office:value="0.7150731921">
            <text:p>0.7150731921</text:p>
          </table:table-cell>
          <table:table-cell office:value-type="float" office:value="2.241762328">
            <text:p>2.241762328</text:p>
          </table:table-cell>
          <table:table-cell office:value-type="float" office:value="0.8159431795">
            <text:p>0.8159431795</text:p>
          </table:table-cell>
          <table:table-cell office:value-type="float" office:value="0.9190445862">
            <text:p>0.9190445862</text:p>
          </table:table-cell>
          <table:table-cell office:value-type="float" office:value="0.8405377749">
            <text:p>0.8405377749</text:p>
          </table:table-cell>
          <table:table-cell office:value-type="float" office:value="0.6627170675">
            <text:p>0.6627170675</text:p>
          </table:table-cell>
          <table:table-cell office:value-type="float" office:value="0.920791087">
            <text:p>0.920791087</text:p>
          </table:table-cell>
          <table:table-cell office:value-type="float" office:value="0.934397252">
            <text:p>0.934397252</text:p>
          </table:table-cell>
          <table:table-cell office:value-type="float" office:value="1.517255826">
            <text:p>1.517255826</text:p>
          </table:table-cell>
          <table:table-cell office:value-type="float" office:value="0.8173074427">
            <text:p>0.8173074427</text:p>
          </table:table-cell>
          <table:table-cell office:value-type="float" office:value="0.5735459158">
            <text:p>0.5735459158</text:p>
          </table:table-cell>
          <table:table-cell office:value-type="float" office:value="0.857614001">
            <text:p>0.857614001</text:p>
          </table:table-cell>
          <table:table-cell table:number-columns-repeated="4"/>
        </table:table-row>
        <table:table-row table:style-name="ro1">
          <table:table-cell office:value-type="string">
            <text:p>żarka</text:p>
          </table:table-cell>
          <table:table-cell office:value-type="string">
            <text:p>pseudo</text:p>
          </table:table-cell>
          <table:table-cell/>
          <table:table-cell office:value-type="float" office:value="1.88332980188667">
            <text:p>1.8833298019</text:p>
          </table:table-cell>
          <table:table-cell office:value-type="float" office:value="0.8179024718">
            <text:p>0.8179024718</text:p>
          </table:table-cell>
          <table:table-cell office:value-type="float" office:value="0.9508537463">
            <text:p>0.9508537463</text:p>
          </table:table-cell>
          <table:table-cell office:value-type="float" office:value="0.7684634257">
            <text:p>0.7684634257</text:p>
          </table:table-cell>
          <table:table-cell office:value-type="float" office:value="0.8838145592">
            <text:p>0.8838145592</text:p>
          </table:table-cell>
          <table:table-cell office:value-type="float" office:value="2.9642753">
            <text:p>2.9642753</text:p>
          </table:table-cell>
          <table:table-cell office:value-type="float" office:value="1.215326799">
            <text:p>1.215326799</text:p>
          </table:table-cell>
          <table:table-cell office:value-type="float" office:value="4.009646504">
            <text:p>4.009646504</text:p>
          </table:table-cell>
          <table:table-cell office:value-type="float" office:value="1.141487091">
            <text:p>1.141487091</text:p>
          </table:table-cell>
          <table:table-cell office:value-type="float" office:value="0.7672517515">
            <text:p>0.7672517515</text:p>
          </table:table-cell>
          <table:table-cell office:value-type="float" office:value="1.17877757">
            <text:p>1.17877757</text:p>
          </table:table-cell>
          <table:table-cell office:value-type="float" office:value="0.7511782693">
            <text:p>0.7511782693</text:p>
          </table:table-cell>
          <table:table-cell office:value-type="float" office:value="3.884563118">
            <text:p>3.884563118</text:p>
          </table:table-cell>
          <table:table-cell office:value-type="float" office:value="6.76732661">
            <text:p>6.76732661</text:p>
          </table:table-cell>
          <table:table-cell office:value-type="float" office:value="1.467424108">
            <text:p>1.467424108</text:p>
          </table:table-cell>
          <table:table-cell office:value-type="float" office:value="0.6816557045">
            <text:p>0.6816557045</text:p>
          </table:table-cell>
          <table:table-cell table:number-columns-repeated="4"/>
        </table:table-row>
        <table:table-row table:style-name="ro1">
          <table:table-cell office:value-type="string">
            <text:p>żarmo</text:p>
          </table:table-cell>
          <table:table-cell office:value-type="string">
            <text:p>pseudo</text:p>
          </table:table-cell>
          <table:table-cell/>
          <table:table-cell office:value-type="float" office:value="1.44986146484">
            <text:p>1.4498614648</text:p>
          </table:table-cell>
          <table:table-cell office:value-type="float" office:value="1.167292498">
            <text:p>1.167292498</text:p>
          </table:table-cell>
          <table:table-cell office:value-type="float" office:value="1.034565194">
            <text:p>1.034565194</text:p>
          </table:table-cell>
          <table:table-cell office:value-type="float" office:value="0.8849941804">
            <text:p>0.8849941804</text:p>
          </table:table-cell>
          <table:table-cell office:value-type="float" office:value="0.7352547354">
            <text:p>0.7352547354</text:p>
          </table:table-cell>
          <table:table-cell office:value-type="float" office:value="2.717895855">
            <text:p>2.717895855</text:p>
          </table:table-cell>
          <table:table-cell office:value-type="float" office:value="1.631261527">
            <text:p>1.631261527</text:p>
          </table:table-cell>
          <table:table-cell office:value-type="float" office:value="3.262543806">
            <text:p>3.262543806</text:p>
          </table:table-cell>
          <table:table-cell office:value-type="float" office:value="1.015202345">
            <text:p>1.015202345</text:p>
          </table:table-cell>
          <table:table-cell office:value-type="float" office:value="0.7925678633">
            <text:p>0.7925678633</text:p>
          </table:table-cell>
          <table:table-cell office:value-type="float" office:value="2.043178957">
            <text:p>2.043178957</text:p>
          </table:table-cell>
          <table:table-cell office:value-type="float" office:value="0.9386418587">
            <text:p>0.9386418587</text:p>
          </table:table-cell>
          <table:table-cell office:value-type="float" office:value="1.634053445">
            <text:p>1.634053445</text:p>
          </table:table-cell>
          <table:table-cell office:value-type="float" office:value="1.317359663">
            <text:p>1.317359663</text:p>
          </table:table-cell>
          <table:table-cell office:value-type="float" office:value="1.858104204">
            <text:p>1.858104204</text:p>
          </table:table-cell>
          <table:table-cell office:value-type="float" office:value="0.7150058408">
            <text:p>0.7150058408</text:p>
          </table:table-cell>
          <table:table-cell table:number-columns-repeated="4"/>
        </table:table-row>
        <table:table-row table:style-name="ro1">
          <table:table-cell office:value-type="string">
            <text:p>żubar</text:p>
          </table:table-cell>
          <table:table-cell office:value-type="string">
            <text:p>pseudo</text:p>
          </table:table-cell>
          <table:table-cell/>
          <table:table-cell office:value-type="float" office:value="0.897798804013334">
            <text:p>0.897798804</text:p>
          </table:table-cell>
          <table:table-cell office:value-type="float" office:value="0.8841490066">
            <text:p>0.8841490066</text:p>
          </table:table-cell>
          <table:table-cell office:value-type="float" office:value="0.967451149">
            <text:p>0.967451149</text:p>
          </table:table-cell>
          <table:table-cell office:value-type="float" office:value="1.00028917">
            <text:p>1.00028917</text:p>
          </table:table-cell>
          <table:table-cell office:value-type="float" office:value="0.7840490346">
            <text:p>0.7840490346</text:p>
          </table:table-cell>
          <table:table-cell office:value-type="float" office:value="1.033062372">
            <text:p>1.033062372</text:p>
          </table:table-cell>
          <table:table-cell office:value-type="float" office:value="0.7160328293">
            <text:p>0.7160328293</text:p>
          </table:table-cell>
          <table:table-cell office:value-type="float" office:value="0.7494794607">
            <text:p>0.7494794607</text:p>
          </table:table-cell>
          <table:table-cell office:value-type="float" office:value="0.9554210649">
            <text:p>0.9554210649</text:p>
          </table:table-cell>
          <table:table-cell office:value-type="float" office:value="0.7662236523">
            <text:p>0.7662236523</text:p>
          </table:table-cell>
          <table:table-cell office:value-type="float" office:value="0.9305528976">
            <text:p>0.9305528976</text:p>
          </table:table-cell>
          <table:table-cell office:value-type="float" office:value="1.123836748">
            <text:p>1.123836748</text:p>
          </table:table-cell>
          <table:table-cell office:value-type="float" office:value="1.199488667">
            <text:p>1.199488667</text:p>
          </table:table-cell>
          <table:table-cell office:value-type="float" office:value="0.9838613183">
            <text:p>0.9838613183</text:p>
          </table:table-cell>
          <table:table-cell office:value-type="float" office:value="0.7494263352">
            <text:p>0.7494263352</text:p>
          </table:table-cell>
          <table:table-cell office:value-type="float" office:value="0.6236583547">
            <text:p>0.6236583547</text:p>
          </table:table-cell>
          <table:table-cell table:number-columns-repeated="4"/>
        </table:table-row>
        <table:table-row table:style-name="ro1">
          <table:table-cell table:style-name="Default" table:number-columns-repeated="19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>
            <text:p>Average RT:</text:p>
          </table:table-cell>
          <table:table-cell table:style-name="Default" table:number-columns-repeated="18"/>
          <table:table-cell table:number-columns-repeated="2"/>
          <table:table-cell table:style-name="Default"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ENG.A2:ENG.T22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6/13/2016</text:date>, <text:time>11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2:05:38.31</meta:creation-date>
    <dc:date>2016-06-13T11:08:57.77</dc:date>
    <meta:editing-duration>P1DT52M12S</meta:editing-duration>
    <meta:editing-cycles>14</meta:editing-cycles>
    <meta:generator>OpenOffice/4.1.2$Win32 OpenOffice.org_project/412m3$Build-9782</meta:generator>
    <meta:document-statistic meta:table-count="3" meta:cell-count="1974" meta:object-count="0"/>
  </office:meta>
</office:document-meta>
</file>